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ot_1s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0254" calcext:value-type="float">
            <text:p>1.0254E-07</text:p>
          </table:table-cell>
          <table:table-cell office:value-type="float" office:value="0.00024018" calcext:value-type="float">
            <text:p>0.00024018</text:p>
          </table:table-cell>
          <table:table-cell office:value-type="float" office:value="-0.000000050976" calcext:value-type="float">
            <text:p>-0.000000051</text:p>
          </table:table-cell>
        </table:table-row>
        <table:table-row table:style-name="ro1">
          <table:table-cell office:value-type="float" office:value="0.00000021034" calcext:value-type="float">
            <text:p>2.1034E-07</text:p>
          </table:table-cell>
          <table:table-cell office:value-type="float" office:value="0.00049267" calcext:value-type="float">
            <text:p>0.00049267</text:p>
          </table:table-cell>
          <table:table-cell office:value-type="float" office:value="-0.00000021449" calcext:value-type="float">
            <text:p>-2.1449E-07</text:p>
          </table:table-cell>
        </table:table-row>
        <table:table-row table:style-name="ro1">
          <table:table-cell office:value-type="float" office:value="0.00000032367" calcext:value-type="float">
            <text:p>3.2367E-07</text:p>
          </table:table-cell>
          <table:table-cell office:value-type="float" office:value="0.00075811" calcext:value-type="float">
            <text:p>0.00075811</text:p>
          </table:table-cell>
          <table:table-cell office:value-type="float" office:value="-0.00000050709" calcext:value-type="float">
            <text:p>-5.0709E-07</text:p>
          </table:table-cell>
        </table:table-row>
        <table:table-row table:style-name="ro1">
          <table:table-cell office:value-type="float" office:value="0.00000044281" calcext:value-type="float">
            <text:p>4.4281E-07</text:p>
          </table:table-cell>
          <table:table-cell office:value-type="float" office:value="0.0010372" calcext:value-type="float">
            <text:p>0.0010372</text:p>
          </table:table-cell>
          <table:table-cell office:value-type="float" office:value="-0.00000094885" calcext:value-type="float">
            <text:p>-9.4885E-07</text:p>
          </table:table-cell>
        </table:table-row>
        <table:table-row table:style-name="ro1">
          <table:table-cell office:value-type="float" office:value="0.00000056805" calcext:value-type="float">
            <text:p>5.6805E-07</text:p>
          </table:table-cell>
          <table:table-cell office:value-type="float" office:value="0.0013305" calcext:value-type="float">
            <text:p>0.0013305</text:p>
          </table:table-cell>
          <table:table-cell office:value-type="float" office:value="-0.0000015615" calcext:value-type="float">
            <text:p>-1.5615E-06</text:p>
          </table:table-cell>
        </table:table-row>
        <table:table-row table:style-name="ro1">
          <table:table-cell office:value-type="float" office:value="0.00000069972" calcext:value-type="float">
            <text:p>6.9972E-07</text:p>
          </table:table-cell>
          <table:table-cell office:value-type="float" office:value="0.0016389" calcext:value-type="float">
            <text:p>0.0016389</text:p>
          </table:table-cell>
          <table:table-cell office:value-type="float" office:value="-0.000002369" calcext:value-type="float">
            <text:p>-0.000002369</text:p>
          </table:table-cell>
        </table:table-row>
        <table:table-row table:style-name="ro1">
          <table:table-cell office:value-type="float" office:value="0.00000083814" calcext:value-type="float">
            <text:p>8.3814E-07</text:p>
          </table:table-cell>
          <table:table-cell office:value-type="float" office:value="0.0019631" calcext:value-type="float">
            <text:p>0.0019631</text:p>
          </table:table-cell>
          <table:table-cell office:value-type="float" office:value="-0.000003399" calcext:value-type="float">
            <text:p>-0.000003399</text:p>
          </table:table-cell>
        </table:table-row>
        <table:table-row table:style-name="ro1">
          <table:table-cell office:value-type="float" office:value="0.00000098365" calcext:value-type="float">
            <text:p>9.8365E-07</text:p>
          </table:table-cell>
          <table:table-cell office:value-type="float" office:value="0.0023039" calcext:value-type="float">
            <text:p>0.0023039</text:p>
          </table:table-cell>
          <table:table-cell office:value-type="float" office:value="-0.0000046815" calcext:value-type="float">
            <text:p>-4.6815E-06</text:p>
          </table:table-cell>
        </table:table-row>
        <table:table-row table:style-name="ro1">
          <table:table-cell office:value-type="float" office:value="0.0000011366" calcext:value-type="float">
            <text:p>1.1366E-06</text:p>
          </table:table-cell>
          <table:table-cell office:value-type="float" office:value="0.0026622" calcext:value-type="float">
            <text:p>0.0026622</text:p>
          </table:table-cell>
          <table:table-cell office:value-type="float" office:value="-0.0000062509" calcext:value-type="float">
            <text:p>-6.2509E-06</text:p>
          </table:table-cell>
        </table:table-row>
        <table:table-row table:style-name="ro1">
          <table:table-cell office:value-type="float" office:value="0.0000012974" calcext:value-type="float">
            <text:p>1.2974E-06</text:p>
          </table:table-cell>
          <table:table-cell office:value-type="float" office:value="0.0030389" calcext:value-type="float">
            <text:p>0.0030389</text:p>
          </table:table-cell>
          <table:table-cell office:value-type="float" office:value="-0.0000081447" calcext:value-type="float">
            <text:p>-8.1447E-06</text:p>
          </table:table-cell>
        </table:table-row>
        <table:table-row table:style-name="ro1">
          <table:table-cell office:value-type="float" office:value="0.0000014665" calcext:value-type="float">
            <text:p>1.4665E-06</text:p>
          </table:table-cell>
          <table:table-cell office:value-type="float" office:value="0.0034349" calcext:value-type="float">
            <text:p>0.0034349</text:p>
          </table:table-cell>
          <table:table-cell office:value-type="float" office:value="-0.000010406" calcext:value-type="float">
            <text:p>-0.000010406</text:p>
          </table:table-cell>
        </table:table-row>
        <table:table-row table:style-name="ro1">
          <table:table-cell office:value-type="float" office:value="0.0000016442" calcext:value-type="float">
            <text:p>1.6442E-06</text:p>
          </table:table-cell>
          <table:table-cell office:value-type="float" office:value="0.0038511" calcext:value-type="float">
            <text:p>0.0038511</text:p>
          </table:table-cell>
          <table:table-cell office:value-type="float" office:value="-0.00001308" calcext:value-type="float">
            <text:p>-0.00001308</text:p>
          </table:table-cell>
        </table:table-row>
        <table:table-row table:style-name="ro1">
          <table:table-cell office:value-type="float" office:value="0.0000018311" calcext:value-type="float">
            <text:p>1.8311E-06</text:p>
          </table:table-cell>
          <table:table-cell office:value-type="float" office:value="0.0042887" calcext:value-type="float">
            <text:p>0.0042887</text:p>
          </table:table-cell>
          <table:table-cell office:value-type="float" office:value="-0.000016222" calcext:value-type="float">
            <text:p>-0.000016222</text:p>
          </table:table-cell>
        </table:table-row>
        <table:table-row table:style-name="ro1">
          <table:table-cell office:value-type="float" office:value="0.0000020275" calcext:value-type="float">
            <text:p>2.0275E-06</text:p>
          </table:table-cell>
          <table:table-cell office:value-type="float" office:value="0.0047488" calcext:value-type="float">
            <text:p>0.0047488</text:p>
          </table:table-cell>
          <table:table-cell office:value-type="float" office:value="-0.000019889" calcext:value-type="float">
            <text:p>-0.000019889</text:p>
          </table:table-cell>
        </table:table-row>
        <table:table-row table:style-name="ro1">
          <table:table-cell office:value-type="float" office:value="0.000002234" calcext:value-type="float">
            <text:p>0.000002234</text:p>
          </table:table-cell>
          <table:table-cell office:value-type="float" office:value="0.0052324" calcext:value-type="float">
            <text:p>0.0052324</text:p>
          </table:table-cell>
          <table:table-cell office:value-type="float" office:value="-0.000024146" calcext:value-type="float">
            <text:p>-0.000024146</text:p>
          </table:table-cell>
        </table:table-row>
        <table:table-row table:style-name="ro1">
          <table:table-cell office:value-type="float" office:value="0.0000024511" calcext:value-type="float">
            <text:p>2.4511E-06</text:p>
          </table:table-cell>
          <table:table-cell office:value-type="float" office:value="0.0057408" calcext:value-type="float">
            <text:p>0.0057408</text:p>
          </table:table-cell>
          <table:table-cell office:value-type="float" office:value="-0.000029066" calcext:value-type="float">
            <text:p>-0.000029066</text:p>
          </table:table-cell>
        </table:table-row>
        <table:table-row table:style-name="ro1">
          <table:table-cell office:value-type="float" office:value="0.0000026793" calcext:value-type="float">
            <text:p>2.6793E-06</text:p>
          </table:table-cell>
          <table:table-cell office:value-type="float" office:value="0.0062752" calcext:value-type="float">
            <text:p>0.0062752</text:p>
          </table:table-cell>
          <table:table-cell office:value-type="float" office:value="-0.000034729" calcext:value-type="float">
            <text:p>-0.000034729</text:p>
          </table:table-cell>
        </table:table-row>
        <table:table-row table:style-name="ro1">
          <table:table-cell office:value-type="float" office:value="0.0000029192" calcext:value-type="float">
            <text:p>2.9192E-06</text:p>
          </table:table-cell>
          <table:table-cell office:value-type="float" office:value="0.0068371" calcext:value-type="float">
            <text:p>0.0068371</text:p>
          </table:table-cell>
          <table:table-cell office:value-type="float" office:value="-0.000041226" calcext:value-type="float">
            <text:p>-0.000041226</text:p>
          </table:table-cell>
        </table:table-row>
        <table:table-row table:style-name="ro1">
          <table:table-cell office:value-type="float" office:value="0.0000031714" calcext:value-type="float">
            <text:p>3.1714E-06</text:p>
          </table:table-cell>
          <table:table-cell office:value-type="float" office:value="0.0074277" calcext:value-type="float">
            <text:p>0.0074277</text:p>
          </table:table-cell>
          <table:table-cell office:value-type="float" office:value="-0.000048656" calcext:value-type="float">
            <text:p>-0.000048656</text:p>
          </table:table-cell>
        </table:table-row>
        <table:table-row table:style-name="ro1">
          <table:table-cell office:value-type="float" office:value="0.0000034366" calcext:value-type="float">
            <text:p>3.4366E-06</text:p>
          </table:table-cell>
          <table:table-cell office:value-type="float" office:value="0.0080486" calcext:value-type="float">
            <text:p>0.0080486</text:p>
          </table:table-cell>
          <table:table-cell office:value-type="float" office:value="-0.000057131" calcext:value-type="float">
            <text:p>-0.000057131</text:p>
          </table:table-cell>
        </table:table-row>
        <table:table-row table:style-name="ro1">
          <table:table-cell office:value-type="float" office:value="0.0000037153" calcext:value-type="float">
            <text:p>3.7153E-06</text:p>
          </table:table-cell>
          <table:table-cell office:value-type="float" office:value="0.0087013" calcext:value-type="float">
            <text:p>0.0087013</text:p>
          </table:table-cell>
          <table:table-cell office:value-type="float" office:value="-0.000066772" calcext:value-type="float">
            <text:p>-0.000066772</text:p>
          </table:table-cell>
        </table:table-row>
        <table:table-row table:style-name="ro1">
          <table:table-cell office:value-type="float" office:value="0.0000040083" calcext:value-type="float">
            <text:p>4.0083E-06</text:p>
          </table:table-cell>
          <table:table-cell office:value-type="float" office:value="0.0093875" calcext:value-type="float">
            <text:p>0.0093875</text:p>
          </table:table-cell>
          <table:table-cell office:value-type="float" office:value="-0.000077716" calcext:value-type="float">
            <text:p>-0.000077716</text:p>
          </table:table-cell>
        </table:table-row>
        <table:table-row table:style-name="ro1">
          <table:table-cell office:value-type="float" office:value="0.0000043164" calcext:value-type="float">
            <text:p>4.3164E-06</text:p>
          </table:table-cell>
          <table:table-cell office:value-type="float" office:value="0.010109" calcext:value-type="float">
            <text:p>0.010109</text:p>
          </table:table-cell>
          <table:table-cell office:value-type="float" office:value="-0.000090117" calcext:value-type="float">
            <text:p>-0.000090117</text:p>
          </table:table-cell>
        </table:table-row>
        <table:table-row table:style-name="ro1">
          <table:table-cell office:value-type="float" office:value="0.0000046402" calcext:value-type="float">
            <text:p>4.6402E-06</text:p>
          </table:table-cell>
          <table:table-cell office:value-type="float" office:value="0.010867" calcext:value-type="float">
            <text:p>0.010867</text:p>
          </table:table-cell>
          <table:table-cell office:value-type="float" office:value="-0.00010414" calcext:value-type="float">
            <text:p>-0.00010414</text:p>
          </table:table-cell>
        </table:table-row>
        <table:table-row table:style-name="ro1">
          <table:table-cell office:value-type="float" office:value="0.0000049807" calcext:value-type="float">
            <text:p>4.9807E-06</text:p>
          </table:table-cell>
          <table:table-cell office:value-type="float" office:value="0.011664" calcext:value-type="float">
            <text:p>0.011664</text:p>
          </table:table-cell>
          <table:table-cell office:value-type="float" office:value="-0.00011998" calcext:value-type="float">
            <text:p>-0.00011998</text:p>
          </table:table-cell>
        </table:table-row>
        <table:table-row table:style-name="ro1">
          <table:table-cell office:value-type="float" office:value="0.0000053386" calcext:value-type="float">
            <text:p>5.3386E-06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-0.00013783" calcext:value-type="float">
            <text:p>-0.00013783</text:p>
          </table:table-cell>
        </table:table-row>
        <table:table-row table:style-name="ro1">
          <table:table-cell office:value-type="float" office:value="0.0000057149" calcext:value-type="float">
            <text:p>5.7149E-06</text:p>
          </table:table-cell>
          <table:table-cell office:value-type="float" office:value="0.013383" calcext:value-type="float">
            <text:p>0.013383</text:p>
          </table:table-cell>
          <table:table-cell office:value-type="float" office:value="-0.00015793" calcext:value-type="float">
            <text:p>-0.00015793</text:p>
          </table:table-cell>
        </table:table-row>
        <table:table-row table:style-name="ro1">
          <table:table-cell office:value-type="float" office:value="0.0000061104" calcext:value-type="float">
            <text:p>6.1104E-06</text:p>
          </table:table-cell>
          <table:table-cell office:value-type="float" office:value="0.014308" calcext:value-type="float">
            <text:p>0.014308</text:p>
          </table:table-cell>
          <table:table-cell office:value-type="float" office:value="-0.00018053" calcext:value-type="float">
            <text:p>-0.00018053</text:p>
          </table:table-cell>
        </table:table-row>
        <table:table-row table:style-name="ro1">
          <table:table-cell office:value-type="float" office:value="0.0000065262" calcext:value-type="float">
            <text:p>6.5262E-06</text:p>
          </table:table-cell>
          <table:table-cell office:value-type="float" office:value="0.015282" calcext:value-type="float">
            <text:p>0.015282</text:p>
          </table:table-cell>
          <table:table-cell office:value-type="float" office:value="-0.00020592" calcext:value-type="float">
            <text:p>-0.00020592</text:p>
          </table:table-cell>
        </table:table-row>
        <table:table-row table:style-name="ro1">
          <table:table-cell office:value-type="float" office:value="0.0000069634" calcext:value-type="float">
            <text:p>6.9634E-06</text:p>
          </table:table-cell>
          <table:table-cell office:value-type="float" office:value="0.016305" calcext:value-type="float">
            <text:p>0.016305</text:p>
          </table:table-cell>
          <table:table-cell office:value-type="float" office:value="-0.00023441" calcext:value-type="float">
            <text:p>-0.00023441</text:p>
          </table:table-cell>
        </table:table-row>
        <table:table-row table:style-name="ro1">
          <table:table-cell office:value-type="float" office:value="0.0000074229" calcext:value-type="float">
            <text:p>7.4229E-06</text:p>
          </table:table-cell>
          <table:table-cell office:value-type="float" office:value="0.01738" calcext:value-type="float">
            <text:p>0.01738</text:p>
          </table:table-cell>
          <table:table-cell office:value-type="float" office:value="-0.00026634" calcext:value-type="float">
            <text:p>-0.00026634</text:p>
          </table:table-cell>
        </table:table-row>
        <table:table-row table:style-name="ro1">
          <table:table-cell office:value-type="float" office:value="0.0000079061" calcext:value-type="float">
            <text:p>7.9061E-06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-0.00030209" calcext:value-type="float">
            <text:p>-0.00030209</text:p>
          </table:table-cell>
        </table:table-row>
        <table:table-row table:style-name="ro1">
          <table:table-cell office:value-type="float" office:value="0.000008414" calcext:value-type="float">
            <text:p>0.000008414</text:p>
          </table:table-cell>
          <table:table-cell office:value-type="float" office:value="0.019698" calcext:value-type="float">
            <text:p>0.019698</text:p>
          </table:table-cell>
          <table:table-cell office:value-type="float" office:value="-0.0003421" calcext:value-type="float">
            <text:p>-0.0003421</text:p>
          </table:table-cell>
        </table:table-row>
        <table:table-row table:style-name="ro1">
          <table:table-cell office:value-type="float" office:value="0.0000089479" calcext:value-type="float">
            <text:p>8.9479E-06</text:p>
          </table:table-cell>
          <table:table-cell office:value-type="float" office:value="0.020947" calcext:value-type="float">
            <text:p>0.020947</text:p>
          </table:table-cell>
          <table:table-cell office:value-type="float" office:value="-0.00038683" calcext:value-type="float">
            <text:p>-0.00038683</text:p>
          </table:table-cell>
        </table:table-row>
        <table:table-row table:style-name="ro1">
          <table:table-cell office:value-type="float" office:value="0.0000095092" calcext:value-type="float">
            <text:p>9.5092E-06</text:p>
          </table:table-cell>
          <table:table-cell office:value-type="float" office:value="0.022259" calcext:value-type="float">
            <text:p>0.022259</text:p>
          </table:table-cell>
          <table:table-cell office:value-type="float" office:value="-0.00043681" calcext:value-type="float">
            <text:p>-0.00043681</text:p>
          </table:table-cell>
        </table:table-row>
        <table:table-row table:style-name="ro1">
          <table:table-cell office:value-type="float" office:value="0.000010099" calcext:value-type="float">
            <text:p>0.000010099</text:p>
          </table:table-cell>
          <table:table-cell office:value-type="float" office:value="0.023639" calcext:value-type="float">
            <text:p>0.023639</text:p>
          </table:table-cell>
          <table:table-cell office:value-type="float" office:value="-0.0004926" calcext:value-type="float">
            <text:p>-0.0004926</text:p>
          </table:table-cell>
        </table:table-row>
        <table:table-row table:style-name="ro1">
          <table:table-cell office:value-type="float" office:value="0.00001072" calcext:value-type="float">
            <text:p>0.00001072</text:p>
          </table:table-cell>
          <table:table-cell office:value-type="float" office:value="0.025089" calcext:value-type="float">
            <text:p>0.025089</text:p>
          </table:table-cell>
          <table:table-cell office:value-type="float" office:value="-0.00055484" calcext:value-type="float">
            <text:p>-0.00055484</text:p>
          </table:table-cell>
        </table:table-row>
        <table:table-row table:style-name="ro1">
          <table:table-cell office:value-type="float" office:value="0.000011372" calcext:value-type="float">
            <text:p>0.000011372</text:p>
          </table:table-cell>
          <table:table-cell office:value-type="float" office:value="0.026612" calcext:value-type="float">
            <text:p>0.026612</text:p>
          </table:table-cell>
          <table:table-cell office:value-type="float" office:value="-0.00062424" calcext:value-type="float">
            <text:p>-0.00062424</text:p>
          </table:table-cell>
        </table:table-row>
        <table:table-row table:style-name="ro1">
          <table:table-cell office:value-type="float" office:value="0.000012057" calcext:value-type="float">
            <text:p>0.000012057</text:p>
          </table:table-cell>
          <table:table-cell office:value-type="float" office:value="0.028214" calcext:value-type="float">
            <text:p>0.028214</text:p>
          </table:table-cell>
          <table:table-cell office:value-type="float" office:value="-0.00070157" calcext:value-type="float">
            <text:p>-0.00070157</text:p>
          </table:table-cell>
        </table:table-row>
        <table:table-row table:style-name="ro1">
          <table:table-cell office:value-type="float" office:value="0.000012778" calcext:value-type="float">
            <text:p>0.000012778</text:p>
          </table:table-cell>
          <table:table-cell office:value-type="float" office:value="0.029897" calcext:value-type="float">
            <text:p>0.029897</text:p>
          </table:table-cell>
          <table:table-cell office:value-type="float" office:value="-0.0007877" calcext:value-type="float">
            <text:p>-0.0007877</text:p>
          </table:table-cell>
        </table:table-row>
        <table:table-row table:style-name="ro1">
          <table:table-cell office:value-type="float" office:value="0.000013536" calcext:value-type="float">
            <text:p>0.000013536</text:p>
          </table:table-cell>
          <table:table-cell office:value-type="float" office:value="0.031665" calcext:value-type="float">
            <text:p>0.031665</text:p>
          </table:table-cell>
          <table:table-cell office:value-type="float" office:value="-0.00088356" calcext:value-type="float">
            <text:p>-0.00088356</text:p>
          </table:table-cell>
        </table:table-row>
        <table:table-row table:style-name="ro1">
          <table:table-cell office:value-type="float" office:value="0.000014332" calcext:value-type="float">
            <text:p>0.000014332</text:p>
          </table:table-cell>
          <table:table-cell office:value-type="float" office:value="0.033524" calcext:value-type="float">
            <text:p>0.033524</text:p>
          </table:table-cell>
          <table:table-cell office:value-type="float" office:value="-0.00099022" calcext:value-type="float">
            <text:p>-0.00099022</text:p>
          </table:table-cell>
        </table:table-row>
        <table:table-row table:style-name="ro1">
          <table:table-cell office:value-type="float" office:value="0.00001517" calcext:value-type="float">
            <text:p>0.00001517</text:p>
          </table:table-cell>
          <table:table-cell office:value-type="float" office:value="0.035477" calcext:value-type="float">
            <text:p>0.035477</text:p>
          </table:table-cell>
          <table:table-cell office:value-type="float" office:value="-0.0011088" calcext:value-type="float">
            <text:p>-0.0011088</text:p>
          </table:table-cell>
        </table:table-row>
        <table:table-row table:style-name="ro1">
          <table:table-cell office:value-type="float" office:value="0.00001605" calcext:value-type="float">
            <text:p>0.00001605</text:p>
          </table:table-cell>
          <table:table-cell office:value-type="float" office:value="0.037529" calcext:value-type="float">
            <text:p>0.037529</text:p>
          </table:table-cell>
          <table:table-cell office:value-type="float" office:value="-0.0012406" calcext:value-type="float">
            <text:p>-0.0012406</text:p>
          </table:table-cell>
        </table:table-row>
        <table:table-row table:style-name="ro1">
          <table:table-cell office:value-type="float" office:value="0.000016975" calcext:value-type="float">
            <text:p>0.000016975</text:p>
          </table:table-cell>
          <table:table-cell office:value-type="float" office:value="0.039684" calcext:value-type="float">
            <text:p>0.039684</text:p>
          </table:table-cell>
          <table:table-cell office:value-type="float" office:value="-0.001387" calcext:value-type="float">
            <text:p>-0.001387</text:p>
          </table:table-cell>
        </table:table-row>
        <table:table-row table:style-name="ro1">
          <table:table-cell office:value-type="float" office:value="0.000017948" calcext:value-type="float">
            <text:p>0.000017948</text:p>
          </table:table-cell>
          <table:table-cell office:value-type="float" office:value="0.041949" calcext:value-type="float">
            <text:p>0.041949</text:p>
          </table:table-cell>
          <table:table-cell office:value-type="float" office:value="-0.0015496" calcext:value-type="float">
            <text:p>-0.0015496</text:p>
          </table:table-cell>
        </table:table-row>
        <table:table-row table:style-name="ro1">
          <table:table-cell office:value-type="float" office:value="0.000018971" calcext:value-type="float">
            <text:p>0.000018971</text:p>
          </table:table-cell>
          <table:table-cell office:value-type="float" office:value="0.044329" calcext:value-type="float">
            <text:p>0.044329</text:p>
          </table:table-cell>
          <table:table-cell office:value-type="float" office:value="-0.0017301" calcext:value-type="float">
            <text:p>-0.0017301</text:p>
          </table:table-cell>
        </table:table-row>
        <table:table-row table:style-name="ro1">
          <table:table-cell office:value-type="float" office:value="0.000020046" calcext:value-type="float">
            <text:p>0.000020046</text:p>
          </table:table-cell>
          <table:table-cell office:value-type="float" office:value="0.046828" calcext:value-type="float">
            <text:p>0.046828</text:p>
          </table:table-cell>
          <table:table-cell office:value-type="float" office:value="-0.0019303" calcext:value-type="float">
            <text:p>-0.0019303</text:p>
          </table:table-cell>
        </table:table-row>
        <table:table-row table:style-name="ro1">
          <table:table-cell office:value-type="float" office:value="0.000021177" calcext:value-type="float">
            <text:p>0.000021177</text:p>
          </table:table-cell>
          <table:table-cell office:value-type="float" office:value="0.049453" calcext:value-type="float">
            <text:p>0.049453</text:p>
          </table:table-cell>
          <table:table-cell office:value-type="float" office:value="-0.0021523" calcext:value-type="float">
            <text:p>-0.0021523</text:p>
          </table:table-cell>
        </table:table-row>
        <table:table-row table:style-name="ro1">
          <table:table-cell office:value-type="float" office:value="0.000022365" calcext:value-type="float">
            <text:p>0.000022365</text:p>
          </table:table-cell>
          <table:table-cell office:value-type="float" office:value="0.052211" calcext:value-type="float">
            <text:p>0.052211</text:p>
          </table:table-cell>
          <table:table-cell office:value-type="float" office:value="-0.0023983" calcext:value-type="float">
            <text:p>-0.0023983</text:p>
          </table:table-cell>
        </table:table-row>
        <table:table-row table:style-name="ro1">
          <table:table-cell office:value-type="float" office:value="0.000023614" calcext:value-type="float">
            <text:p>0.000023614</text:p>
          </table:table-cell>
          <table:table-cell office:value-type="float" office:value="0.055106" calcext:value-type="float">
            <text:p>0.055106</text:p>
          </table:table-cell>
          <table:table-cell office:value-type="float" office:value="-0.002671" calcext:value-type="float">
            <text:p>-0.002671</text:p>
          </table:table-cell>
        </table:table-row>
        <table:table-row table:style-name="ro1">
          <table:table-cell office:value-type="float" office:value="0.000024927" calcext:value-type="float">
            <text:p>0.000024927</text:p>
          </table:table-cell>
          <table:table-cell office:value-type="float" office:value="0.058147" calcext:value-type="float">
            <text:p>0.058147</text:p>
          </table:table-cell>
          <table:table-cell office:value-type="float" office:value="-0.0029729" calcext:value-type="float">
            <text:p>-0.0029729</text:p>
          </table:table-cell>
        </table:table-row>
        <table:table-row table:style-name="ro1">
          <table:table-cell office:value-type="float" office:value="0.000026308" calcext:value-type="float">
            <text:p>0.000026308</text:p>
          </table:table-cell>
          <table:table-cell office:value-type="float" office:value="0.061339" calcext:value-type="float">
            <text:p>0.061339</text:p>
          </table:table-cell>
          <table:table-cell office:value-type="float" office:value="-0.003307" calcext:value-type="float">
            <text:p>-0.003307</text:p>
          </table:table-cell>
        </table:table-row>
        <table:table-row table:style-name="ro1">
          <table:table-cell office:value-type="float" office:value="0.000027759" calcext:value-type="float">
            <text:p>0.000027759</text:p>
          </table:table-cell>
          <table:table-cell office:value-type="float" office:value="0.06469" calcext:value-type="float">
            <text:p>0.06469</text:p>
          </table:table-cell>
          <table:table-cell office:value-type="float" office:value="-0.0036767" calcext:value-type="float">
            <text:p>-0.0036767</text:p>
          </table:table-cell>
        </table:table-row>
        <table:table-row table:style-name="ro1">
          <table:table-cell office:value-type="float" office:value="0.000029285" calcext:value-type="float">
            <text:p>0.000029285</text:p>
          </table:table-cell>
          <table:table-cell office:value-type="float" office:value="0.068207" calcext:value-type="float">
            <text:p>0.068207</text:p>
          </table:table-cell>
          <table:table-cell office:value-type="float" office:value="-0.0040856" calcext:value-type="float">
            <text:p>-0.0040856</text:p>
          </table:table-cell>
        </table:table-row>
        <table:table-row table:style-name="ro1">
          <table:table-cell office:value-type="float" office:value="0.000030889" calcext:value-type="float">
            <text:p>0.000030889</text:p>
          </table:table-cell>
          <table:table-cell office:value-type="float" office:value="0.071897" calcext:value-type="float">
            <text:p>0.071897</text:p>
          </table:table-cell>
          <table:table-cell office:value-type="float" office:value="-0.0045374" calcext:value-type="float">
            <text:p>-0.0045374</text:p>
          </table:table-cell>
        </table:table-row>
        <table:table-row table:style-name="ro1">
          <table:table-cell office:value-type="float" office:value="0.000032576" calcext:value-type="float">
            <text:p>0.000032576</text:p>
          </table:table-cell>
          <table:table-cell office:value-type="float" office:value="0.07577" calcext:value-type="float">
            <text:p>0.07577</text:p>
          </table:table-cell>
          <table:table-cell office:value-type="float" office:value="-0.0050365" calcext:value-type="float">
            <text:p>-0.0050365</text:p>
          </table:table-cell>
        </table:table-row>
        <table:table-row table:style-name="ro1">
          <table:table-cell office:value-type="float" office:value="0.000034348" calcext:value-type="float">
            <text:p>0.000034348</text:p>
          </table:table-cell>
          <table:table-cell office:value-type="float" office:value="0.079832" calcext:value-type="float">
            <text:p>0.079832</text:p>
          </table:table-cell>
          <table:table-cell office:value-type="float" office:value="-0.0055875" calcext:value-type="float">
            <text:p>-0.0055875</text:p>
          </table:table-cell>
        </table:table-row>
        <table:table-row table:style-name="ro1">
          <table:table-cell office:value-type="float" office:value="0.000036212" calcext:value-type="float">
            <text:p>0.000036212</text:p>
          </table:table-cell>
          <table:table-cell office:value-type="float" office:value="0.084093" calcext:value-type="float">
            <text:p>0.084093</text:p>
          </table:table-cell>
          <table:table-cell office:value-type="float" office:value="-0.0061954" calcext:value-type="float">
            <text:p>-0.0061954</text:p>
          </table:table-cell>
        </table:table-row>
        <table:table-row table:style-name="ro1">
          <table:table-cell office:value-type="float" office:value="0.000038171" calcext:value-type="float">
            <text:p>0.000038171</text:p>
          </table:table-cell>
          <table:table-cell office:value-type="float" office:value="0.08856" calcext:value-type="float">
            <text:p>0.08856</text:p>
          </table:table-cell>
          <table:table-cell office:value-type="float" office:value="-0.0068657" calcext:value-type="float">
            <text:p>-0.0068657</text:p>
          </table:table-cell>
        </table:table-row>
        <table:table-row table:style-name="ro1">
          <table:table-cell office:value-type="float" office:value="0.000040231" calcext:value-type="float">
            <text:p>0.000040231</text:p>
          </table:table-cell>
          <table:table-cell office:value-type="float" office:value="0.093243" calcext:value-type="float">
            <text:p>0.093243</text:p>
          </table:table-cell>
          <table:table-cell office:value-type="float" office:value="-0.0076041" calcext:value-type="float">
            <text:p>-0.0076041</text:p>
          </table:table-cell>
        </table:table-row>
        <table:table-row table:style-name="ro1">
          <table:table-cell office:value-type="float" office:value="0.000042396" calcext:value-type="float">
            <text:p>0.000042396</text:p>
          </table:table-cell>
          <table:table-cell office:value-type="float" office:value="0.098151" calcext:value-type="float">
            <text:p>0.098151</text:p>
          </table:table-cell>
          <table:table-cell office:value-type="float" office:value="-0.0084171" calcext:value-type="float">
            <text:p>-0.0084171</text:p>
          </table:table-cell>
        </table:table-row>
        <table:table-row table:style-name="ro1">
          <table:table-cell office:value-type="float" office:value="0.000044672" calcext:value-type="float">
            <text:p>0.000044672</text:p>
          </table:table-cell>
          <table:table-cell office:value-type="float" office:value="0.10329" calcext:value-type="float">
            <text:p>0.10329</text:p>
          </table:table-cell>
          <table:table-cell office:value-type="float" office:value="-0.0093114" calcext:value-type="float">
            <text:p>-0.0093114</text:p>
          </table:table-cell>
        </table:table-row>
        <table:table-row table:style-name="ro1">
          <table:table-cell office:value-type="float" office:value="0.000047065" calcext:value-type="float">
            <text:p>0.000047065</text:p>
          </table:table-cell>
          <table:table-cell office:value-type="float" office:value="0.10868" calcext:value-type="float">
            <text:p>0.10868</text:p>
          </table:table-cell>
          <table:table-cell office:value-type="float" office:value="-0.010294" calcext:value-type="float">
            <text:p>-0.010294</text:p>
          </table:table-cell>
        </table:table-row>
        <table:table-row table:style-name="ro1">
          <table:table-cell office:value-type="float" office:value="0.000049581" calcext:value-type="float">
            <text:p>0.000049581</text:p>
          </table:table-cell>
          <table:table-cell office:value-type="float" office:value="0.11431" calcext:value-type="float">
            <text:p>0.11431</text:p>
          </table:table-cell>
          <table:table-cell office:value-type="float" office:value="-0.011373" calcext:value-type="float">
            <text:p>-0.011373</text:p>
          </table:table-cell>
        </table:table-row>
        <table:table-row table:style-name="ro1">
          <table:table-cell office:value-type="float" office:value="0.000052225" calcext:value-type="float">
            <text:p>0.000052225</text:p>
          </table:table-cell>
          <table:table-cell office:value-type="float" office:value="0.12021" calcext:value-type="float">
            <text:p>0.12021</text:p>
          </table:table-cell>
          <table:table-cell office:value-type="float" office:value="-0.012557" calcext:value-type="float">
            <text:p>-0.012557</text:p>
          </table:table-cell>
        </table:table-row>
        <table:table-row table:style-name="ro1">
          <table:table-cell office:value-type="float" office:value="0.000055005" calcext:value-type="float">
            <text:p>0.000055005</text:p>
          </table:table-cell>
          <table:table-cell office:value-type="float" office:value="0.12639" calcext:value-type="float">
            <text:p>0.12639</text:p>
          </table:table-cell>
          <table:table-cell office:value-type="float" office:value="-0.013853" calcext:value-type="float">
            <text:p>-0.013853</text:p>
          </table:table-cell>
        </table:table-row>
        <table:table-row table:style-name="ro1">
          <table:table-cell office:value-type="float" office:value="0.000057928" calcext:value-type="float">
            <text:p>0.000057928</text:p>
          </table:table-cell>
          <table:table-cell office:value-type="float" office:value="0.13284" calcext:value-type="float">
            <text:p>0.13284</text:p>
          </table:table-cell>
          <table:table-cell office:value-type="float" office:value="-0.015272" calcext:value-type="float">
            <text:p>-0.015272</text:p>
          </table:table-cell>
        </table:table-row>
        <table:table-row table:style-name="ro1">
          <table:table-cell office:value-type="float" office:value="0.000061001" calcext:value-type="float">
            <text:p>0.000061001</text:p>
          </table:table-cell>
          <table:table-cell office:value-type="float" office:value="0.13958" calcext:value-type="float">
            <text:p>0.13958</text:p>
          </table:table-cell>
          <table:table-cell office:value-type="float" office:value="-0.016821" calcext:value-type="float">
            <text:p>-0.016821</text:p>
          </table:table-cell>
        </table:table-row>
        <table:table-row table:style-name="ro1">
          <table:table-cell office:value-type="float" office:value="0.000064231" calcext:value-type="float">
            <text:p>0.000064231</text:p>
          </table:table-cell>
          <table:table-cell office:value-type="float" office:value="0.14663" calcext:value-type="float">
            <text:p>0.14663</text:p>
          </table:table-cell>
          <table:table-cell office:value-type="float" office:value="-0.018511" calcext:value-type="float">
            <text:p>-0.018511</text:p>
          </table:table-cell>
        </table:table-row>
        <table:table-row table:style-name="ro1">
          <table:table-cell office:value-type="float" office:value="0.000067627" calcext:value-type="float">
            <text:p>0.000067627</text:p>
          </table:table-cell>
          <table:table-cell office:value-type="float" office:value="0.15399" calcext:value-type="float">
            <text:p>0.15399</text:p>
          </table:table-cell>
          <table:table-cell office:value-type="float" office:value="-0.020351" calcext:value-type="float">
            <text:p>-0.020351</text:p>
          </table:table-cell>
        </table:table-row>
        <table:table-row table:style-name="ro1">
          <table:table-cell office:value-type="float" office:value="0.000071196" calcext:value-type="float">
            <text:p>0.000071196</text:p>
          </table:table-cell>
          <table:table-cell office:value-type="float" office:value="0.16167" calcext:value-type="float">
            <text:p>0.16167</text:p>
          </table:table-cell>
          <table:table-cell office:value-type="float" office:value="-0.022349" calcext:value-type="float">
            <text:p>-0.022349</text:p>
          </table:table-cell>
        </table:table-row>
        <table:table-row table:style-name="ro1">
          <table:table-cell office:value-type="float" office:value="0.000074949" calcext:value-type="float">
            <text:p>0.000074949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-0.024516" calcext:value-type="float">
            <text:p>-0.024516</text:p>
          </table:table-cell>
        </table:table-row>
        <table:table-row table:style-name="ro1">
          <table:table-cell office:value-type="float" office:value="0.000078895" calcext:value-type="float">
            <text:p>0.000078895</text:p>
          </table:table-cell>
          <table:table-cell office:value-type="float" office:value="0.17802" calcext:value-type="float">
            <text:p>0.17802</text:p>
          </table:table-cell>
          <table:table-cell office:value-type="float" office:value="-0.026859" calcext:value-type="float">
            <text:p>-0.026859</text:p>
          </table:table-cell>
        </table:table-row>
        <table:table-row table:style-name="ro1">
          <table:table-cell office:value-type="float" office:value="0.000083042" calcext:value-type="float">
            <text:p>0.000083042</text:p>
          </table:table-cell>
          <table:table-cell office:value-type="float" office:value="0.18672" calcext:value-type="float">
            <text:p>0.18672</text:p>
          </table:table-cell>
          <table:table-cell office:value-type="float" office:value="-0.029385" calcext:value-type="float">
            <text:p>-0.029385</text:p>
          </table:table-cell>
        </table:table-row>
        <table:table-row table:style-name="ro1">
          <table:table-cell office:value-type="float" office:value="0.000087402" calcext:value-type="float">
            <text:p>0.000087402</text:p>
          </table:table-cell>
          <table:table-cell office:value-type="float" office:value="0.19578" calcext:value-type="float">
            <text:p>0.19578</text:p>
          </table:table-cell>
          <table:table-cell office:value-type="float" office:value="-0.0321" calcext:value-type="float">
            <text:p>-0.0321</text:p>
          </table:table-cell>
        </table:table-row>
        <table:table-row table:style-name="ro1">
          <table:table-cell office:value-type="float" office:value="0.000091986" calcext:value-type="float">
            <text:p>0.000091986</text:p>
          </table:table-cell>
          <table:table-cell office:value-type="float" office:value="0.20521" calcext:value-type="float">
            <text:p>0.20521</text:p>
          </table:table-cell>
          <table:table-cell office:value-type="float" office:value="-0.035007" calcext:value-type="float">
            <text:p>-0.035007</text:p>
          </table:table-cell>
        </table:table-row>
        <table:table-row table:style-name="ro1">
          <table:table-cell office:value-type="float" office:value="0.000096805" calcext:value-type="float">
            <text:p>0.000096805</text:p>
          </table:table-cell>
          <table:table-cell office:value-type="float" office:value="0.21503" calcext:value-type="float">
            <text:p>0.21503</text:p>
          </table:table-cell>
          <table:table-cell office:value-type="float" office:value="-0.038108" calcext:value-type="float">
            <text:p>-0.038108</text:p>
          </table:table-cell>
        </table:table-row>
        <table:table-row table:style-name="ro1">
          <table:table-cell office:value-type="float" office:value="0.00010187" calcext:value-type="float">
            <text:p>0.00010187</text:p>
          </table:table-cell>
          <table:table-cell office:value-type="float" office:value="0.22524" calcext:value-type="float">
            <text:p>0.22524</text:p>
          </table:table-cell>
          <table:table-cell office:value-type="float" office:value="-0.041399" calcext:value-type="float">
            <text:p>-0.041399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23586" calcext:value-type="float">
            <text:p>0.23586</text:p>
          </table:table-cell>
          <table:table-cell office:value-type="float" office:value="-0.044877" calcext:value-type="float">
            <text:p>-0.044877</text:p>
          </table:table-cell>
        </table:table-row>
        <table:table-row table:style-name="ro1">
          <table:table-cell office:value-type="float" office:value="0.00011279" calcext:value-type="float">
            <text:p>0.00011279</text:p>
          </table:table-cell>
          <table:table-cell office:value-type="float" office:value="0.24691" calcext:value-type="float">
            <text:p>0.24691</text:p>
          </table:table-cell>
          <table:table-cell office:value-type="float" office:value="-0.048531" calcext:value-type="float">
            <text:p>-0.048531</text:p>
          </table:table-cell>
        </table:table-row>
        <table:table-row table:style-name="ro1">
          <table:table-cell office:value-type="float" office:value="0.00011868" calcext:value-type="float">
            <text:p>0.00011868</text:p>
          </table:table-cell>
          <table:table-cell office:value-type="float" office:value="0.2584" calcext:value-type="float">
            <text:p>0.2584</text:p>
          </table:table-cell>
          <table:table-cell office:value-type="float" office:value="-0.05235" calcext:value-type="float">
            <text:p>-0.05235</text:p>
          </table:table-cell>
        </table:table-row>
        <table:table-row table:style-name="ro1">
          <table:table-cell office:value-type="float" office:value="0.00012487" calcext:value-type="float">
            <text:p>0.00012487</text:p>
          </table:table-cell>
          <table:table-cell office:value-type="float" office:value="0.27036" calcext:value-type="float">
            <text:p>0.27036</text:p>
          </table:table-cell>
          <table:table-cell office:value-type="float" office:value="-0.056322" calcext:value-type="float">
            <text:p>-0.056322</text:p>
          </table:table-cell>
        </table:table-row>
        <table:table-row table:style-name="ro1">
          <table:table-cell office:value-type="float" office:value="0.00013137" calcext:value-type="float">
            <text:p>0.00013137</text:p>
          </table:table-cell>
          <table:table-cell office:value-type="float" office:value="0.28281" calcext:value-type="float">
            <text:p>0.28281</text:p>
          </table:table-cell>
          <table:table-cell office:value-type="float" office:value="-0.060437" calcext:value-type="float">
            <text:p>-0.060437</text:p>
          </table:table-cell>
        </table:table-row>
        <table:table-row table:style-name="ro1">
          <table:table-cell office:value-type="float" office:value="0.00013821" calcext:value-type="float">
            <text:p>0.00013821</text:p>
          </table:table-cell>
          <table:table-cell office:value-type="float" office:value="0.29576" calcext:value-type="float">
            <text:p>0.29576</text:p>
          </table:table-cell>
          <table:table-cell office:value-type="float" office:value="-0.064687" calcext:value-type="float">
            <text:p>-0.064687</text:p>
          </table:table-cell>
        </table:table-row>
        <table:table-row table:style-name="ro1">
          <table:table-cell office:value-type="float" office:value="0.0001454" calcext:value-type="float">
            <text:p>0.0001454</text:p>
          </table:table-cell>
          <table:table-cell office:value-type="float" office:value="0.30924" calcext:value-type="float">
            <text:p>0.30924</text:p>
          </table:table-cell>
          <table:table-cell office:value-type="float" office:value="-0.069069" calcext:value-type="float">
            <text:p>-0.069069</text:p>
          </table:table-cell>
        </table:table-row>
        <table:table-row table:style-name="ro1">
          <table:table-cell office:value-type="float" office:value="0.00015296" calcext:value-type="float">
            <text:p>0.00015296</text:p>
          </table:table-cell>
          <table:table-cell office:value-type="float" office:value="0.32329" calcext:value-type="float">
            <text:p>0.32329</text:p>
          </table:table-cell>
          <table:table-cell office:value-type="float" office:value="-0.073584" calcext:value-type="float">
            <text:p>-0.073584</text:p>
          </table:table-cell>
        </table:table-row>
        <table:table-row table:style-name="ro1">
          <table:table-cell office:value-type="float" office:value="0.0001609" calcext:value-type="float">
            <text:p>0.0001609</text:p>
          </table:table-cell>
          <table:table-cell office:value-type="float" office:value="0.33791" calcext:value-type="float">
            <text:p>0.33791</text:p>
          </table:table-cell>
          <table:table-cell office:value-type="float" office:value="-0.078235" calcext:value-type="float">
            <text:p>-0.078235</text:p>
          </table:table-cell>
        </table:table-row>
        <table:table-row table:style-name="ro1">
          <table:table-cell office:value-type="float" office:value="0.00016925" calcext:value-type="float">
            <text:p>0.00016925</text:p>
          </table:table-cell>
          <table:table-cell office:value-type="float" office:value="0.35314" calcext:value-type="float">
            <text:p>0.35314</text:p>
          </table:table-cell>
          <table:table-cell office:value-type="float" office:value="-0.083027" calcext:value-type="float">
            <text:p>-0.083027</text:p>
          </table:table-cell>
        </table:table-row>
        <table:table-row table:style-name="ro1">
          <table:table-cell office:value-type="float" office:value="0.00017803" calcext:value-type="float">
            <text:p>0.00017803</text:p>
          </table:table-cell>
          <table:table-cell office:value-type="float" office:value="0.369" calcext:value-type="float">
            <text:p>0.369</text:p>
          </table:table-cell>
          <table:table-cell office:value-type="float" office:value="-0.087967" calcext:value-type="float">
            <text:p>-0.087967</text:p>
          </table:table-cell>
        </table:table-row>
        <table:table-row table:style-name="ro1">
          <table:table-cell office:value-type="float" office:value="0.00018726" calcext:value-type="float">
            <text:p>0.00018726</text:p>
          </table:table-cell>
          <table:table-cell office:value-type="float" office:value="0.38551" calcext:value-type="float">
            <text:p>0.38551</text:p>
          </table:table-cell>
          <table:table-cell office:value-type="float" office:value="-0.093064" calcext:value-type="float">
            <text:p>-0.093064</text:p>
          </table:table-cell>
        </table:table-row>
        <table:table-row table:style-name="ro1">
          <table:table-cell office:value-type="float" office:value="0.00019697" calcext:value-type="float">
            <text:p>0.00019697</text:p>
          </table:table-cell>
          <table:table-cell office:value-type="float" office:value="0.40272" calcext:value-type="float">
            <text:p>0.40272</text:p>
          </table:table-cell>
          <table:table-cell office:value-type="float" office:value="-0.098325" calcext:value-type="float">
            <text:p>-0.098325</text:p>
          </table:table-cell>
        </table:table-row>
        <table:table-row table:style-name="ro1">
          <table:table-cell office:value-type="float" office:value="0.00020717" calcext:value-type="float">
            <text:p>0.00020717</text:p>
          </table:table-cell>
          <table:table-cell office:value-type="float" office:value="0.42063" calcext:value-type="float">
            <text:p>0.42063</text:p>
          </table:table-cell>
          <table:table-cell office:value-type="float" office:value="-0.10376" calcext:value-type="float">
            <text:p>-0.10376</text:p>
          </table:table-cell>
        </table:table-row>
        <table:table-row table:style-name="ro1">
          <table:table-cell office:value-type="float" office:value="0.00021789" calcext:value-type="float">
            <text:p>0.00021789</text:p>
          </table:table-cell>
          <table:table-cell office:value-type="float" office:value="0.43929" calcext:value-type="float">
            <text:p>0.43929</text:p>
          </table:table-cell>
          <table:table-cell office:value-type="float" office:value="-0.10937" calcext:value-type="float">
            <text:p>-0.10937</text:p>
          </table:table-cell>
        </table:table-row>
        <table:table-row table:style-name="ro1">
          <table:table-cell office:value-type="float" office:value="0.00022917" calcext:value-type="float">
            <text:p>0.00022917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-0.11518" calcext:value-type="float">
            <text:p>-0.11518</text:p>
          </table:table-cell>
        </table:table-row>
        <table:table-row table:style-name="ro1">
          <table:table-cell office:value-type="float" office:value="0.00024102" calcext:value-type="float">
            <text:p>0.00024102</text:p>
          </table:table-cell>
          <table:table-cell office:value-type="float" office:value="0.47896" calcext:value-type="float">
            <text:p>0.47896</text:p>
          </table:table-cell>
          <table:table-cell office:value-type="float" office:value="-0.12119" calcext:value-type="float">
            <text:p>-0.12119</text:p>
          </table:table-cell>
        </table:table-row>
        <table:table-row table:style-name="ro1">
          <table:table-cell office:value-type="float" office:value="0.00025348" calcext:value-type="float">
            <text:p>0.00025348</text:p>
          </table:table-cell>
          <table:table-cell office:value-type="float" office:value="0.50004" calcext:value-type="float">
            <text:p>0.50004</text:p>
          </table:table-cell>
          <table:table-cell office:value-type="float" office:value="-0.12741" calcext:value-type="float">
            <text:p>-0.12741</text:p>
          </table:table-cell>
        </table:table-row>
        <table:table-row table:style-name="ro1">
          <table:table-cell office:value-type="float" office:value="0.00026658" calcext:value-type="float">
            <text:p>0.00026658</text:p>
          </table:table-cell>
          <table:table-cell office:value-type="float" office:value="0.52198" calcext:value-type="float">
            <text:p>0.52198</text:p>
          </table:table-cell>
          <table:table-cell office:value-type="float" office:value="-0.13385" calcext:value-type="float">
            <text:p>-0.13385</text:p>
          </table:table-cell>
        </table:table-row>
        <table:table-row table:style-name="ro1">
          <table:table-cell office:value-type="float" office:value="0.00028035" calcext:value-type="float">
            <text:p>0.00028035</text:p>
          </table:table-cell>
          <table:table-cell office:value-type="float" office:value="0.54484" calcext:value-type="float">
            <text:p>0.54484</text:p>
          </table:table-cell>
          <table:table-cell office:value-type="float" office:value="-0.14052" calcext:value-type="float">
            <text:p>-0.14052</text:p>
          </table:table-cell>
        </table:table-row>
        <table:table-row table:style-name="ro1">
          <table:table-cell office:value-type="float" office:value="0.00029483" calcext:value-type="float">
            <text:p>0.00029483</text:p>
          </table:table-cell>
          <table:table-cell office:value-type="float" office:value="0.56863" calcext:value-type="float">
            <text:p>0.56863</text:p>
          </table:table-cell>
          <table:table-cell office:value-type="float" office:value="-0.14743" calcext:value-type="float">
            <text:p>-0.14743</text:p>
          </table:table-cell>
        </table:table-row>
        <table:table-row table:style-name="ro1">
          <table:table-cell office:value-type="float" office:value="0.00031004" calcext:value-type="float">
            <text:p>0.00031004</text:p>
          </table:table-cell>
          <table:table-cell office:value-type="float" office:value="0.5934" calcext:value-type="float">
            <text:p>0.5934</text:p>
          </table:table-cell>
          <table:table-cell office:value-type="float" office:value="-0.15459" calcext:value-type="float">
            <text:p>-0.15459</text:p>
          </table:table-cell>
        </table:table-row>
        <table:table-row table:style-name="ro1">
          <table:table-cell office:value-type="float" office:value="0.00032604" calcext:value-type="float">
            <text:p>0.00032604</text:p>
          </table:table-cell>
          <table:table-cell office:value-type="float" office:value="0.61919" calcext:value-type="float">
            <text:p>0.61919</text:p>
          </table:table-cell>
          <table:table-cell office:value-type="float" office:value="-0.16202" calcext:value-type="float">
            <text:p>-0.16202</text:p>
          </table:table-cell>
        </table:table-row>
        <table:table-row table:style-name="ro1">
          <table:table-cell office:value-type="float" office:value="0.00034286" calcext:value-type="float">
            <text:p>0.00034286</text:p>
          </table:table-cell>
          <table:table-cell office:value-type="float" office:value="0.64603" calcext:value-type="float">
            <text:p>0.64603</text:p>
          </table:table-cell>
          <table:table-cell office:value-type="float" office:value="-0.16972" calcext:value-type="float">
            <text:p>-0.16972</text:p>
          </table:table-cell>
        </table:table-row>
        <table:table-row table:style-name="ro1">
          <table:table-cell office:value-type="float" office:value="0.00036054" calcext:value-type="float">
            <text:p>0.00036054</text:p>
          </table:table-cell>
          <table:table-cell office:value-type="float" office:value="0.67397" calcext:value-type="float">
            <text:p>0.67397</text:p>
          </table:table-cell>
          <table:table-cell office:value-type="float" office:value="-0.17771" calcext:value-type="float">
            <text:p>-0.17771</text:p>
          </table:table-cell>
        </table:table-row>
        <table:table-row table:style-name="ro1">
          <table:table-cell office:value-type="float" office:value="0.00037913" calcext:value-type="float">
            <text:p>0.00037913</text:p>
          </table:table-cell>
          <table:table-cell office:value-type="float" office:value="0.70305" calcext:value-type="float">
            <text:p>0.70305</text:p>
          </table:table-cell>
          <table:table-cell office:value-type="float" office:value="-0.186" calcext:value-type="float">
            <text:p>-0.186</text:p>
          </table:table-cell>
        </table:table-row>
        <table:table-row table:style-name="ro1">
          <table:table-cell office:value-type="float" office:value="0.00039867" calcext:value-type="float">
            <text:p>0.00039867</text:p>
          </table:table-cell>
          <table:table-cell office:value-type="float" office:value="0.73331" calcext:value-type="float">
            <text:p>0.73331</text:p>
          </table:table-cell>
          <table:table-cell office:value-type="float" office:value="-0.1946" calcext:value-type="float">
            <text:p>-0.1946</text:p>
          </table:table-cell>
        </table:table-row>
        <table:table-row table:style-name="ro1">
          <table:table-cell office:value-type="float" office:value="0.00041922" calcext:value-type="float">
            <text:p>0.00041922</text:p>
          </table:table-cell>
          <table:table-cell office:value-type="float" office:value="0.76479" calcext:value-type="float">
            <text:p>0.76479</text:p>
          </table:table-cell>
          <table:table-cell office:value-type="float" office:value="-0.20352" calcext:value-type="float">
            <text:p>-0.20352</text:p>
          </table:table-cell>
        </table:table-row>
        <table:table-row table:style-name="ro1">
          <table:table-cell office:value-type="float" office:value="0.00044081" calcext:value-type="float">
            <text:p>0.00044081</text:p>
          </table:table-cell>
          <table:table-cell office:value-type="float" office:value="0.79754" calcext:value-type="float">
            <text:p>0.79754</text:p>
          </table:table-cell>
          <table:table-cell office:value-type="float" office:value="-0.21278" calcext:value-type="float">
            <text:p>-0.21278</text:p>
          </table:table-cell>
        </table:table-row>
        <table:table-row table:style-name="ro1">
          <table:table-cell office:value-type="float" office:value="0.00046352" calcext:value-type="float">
            <text:p>0.000463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-0.22239" calcext:value-type="float">
            <text:p>-0.22239</text:p>
          </table:table-cell>
        </table:table-row>
        <table:table-row table:style-name="ro1">
          <table:table-cell office:value-type="float" office:value="0.00048738" calcext:value-type="float">
            <text:p>0.00048738</text:p>
          </table:table-cell>
          <table:table-cell office:value-type="float" office:value="0.86703" calcext:value-type="float">
            <text:p>0.86703</text:p>
          </table:table-cell>
          <table:table-cell office:value-type="float" office:value="-0.23236" calcext:value-type="float">
            <text:p>-0.23236</text:p>
          </table:table-cell>
        </table:table-row>
        <table:table-row table:style-name="ro1">
          <table:table-cell office:value-type="float" office:value="0.00051248" calcext:value-type="float">
            <text:p>0.00051248</text:p>
          </table:table-cell>
          <table:table-cell office:value-type="float" office:value="0.90386" calcext:value-type="float">
            <text:p>0.90386</text:p>
          </table:table-cell>
          <table:table-cell office:value-type="float" office:value="-0.24271" calcext:value-type="float">
            <text:p>-0.24271</text:p>
          </table:table-cell>
        </table:table-row>
        <table:table-row table:style-name="ro1">
          <table:table-cell office:value-type="float" office:value="0.00053885" calcext:value-type="float">
            <text:p>0.00053885</text:p>
          </table:table-cell>
          <table:table-cell office:value-type="float" office:value="0.94216" calcext:value-type="float">
            <text:p>0.94216</text:p>
          </table:table-cell>
          <table:table-cell office:value-type="float" office:value="-0.25344" calcext:value-type="float">
            <text:p>-0.25344</text:p>
          </table:table-cell>
        </table:table-row>
        <table:table-row table:style-name="ro1">
          <table:table-cell office:value-type="float" office:value="0.00056658" calcext:value-type="float">
            <text:p>0.00056658</text:p>
          </table:table-cell>
          <table:table-cell office:value-type="float" office:value="0.98196" calcext:value-type="float">
            <text:p>0.98196</text:p>
          </table:table-cell>
          <table:table-cell office:value-type="float" office:value="-0.26459" calcext:value-type="float">
            <text:p>-0.26459</text:p>
          </table:table-cell>
        </table:table-row>
        <table:table-row table:style-name="ro1">
          <table:table-cell office:value-type="float" office:value="0.00059573" calcext:value-type="float">
            <text:p>0.00059573</text:p>
          </table:table-cell>
          <table:table-cell office:value-type="float" office:value="1.0233" calcext:value-type="float">
            <text:p>1.0233</text:p>
          </table:table-cell>
          <table:table-cell office:value-type="float" office:value="-0.27615" calcext:value-type="float">
            <text:p>-0.27615</text:p>
          </table:table-cell>
        </table:table-row>
        <table:table-row table:style-name="ro1">
          <table:table-cell office:value-type="float" office:value="0.00062638" calcext:value-type="float">
            <text:p>0.00062638</text:p>
          </table:table-cell>
          <table:table-cell office:value-type="float" office:value="1.0663" calcext:value-type="float">
            <text:p>1.0663</text:p>
          </table:table-cell>
          <table:table-cell office:value-type="float" office:value="-0.28814" calcext:value-type="float">
            <text:p>-0.28814</text:p>
          </table:table-cell>
        </table:table-row>
        <table:table-row table:style-name="ro1">
          <table:table-cell office:value-type="float" office:value="0.0006586" calcext:value-type="float">
            <text:p>0.0006586</text:p>
          </table:table-cell>
          <table:table-cell office:value-type="float" office:value="1.1109" calcext:value-type="float">
            <text:p>1.1109</text:p>
          </table:table-cell>
          <table:table-cell office:value-type="float" office:value="-0.30058" calcext:value-type="float">
            <text:p>-0.30058</text:p>
          </table:table-cell>
        </table:table-row>
        <table:table-row table:style-name="ro1">
          <table:table-cell office:value-type="float" office:value="0.00069247" calcext:value-type="float">
            <text:p>0.00069247</text:p>
          </table:table-cell>
          <table:table-cell office:value-type="float" office:value="1.1573" calcext:value-type="float">
            <text:p>1.1573</text:p>
          </table:table-cell>
          <table:table-cell office:value-type="float" office:value="-0.31349" calcext:value-type="float">
            <text:p>-0.31349</text:p>
          </table:table-cell>
        </table:table-row>
        <table:table-row table:style-name="ro1">
          <table:table-cell office:value-type="float" office:value="0.00072807" calcext:value-type="float">
            <text:p>0.00072807</text:p>
          </table:table-cell>
          <table:table-cell office:value-type="float" office:value="1.2054" calcext:value-type="float">
            <text:p>1.2054</text:p>
          </table:table-cell>
          <table:table-cell office:value-type="float" office:value="-0.32687" calcext:value-type="float">
            <text:p>-0.32687</text:p>
          </table:table-cell>
        </table:table-row>
        <table:table-row table:style-name="ro1">
          <table:table-cell office:value-type="float" office:value="0.00076551" calcext:value-type="float">
            <text:p>0.00076551</text:p>
          </table:table-cell>
          <table:table-cell office:value-type="float" office:value="1.2554" calcext:value-type="float">
            <text:p>1.2554</text:p>
          </table:table-cell>
          <table:table-cell office:value-type="float" office:value="-0.34075" calcext:value-type="float">
            <text:p>-0.34075</text:p>
          </table:table-cell>
        </table:table-row>
        <table:table-row table:style-name="ro1">
          <table:table-cell office:value-type="float" office:value="0.00080486" calcext:value-type="float">
            <text:p>0.00080486</text:p>
          </table:table-cell>
          <table:table-cell office:value-type="float" office:value="1.3072" calcext:value-type="float">
            <text:p>1.3072</text:p>
          </table:table-cell>
          <table:table-cell office:value-type="float" office:value="-0.35513" calcext:value-type="float">
            <text:p>-0.35513</text:p>
          </table:table-cell>
        </table:table-row>
        <table:table-row table:style-name="ro1">
          <table:table-cell office:value-type="float" office:value="0.00084623" calcext:value-type="float">
            <text:p>0.00084623</text:p>
          </table:table-cell>
          <table:table-cell office:value-type="float" office:value="1.3609" calcext:value-type="float">
            <text:p>1.3609</text:p>
          </table:table-cell>
          <table:table-cell office:value-type="float" office:value="-0.37004" calcext:value-type="float">
            <text:p>-0.37004</text:p>
          </table:table-cell>
        </table:table-row>
        <table:table-row table:style-name="ro1">
          <table:table-cell office:value-type="float" office:value="0.00088972" calcext:value-type="float">
            <text:p>0.00088972</text:p>
          </table:table-cell>
          <table:table-cell office:value-type="float" office:value="1.4167" calcext:value-type="float">
            <text:p>1.4167</text:p>
          </table:table-cell>
          <table:table-cell office:value-type="float" office:value="-0.38548" calcext:value-type="float">
            <text:p>-0.38548</text:p>
          </table:table-cell>
        </table:table-row>
        <table:table-row table:style-name="ro1">
          <table:table-cell office:value-type="float" office:value="0.00093543" calcext:value-type="float">
            <text:p>0.00093543</text:p>
          </table:table-cell>
          <table:table-cell office:value-type="float" office:value="1.4745" calcext:value-type="float">
            <text:p>1.4745</text:p>
          </table:table-cell>
          <table:table-cell office:value-type="float" office:value="-0.40148" calcext:value-type="float">
            <text:p>-0.40148</text:p>
          </table:table-cell>
        </table:table-row>
        <table:table-row table:style-name="ro1">
          <table:table-cell office:value-type="float" office:value="0.0009835" calcext:value-type="float">
            <text:p>0.0009835</text:p>
          </table:table-cell>
          <table:table-cell office:value-type="float" office:value="1.5343" calcext:value-type="float">
            <text:p>1.5343</text:p>
          </table:table-cell>
          <table:table-cell office:value-type="float" office:value="-0.41804" calcext:value-type="float">
            <text:p>-0.41804</text:p>
          </table:table-cell>
        </table:table-row>
        <table:table-row table:style-name="ro1">
          <table:table-cell office:value-type="float" office:value="0.001034" calcext:value-type="float">
            <text:p>0.001034</text:p>
          </table:table-cell>
          <table:table-cell office:value-type="float" office:value="1.5963" calcext:value-type="float">
            <text:p>1.5963</text:p>
          </table:table-cell>
          <table:table-cell office:value-type="float" office:value="-0.43518" calcext:value-type="float">
            <text:p>-0.43518</text:p>
          </table:table-cell>
        </table:table-row>
        <table:table-row table:style-name="ro1">
          <table:table-cell office:value-type="float" office:value="0.0010871" calcext:value-type="float">
            <text:p>0.0010871</text:p>
          </table:table-cell>
          <table:table-cell office:value-type="float" office:value="1.6605" calcext:value-type="float">
            <text:p>1.6605</text:p>
          </table:table-cell>
          <table:table-cell office:value-type="float" office:value="-0.45292" calcext:value-type="float">
            <text:p>-0.45292</text:p>
          </table:table-cell>
        </table:table-row>
        <table:table-row table:style-name="ro1">
          <table:table-cell office:value-type="float" office:value="0.001143" calcext:value-type="float">
            <text:p>0.001143</text:p>
          </table:table-cell>
          <table:table-cell office:value-type="float" office:value="1.727" calcext:value-type="float">
            <text:p>1.727</text:p>
          </table:table-cell>
          <table:table-cell office:value-type="float" office:value="-0.47127" calcext:value-type="float">
            <text:p>-0.47127</text:p>
          </table:table-cell>
        </table:table-row>
        <table:table-row table:style-name="ro1">
          <table:table-cell office:value-type="float" office:value="0.0012017" calcext:value-type="float">
            <text:p>0.0012017</text:p>
          </table:table-cell>
          <table:table-cell office:value-type="float" office:value="1.7957" calcext:value-type="float">
            <text:p>1.7957</text:p>
          </table:table-cell>
          <table:table-cell office:value-type="float" office:value="-0.49024" calcext:value-type="float">
            <text:p>-0.49024</text:p>
          </table:table-cell>
        </table:table-row>
        <table:table-row table:style-name="ro1">
          <table:table-cell office:value-type="float" office:value="0.0012634" calcext:value-type="float">
            <text:p>0.0012634</text:p>
          </table:table-cell>
          <table:table-cell office:value-type="float" office:value="1.8667" calcext:value-type="float">
            <text:p>1.8667</text:p>
          </table:table-cell>
          <table:table-cell office:value-type="float" office:value="-0.50984" calcext:value-type="float">
            <text:p>-0.50984</text:p>
          </table:table-cell>
        </table:table-row>
        <table:table-row table:style-name="ro1">
          <table:table-cell office:value-type="float" office:value="0.0013283" calcext:value-type="float">
            <text:p>0.0013283</text:p>
          </table:table-cell>
          <table:table-cell office:value-type="float" office:value="1.9402" calcext:value-type="float">
            <text:p>1.9402</text:p>
          </table:table-cell>
          <table:table-cell office:value-type="float" office:value="-0.53009" calcext:value-type="float">
            <text:p>-0.53009</text:p>
          </table:table-cell>
        </table:table-row>
        <table:table-row table:style-name="ro1">
          <table:table-cell office:value-type="float" office:value="0.0013965" calcext:value-type="float">
            <text:p>0.0013965</text:p>
          </table:table-cell>
          <table:table-cell office:value-type="float" office:value="2.016" calcext:value-type="float">
            <text:p>2.016</text:p>
          </table:table-cell>
          <table:table-cell office:value-type="float" office:value="-0.55099" calcext:value-type="float">
            <text:p>-0.55099</text:p>
          </table:table-cell>
        </table:table-row>
        <table:table-row table:style-name="ro1">
          <table:table-cell office:value-type="float" office:value="0.0014682" calcext:value-type="float">
            <text:p>0.0014682</text:p>
          </table:table-cell>
          <table:table-cell office:value-type="float" office:value="2.0943" calcext:value-type="float">
            <text:p>2.0943</text:p>
          </table:table-cell>
          <table:table-cell office:value-type="float" office:value="-0.57255" calcext:value-type="float">
            <text:p>-0.57255</text:p>
          </table:table-cell>
        </table:table-row>
        <table:table-row table:style-name="ro1">
          <table:table-cell office:value-type="float" office:value="0.0015436" calcext:value-type="float">
            <text:p>0.0015436</text:p>
          </table:table-cell>
          <table:table-cell office:value-type="float" office:value="2.175" calcext:value-type="float">
            <text:p>2.175</text:p>
          </table:table-cell>
          <table:table-cell office:value-type="float" office:value="-0.59479" calcext:value-type="float">
            <text:p>-0.59479</text:p>
          </table:table-cell>
        </table:table-row>
        <table:table-row table:style-name="ro1">
          <table:table-cell office:value-type="float" office:value="0.0016228" calcext:value-type="float">
            <text:p>0.0016228</text:p>
          </table:table-cell>
          <table:table-cell office:value-type="float" office:value="2.2582" calcext:value-type="float">
            <text:p>2.2582</text:p>
          </table:table-cell>
          <table:table-cell office:value-type="float" office:value="-0.6177" calcext:value-type="float">
            <text:p>-0.6177</text:p>
          </table:table-cell>
        </table:table-row>
        <table:table-row table:style-name="ro1">
          <table:table-cell office:value-type="float" office:value="0.0017061" calcext:value-type="float">
            <text:p>0.0017061</text:p>
          </table:table-cell>
          <table:table-cell office:value-type="float" office:value="2.3439" calcext:value-type="float">
            <text:p>2.3439</text:p>
          </table:table-cell>
          <table:table-cell office:value-type="float" office:value="-0.6413" calcext:value-type="float">
            <text:p>-0.6413</text:p>
          </table:table-cell>
        </table:table-row>
        <table:table-row table:style-name="ro1">
          <table:table-cell office:value-type="float" office:value="0.0017937" calcext:value-type="float">
            <text:p>0.0017937</text:p>
          </table:table-cell>
          <table:table-cell office:value-type="float" office:value="2.4322" calcext:value-type="float">
            <text:p>2.4322</text:p>
          </table:table-cell>
          <table:table-cell office:value-type="float" office:value="-0.66558" calcext:value-type="float">
            <text:p>-0.66558</text:p>
          </table:table-cell>
        </table:table-row>
        <table:table-row table:style-name="ro1">
          <table:table-cell office:value-type="float" office:value="0.0018858" calcext:value-type="float">
            <text:p>0.0018858</text:p>
          </table:table-cell>
          <table:table-cell office:value-type="float" office:value="2.523" calcext:value-type="float">
            <text:p>2.523</text:p>
          </table:table-cell>
          <table:table-cell office:value-type="float" office:value="-0.69055" calcext:value-type="float">
            <text:p>-0.69055</text:p>
          </table:table-cell>
        </table:table-row>
        <table:table-row table:style-name="ro1">
          <table:table-cell office:value-type="float" office:value="0.0019825" calcext:value-type="float">
            <text:p>0.0019825</text:p>
          </table:table-cell>
          <table:table-cell office:value-type="float" office:value="2.6163" calcext:value-type="float">
            <text:p>2.6163</text:p>
          </table:table-cell>
          <table:table-cell office:value-type="float" office:value="-0.7162" calcext:value-type="float">
            <text:p>-0.7162</text:p>
          </table:table-cell>
        </table:table-row>
        <table:table-row table:style-name="ro1">
          <table:table-cell office:value-type="float" office:value="0.0020843" calcext:value-type="float">
            <text:p>0.0020843</text:p>
          </table:table-cell>
          <table:table-cell office:value-type="float" office:value="2.712" calcext:value-type="float">
            <text:p>2.712</text:p>
          </table:table-cell>
          <table:table-cell office:value-type="float" office:value="-0.74253" calcext:value-type="float">
            <text:p>-0.74253</text:p>
          </table:table-cell>
        </table:table-row>
        <table:table-row table:style-name="ro1">
          <table:table-cell office:value-type="float" office:value="0.0021913" calcext:value-type="float">
            <text:p>0.0021913</text:p>
          </table:table-cell>
          <table:table-cell office:value-type="float" office:value="2.8103" calcext:value-type="float">
            <text:p>2.8103</text:p>
          </table:table-cell>
          <table:table-cell office:value-type="float" office:value="-0.76953" calcext:value-type="float">
            <text:p>-0.76953</text:p>
          </table:table-cell>
        </table:table-row>
        <table:table-row table:style-name="ro1">
          <table:table-cell office:value-type="float" office:value="0.0023037" calcext:value-type="float">
            <text:p>0.0023037</text:p>
          </table:table-cell>
          <table:table-cell office:value-type="float" office:value="2.911" calcext:value-type="float">
            <text:p>2.911</text:p>
          </table:table-cell>
          <table:table-cell office:value-type="float" office:value="-0.7972" calcext:value-type="float">
            <text:p>-0.7972</text:p>
          </table:table-cell>
        </table:table-row>
        <table:table-row table:style-name="ro1">
          <table:table-cell office:value-type="float" office:value="0.0024219" calcext:value-type="float">
            <text:p>0.0024219</text:p>
          </table:table-cell>
          <table:table-cell office:value-type="float" office:value="3.0141" calcext:value-type="float">
            <text:p>3.0141</text:p>
          </table:table-cell>
          <table:table-cell office:value-type="float" office:value="-0.82551" calcext:value-type="float">
            <text:p>-0.82551</text:p>
          </table:table-cell>
        </table:table-row>
        <table:table-row table:style-name="ro1">
          <table:table-cell office:value-type="float" office:value="0.0025462" calcext:value-type="float">
            <text:p>0.0025462</text:p>
          </table:table-cell>
          <table:table-cell office:value-type="float" office:value="3.1195" calcext:value-type="float">
            <text:p>3.1195</text:p>
          </table:table-cell>
          <table:table-cell office:value-type="float" office:value="-0.85445" calcext:value-type="float">
            <text:p>-0.85445</text:p>
          </table:table-cell>
        </table:table-row>
        <table:table-row table:style-name="ro1">
          <table:table-cell office:value-type="float" office:value="0.0026769" calcext:value-type="float">
            <text:p>0.0026769</text:p>
          </table:table-cell>
          <table:table-cell office:value-type="float" office:value="3.2271" calcext:value-type="float">
            <text:p>3.2271</text:p>
          </table:table-cell>
          <table:table-cell office:value-type="float" office:value="-0.884" calcext:value-type="float">
            <text:p>-0.884</text:p>
          </table:table-cell>
        </table:table-row>
        <table:table-row table:style-name="ro1">
          <table:table-cell office:value-type="float" office:value="0.0028142" calcext:value-type="float">
            <text:p>0.0028142</text:p>
          </table:table-cell>
          <table:table-cell office:value-type="float" office:value="3.3369" calcext:value-type="float">
            <text:p>3.3369</text:p>
          </table:table-cell>
          <table:table-cell office:value-type="float" office:value="-0.91413" calcext:value-type="float">
            <text:p>-0.91413</text:p>
          </table:table-cell>
        </table:table-row>
        <table:table-row table:style-name="ro1">
          <table:table-cell office:value-type="float" office:value="0.0029586" calcext:value-type="float">
            <text:p>0.0029586</text:p>
          </table:table-cell>
          <table:table-cell office:value-type="float" office:value="3.4487" calcext:value-type="float">
            <text:p>3.4487</text:p>
          </table:table-cell>
          <table:table-cell office:value-type="float" office:value="-0.94482" calcext:value-type="float">
            <text:p>-0.94482</text:p>
          </table:table-cell>
        </table:table-row>
        <table:table-row table:style-name="ro1">
          <table:table-cell office:value-type="float" office:value="0.0031104" calcext:value-type="float">
            <text:p>0.0031104</text:p>
          </table:table-cell>
          <table:table-cell office:value-type="float" office:value="3.5624" calcext:value-type="float">
            <text:p>3.5624</text:p>
          </table:table-cell>
          <table:table-cell office:value-type="float" office:value="-0.97601" calcext:value-type="float">
            <text:p>-0.97601</text:p>
          </table:table-cell>
        </table:table-row>
        <table:table-row table:style-name="ro1">
          <table:table-cell office:value-type="float" office:value="0.00327" calcext:value-type="float">
            <text:p>0.00327</text:p>
          </table:table-cell>
          <table:table-cell office:value-type="float" office:value="3.6779" calcext:value-type="float">
            <text:p>3.6779</text:p>
          </table:table-cell>
          <table:table-cell office:value-type="float" office:value="-1.0077" calcext:value-type="float">
            <text:p>-1.0077</text:p>
          </table:table-cell>
        </table:table-row>
        <table:table-row table:style-name="ro1">
          <table:table-cell office:value-type="float" office:value="0.0034377" calcext:value-type="float">
            <text:p>0.0034377</text:p>
          </table:table-cell>
          <table:table-cell office:value-type="float" office:value="3.7949" calcext:value-type="float">
            <text:p>3.7949</text:p>
          </table:table-cell>
          <table:table-cell office:value-type="float" office:value="-1.0398" calcext:value-type="float">
            <text:p>-1.0398</text:p>
          </table:table-cell>
        </table:table-row>
        <table:table-row table:style-name="ro1">
          <table:table-cell office:value-type="float" office:value="0.0036141" calcext:value-type="float">
            <text:p>0.0036141</text:p>
          </table:table-cell>
          <table:table-cell office:value-type="float" office:value="3.9133" calcext:value-type="float">
            <text:p>3.9133</text:p>
          </table:table-cell>
          <table:table-cell office:value-type="float" office:value="-1.0722" calcext:value-type="float">
            <text:p>-1.0722</text:p>
          </table:table-cell>
        </table:table-row>
        <table:table-row table:style-name="ro1">
          <table:table-cell office:value-type="float" office:value="0.0037995" calcext:value-type="float">
            <text:p>0.0037995</text:p>
          </table:table-cell>
          <table:table-cell office:value-type="float" office:value="4.0329" calcext:value-type="float">
            <text:p>4.0329</text:p>
          </table:table-cell>
          <table:table-cell office:value-type="float" office:value="-1.105" calcext:value-type="float">
            <text:p>-1.105</text:p>
          </table:table-cell>
        </table:table-row>
        <table:table-row table:style-name="ro1">
          <table:table-cell office:value-type="float" office:value="0.0039944" calcext:value-type="float">
            <text:p>0.0039944</text:p>
          </table:table-cell>
          <table:table-cell office:value-type="float" office:value="4.1533" calcext:value-type="float">
            <text:p>4.1533</text:p>
          </table:table-cell>
          <table:table-cell office:value-type="float" office:value="-1.138" calcext:value-type="float">
            <text:p>-1.138</text:p>
          </table:table-cell>
        </table:table-row>
        <table:table-row table:style-name="ro1">
          <table:table-cell office:value-type="float" office:value="0.0041993" calcext:value-type="float">
            <text:p>0.0041993</text:p>
          </table:table-cell>
          <table:table-cell office:value-type="float" office:value="4.2743" calcext:value-type="float">
            <text:p>4.2743</text:p>
          </table:table-cell>
          <table:table-cell office:value-type="float" office:value="-1.1711" calcext:value-type="float">
            <text:p>-1.1711</text:p>
          </table:table-cell>
        </table:table-row>
        <table:table-row table:style-name="ro1">
          <table:table-cell office:value-type="float" office:value="0.0044147" calcext:value-type="float">
            <text:p>0.0044147</text:p>
          </table:table-cell>
          <table:table-cell office:value-type="float" office:value="4.3957" calcext:value-type="float">
            <text:p>4.3957</text:p>
          </table:table-cell>
          <table:table-cell office:value-type="float" office:value="-1.2043" calcext:value-type="float">
            <text:p>-1.2043</text:p>
          </table:table-cell>
        </table:table-row>
        <table:table-row table:style-name="ro1">
          <table:table-cell office:value-type="float" office:value="0.0046411" calcext:value-type="float">
            <text:p>0.0046411</text:p>
          </table:table-cell>
          <table:table-cell office:value-type="float" office:value="4.517" calcext:value-type="float">
            <text:p>4.517</text:p>
          </table:table-cell>
          <table:table-cell office:value-type="float" office:value="-1.2375" calcext:value-type="float">
            <text:p>-1.2375</text:p>
          </table:table-cell>
        </table:table-row>
        <table:table-row table:style-name="ro1">
          <table:table-cell office:value-type="float" office:value="0.0048792" calcext:value-type="float">
            <text:p>0.0048792</text:p>
          </table:table-cell>
          <table:table-cell office:value-type="float" office:value="4.6379" calcext:value-type="float">
            <text:p>4.6379</text:p>
          </table:table-cell>
          <table:table-cell office:value-type="float" office:value="-1.2706" calcext:value-type="float">
            <text:p>-1.2706</text:p>
          </table:table-cell>
        </table:table-row>
        <table:table-row table:style-name="ro1">
          <table:table-cell office:value-type="float" office:value="0.0051295" calcext:value-type="float">
            <text:p>0.0051295</text:p>
          </table:table-cell>
          <table:table-cell office:value-type="float" office:value="4.758" calcext:value-type="float">
            <text:p>4.758</text:p>
          </table:table-cell>
          <table:table-cell office:value-type="float" office:value="-1.3034" calcext:value-type="float">
            <text:p>-1.3034</text:p>
          </table:table-cell>
        </table:table-row>
        <table:table-row table:style-name="ro1">
          <table:table-cell office:value-type="float" office:value="0.0053926" calcext:value-type="float">
            <text:p>0.0053926</text:p>
          </table:table-cell>
          <table:table-cell office:value-type="float" office:value="4.8768" calcext:value-type="float">
            <text:p>4.8768</text:p>
          </table:table-cell>
          <table:table-cell office:value-type="float" office:value="-1.3359" calcext:value-type="float">
            <text:p>-1.3359</text:p>
          </table:table-cell>
        </table:table-row>
        <table:table-row table:style-name="ro1">
          <table:table-cell office:value-type="float" office:value="0.0056691" calcext:value-type="float">
            <text:p>0.0056691</text:p>
          </table:table-cell>
          <table:table-cell office:value-type="float" office:value="4.9939" calcext:value-type="float">
            <text:p>4.9939</text:p>
          </table:table-cell>
          <table:table-cell office:value-type="float" office:value="-1.3679" calcext:value-type="float">
            <text:p>-1.3679</text:p>
          </table:table-cell>
        </table:table-row>
        <table:table-row table:style-name="ro1">
          <table:table-cell office:value-type="float" office:value="0.0059599" calcext:value-type="float">
            <text:p>0.0059599</text:p>
          </table:table-cell>
          <table:table-cell office:value-type="float" office:value="5.1087" calcext:value-type="float">
            <text:p>5.1087</text:p>
          </table:table-cell>
          <table:table-cell office:value-type="float" office:value="-1.3993" calcext:value-type="float">
            <text:p>-1.3993</text:p>
          </table:table-cell>
        </table:table-row>
        <table:table-row table:style-name="ro1">
          <table:table-cell office:value-type="float" office:value="0.0062656" calcext:value-type="float">
            <text:p>0.0062656</text:p>
          </table:table-cell>
          <table:table-cell office:value-type="float" office:value="5.2208" calcext:value-type="float">
            <text:p>5.2208</text:p>
          </table:table-cell>
          <table:table-cell office:value-type="float" office:value="-1.4298" calcext:value-type="float">
            <text:p>-1.4298</text:p>
          </table:table-cell>
        </table:table-row>
        <table:table-row table:style-name="ro1">
          <table:table-cell office:value-type="float" office:value="0.0065869" calcext:value-type="float">
            <text:p>0.0065869</text:p>
          </table:table-cell>
          <table:table-cell office:value-type="float" office:value="5.3295" calcext:value-type="float">
            <text:p>5.3295</text:p>
          </table:table-cell>
          <table:table-cell office:value-type="float" office:value="-1.4595" calcext:value-type="float">
            <text:p>-1.4595</text:p>
          </table:table-cell>
        </table:table-row>
        <table:table-row table:style-name="ro1">
          <table:table-cell office:value-type="float" office:value="0.0069248" calcext:value-type="float">
            <text:p>0.0069248</text:p>
          </table:table-cell>
          <table:table-cell office:value-type="float" office:value="5.4342" calcext:value-type="float">
            <text:p>5.4342</text:p>
          </table:table-cell>
          <table:table-cell office:value-type="float" office:value="-1.488" calcext:value-type="float">
            <text:p>-1.488</text:p>
          </table:table-cell>
        </table:table-row>
        <table:table-row table:style-name="ro1">
          <table:table-cell office:value-type="float" office:value="0.0072799" calcext:value-type="float">
            <text:p>0.0072799</text:p>
          </table:table-cell>
          <table:table-cell office:value-type="float" office:value="5.5343" calcext:value-type="float">
            <text:p>5.5343</text:p>
          </table:table-cell>
          <table:table-cell office:value-type="float" office:value="-1.5153" calcext:value-type="float">
            <text:p>-1.5153</text:p>
          </table:table-cell>
        </table:table-row>
        <table:table-row table:style-name="ro1">
          <table:table-cell office:value-type="float" office:value="0.0076533" calcext:value-type="float">
            <text:p>0.0076533</text:p>
          </table:table-cell>
          <table:table-cell office:value-type="float" office:value="5.6291" calcext:value-type="float">
            <text:p>5.6291</text:p>
          </table:table-cell>
          <table:table-cell office:value-type="float" office:value="-1.5411" calcext:value-type="float">
            <text:p>-1.5411</text:p>
          </table:table-cell>
        </table:table-row>
        <table:table-row table:style-name="ro1">
          <table:table-cell office:value-type="float" office:value="0.0080457" calcext:value-type="float">
            <text:p>0.0080457</text:p>
          </table:table-cell>
          <table:table-cell office:value-type="float" office:value="5.7179" calcext:value-type="float">
            <text:p>5.7179</text:p>
          </table:table-cell>
          <table:table-cell office:value-type="float" office:value="-1.5652" calcext:value-type="float">
            <text:p>-1.5652</text:p>
          </table:table-cell>
        </table:table-row>
        <table:table-row table:style-name="ro1">
          <table:table-cell office:value-type="float" office:value="0.0084584" calcext:value-type="float">
            <text:p>0.0084584</text:p>
          </table:table-cell>
          <table:table-cell office:value-type="float" office:value="5.7999" calcext:value-type="float">
            <text:p>5.7999</text:p>
          </table:table-cell>
          <table:table-cell office:value-type="float" office:value="-1.5875" calcext:value-type="float">
            <text:p>-1.5875</text:p>
          </table:table-cell>
        </table:table-row>
        <table:table-row table:style-name="ro1">
          <table:table-cell office:value-type="float" office:value="0.0088921" calcext:value-type="float">
            <text:p>0.0088921</text:p>
          </table:table-cell>
          <table:table-cell office:value-type="float" office:value="5.8745" calcext:value-type="float">
            <text:p>5.8745</text:p>
          </table:table-cell>
          <table:table-cell office:value-type="float" office:value="-1.6077" calcext:value-type="float">
            <text:p>-1.6077</text:p>
          </table:table-cell>
        </table:table-row>
        <table:table-row table:style-name="ro1">
          <table:table-cell office:value-type="float" office:value="0.0093481" calcext:value-type="float">
            <text:p>0.0093481</text:p>
          </table:table-cell>
          <table:table-cell office:value-type="float" office:value="5.9409" calcext:value-type="float">
            <text:p>5.9409</text:p>
          </table:table-cell>
          <table:table-cell office:value-type="float" office:value="-1.6257" calcext:value-type="float">
            <text:p>-1.6257</text:p>
          </table:table-cell>
        </table:table-row>
        <table:table-row table:style-name="ro1">
          <table:table-cell office:value-type="float" office:value="0.0098275" calcext:value-type="float">
            <text:p>0.0098275</text:p>
          </table:table-cell>
          <table:table-cell office:value-type="float" office:value="5.9982" calcext:value-type="float">
            <text:p>5.9982</text:p>
          </table:table-cell>
          <table:table-cell office:value-type="float" office:value="-1.6412" calcext:value-type="float">
            <text:p>-1.6412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6.0458" calcext:value-type="float">
            <text:p>6.0458</text:p>
          </table:table-cell>
          <table:table-cell office:value-type="float" office:value="-1.6539" calcext:value-type="float">
            <text:p>-1.6539</text:p>
          </table:table-cell>
        </table:table-row>
        <table:table-row table:style-name="ro1">
          <table:table-cell office:value-type="float" office:value="0.010861" calcext:value-type="float">
            <text:p>0.010861</text:p>
          </table:table-cell>
          <table:table-cell office:value-type="float" office:value="6.0828" calcext:value-type="float">
            <text:p>6.0828</text:p>
          </table:table-cell>
          <table:table-cell office:value-type="float" office:value="-1.6638" calcext:value-type="float">
            <text:p>-1.6638</text:p>
          </table:table-cell>
        </table:table-row>
        <table:table-row table:style-name="ro1">
          <table:table-cell office:value-type="float" office:value="0.011418" calcext:value-type="float">
            <text:p>0.011418</text:p>
          </table:table-cell>
          <table:table-cell office:value-type="float" office:value="6.1084" calcext:value-type="float">
            <text:p>6.1084</text:p>
          </table:table-cell>
          <table:table-cell office:value-type="float" office:value="-1.6706" calcext:value-type="float">
            <text:p>-1.6706</text:p>
          </table:table-cell>
        </table:table-row>
        <table:table-row table:style-name="ro1">
          <table:table-cell office:value-type="float" office:value="0.012004" calcext:value-type="float">
            <text:p>0.012004</text:p>
          </table:table-cell>
          <table:table-cell office:value-type="float" office:value="6.1221" calcext:value-type="float">
            <text:p>6.1221</text:p>
          </table:table-cell>
          <table:table-cell office:value-type="float" office:value="-1.6741" calcext:value-type="float">
            <text:p>-1.6741</text:p>
          </table:table-cell>
        </table:table-row>
        <table:table-row table:style-name="ro1">
          <table:table-cell office:value-type="float" office:value="0.012619" calcext:value-type="float">
            <text:p>0.012619</text:p>
          </table:table-cell>
          <table:table-cell office:value-type="float" office:value="6.1229" calcext:value-type="float">
            <text:p>6.1229</text:p>
          </table:table-cell>
          <table:table-cell office:value-type="float" office:value="-1.674" calcext:value-type="float">
            <text:p>-1.674</text:p>
          </table:table-cell>
        </table:table-row>
        <table:table-row table:style-name="ro1">
          <table:table-cell office:value-type="float" office:value="0.013266" calcext:value-type="float">
            <text:p>0.013266</text:p>
          </table:table-cell>
          <table:table-cell office:value-type="float" office:value="6.1104" calcext:value-type="float">
            <text:p>6.1104</text:p>
          </table:table-cell>
          <table:table-cell office:value-type="float" office:value="-1.6703" calcext:value-type="float">
            <text:p>-1.6703</text:p>
          </table:table-cell>
        </table:table-row>
        <table:table-row table:style-name="ro1">
          <table:table-cell office:value-type="float" office:value="0.013947" calcext:value-type="float">
            <text:p>0.013947</text:p>
          </table:table-cell>
          <table:table-cell office:value-type="float" office:value="6.0838" calcext:value-type="float">
            <text:p>6.0838</text:p>
          </table:table-cell>
          <table:table-cell office:value-type="float" office:value="-1.6628" calcext:value-type="float">
            <text:p>-1.6628</text:p>
          </table:table-cell>
        </table:table-row>
        <table:table-row table:style-name="ro1">
          <table:table-cell office:value-type="float" office:value="0.014662" calcext:value-type="float">
            <text:p>0.014662</text:p>
          </table:table-cell>
          <table:table-cell office:value-type="float" office:value="6.0428" calcext:value-type="float">
            <text:p>6.0428</text:p>
          </table:table-cell>
          <table:table-cell office:value-type="float" office:value="-1.6513" calcext:value-type="float">
            <text:p>-1.6513</text:p>
          </table:table-cell>
        </table:table-row>
        <table:table-row table:style-name="ro1">
          <table:table-cell office:value-type="float" office:value="0.015414" calcext:value-type="float">
            <text:p>0.015414</text:p>
          </table:table-cell>
          <table:table-cell office:value-type="float" office:value="5.9867" calcext:value-type="float">
            <text:p>5.9867</text:p>
          </table:table-cell>
          <table:table-cell office:value-type="float" office:value="-1.6357" calcext:value-type="float">
            <text:p>-1.6357</text:p>
          </table:table-cell>
        </table:table-row>
        <table:table-row table:style-name="ro1">
          <table:table-cell office:value-type="float" office:value="0.016204" calcext:value-type="float">
            <text:p>0.016204</text:p>
          </table:table-cell>
          <table:table-cell office:value-type="float" office:value="5.9153" calcext:value-type="float">
            <text:p>5.9153</text:p>
          </table:table-cell>
          <table:table-cell office:value-type="float" office:value="-1.6159" calcext:value-type="float">
            <text:p>-1.6159</text:p>
          </table:table-cell>
        </table:table-row>
        <table:table-row table:style-name="ro1">
          <table:table-cell office:value-type="float" office:value="0.017035" calcext:value-type="float">
            <text:p>0.017035</text:p>
          </table:table-cell>
          <table:table-cell office:value-type="float" office:value="5.8283" calcext:value-type="float">
            <text:p>5.8283</text:p>
          </table:table-cell>
          <table:table-cell office:value-type="float" office:value="-1.5918" calcext:value-type="float">
            <text:p>-1.5918</text:p>
          </table:table-cell>
        </table:table-row>
        <table:table-row table:style-name="ro1">
          <table:table-cell office:value-type="float" office:value="0.017909" calcext:value-type="float">
            <text:p>0.017909</text:p>
          </table:table-cell>
          <table:table-cell office:value-type="float" office:value="5.7257" calcext:value-type="float">
            <text:p>5.7257</text:p>
          </table:table-cell>
          <table:table-cell office:value-type="float" office:value="-1.5635" calcext:value-type="float">
            <text:p>-1.5635</text:p>
          </table:table-cell>
        </table:table-row>
        <table:table-row table:style-name="ro1">
          <table:table-cell office:value-type="float" office:value="0.018827" calcext:value-type="float">
            <text:p>0.018827</text:p>
          </table:table-cell>
          <table:table-cell office:value-type="float" office:value="5.6075" calcext:value-type="float">
            <text:p>5.6075</text:p>
          </table:table-cell>
          <table:table-cell office:value-type="float" office:value="-1.5309" calcext:value-type="float">
            <text:p>-1.5309</text:p>
          </table:table-cell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5.4737" calcext:value-type="float">
            <text:p>5.4737</text:p>
          </table:table-cell>
          <table:table-cell office:value-type="float" office:value="-1.4942" calcext:value-type="float">
            <text:p>-1.4942</text:p>
          </table:table-cell>
        </table:table-row>
        <table:table-row table:style-name="ro1">
          <table:table-cell office:value-type="float" office:value="0.020807" calcext:value-type="float">
            <text:p>0.020807</text:p>
          </table:table-cell>
          <table:table-cell office:value-type="float" office:value="5.3249" calcext:value-type="float">
            <text:p>5.3249</text:p>
          </table:table-cell>
          <table:table-cell office:value-type="float" office:value="-1.4532" calcext:value-type="float">
            <text:p>-1.4532</text:p>
          </table:table-cell>
        </table:table-row>
        <table:table-row table:style-name="ro1">
          <table:table-cell office:value-type="float" office:value="0.021874" calcext:value-type="float">
            <text:p>0.021874</text:p>
          </table:table-cell>
          <table:table-cell office:value-type="float" office:value="5.1614" calcext:value-type="float">
            <text:p>5.1614</text:p>
          </table:table-cell>
          <table:table-cell office:value-type="float" office:value="-1.4084" calcext:value-type="float">
            <text:p>-1.4084</text:p>
          </table:table-cell>
        </table:table-row>
        <table:table-row table:style-name="ro1">
          <table:table-cell office:value-type="float" office:value="0.022996" calcext:value-type="float">
            <text:p>0.022996</text:p>
          </table:table-cell>
          <table:table-cell office:value-type="float" office:value="4.984" calcext:value-type="float">
            <text:p>4.984</text:p>
          </table:table-cell>
          <table:table-cell office:value-type="float" office:value="-1.3597" calcext:value-type="float">
            <text:p>-1.3597</text:p>
          </table:table-cell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4.7936" calcext:value-type="float">
            <text:p>4.7936</text:p>
          </table:table-cell>
          <table:table-cell office:value-type="float" office:value="-1.3075" calcext:value-type="float">
            <text:p>-1.3075</text:p>
          </table:table-cell>
        </table:table-row>
        <table:table-row table:style-name="ro1">
          <table:table-cell office:value-type="float" office:value="0.025414" calcext:value-type="float">
            <text:p>0.025414</text:p>
          </table:table-cell>
          <table:table-cell office:value-type="float" office:value="4.5912" calcext:value-type="float">
            <text:p>4.5912</text:p>
          </table:table-cell>
          <table:table-cell office:value-type="float" office:value="-1.252" calcext:value-type="float">
            <text:p>-1.252</text:p>
          </table:table-cell>
        </table:table-row>
        <table:table-row table:style-name="ro1">
          <table:table-cell office:value-type="float" office:value="0.026717" calcext:value-type="float">
            <text:p>0.026717</text:p>
          </table:table-cell>
          <table:table-cell office:value-type="float" office:value="4.378" calcext:value-type="float">
            <text:p>4.378</text:p>
          </table:table-cell>
          <table:table-cell office:value-type="float" office:value="-1.1937" calcext:value-type="float">
            <text:p>-1.1937</text:p>
          </table:table-cell>
        </table:table-row>
        <table:table-row table:style-name="ro1">
          <table:table-cell office:value-type="float" office:value="0.028087" calcext:value-type="float">
            <text:p>0.028087</text:p>
          </table:table-cell>
          <table:table-cell office:value-type="float" office:value="4.1554" calcext:value-type="float">
            <text:p>4.1554</text:p>
          </table:table-cell>
          <table:table-cell office:value-type="float" office:value="-1.1328" calcext:value-type="float">
            <text:p>-1.1328</text:p>
          </table:table-cell>
        </table:table-row>
        <table:table-row table:style-name="ro1">
          <table:table-cell office:value-type="float" office:value="0.029528" calcext:value-type="float">
            <text:p>0.029528</text:p>
          </table:table-cell>
          <table:table-cell office:value-type="float" office:value="3.925" calcext:value-type="float">
            <text:p>3.925</text:p>
          </table:table-cell>
          <table:table-cell office:value-type="float" office:value="-1.0697" calcext:value-type="float">
            <text:p>-1.0697</text:p>
          </table:table-cell>
        </table:table-row>
        <table:table-row table:style-name="ro1">
          <table:table-cell office:value-type="float" office:value="0.031042" calcext:value-type="float">
            <text:p>0.031042</text:p>
          </table:table-cell>
          <table:table-cell office:value-type="float" office:value="3.6884" calcext:value-type="float">
            <text:p>3.6884</text:p>
          </table:table-cell>
          <table:table-cell office:value-type="float" office:value="-1.0051" calcext:value-type="float">
            <text:p>-1.0051</text:p>
          </table:table-cell>
        </table:table-row>
        <table:table-row table:style-name="ro1">
          <table:table-cell office:value-type="float" office:value="0.032633" calcext:value-type="float">
            <text:p>0.032633</text:p>
          </table:table-cell>
          <table:table-cell office:value-type="float" office:value="3.4476" calcext:value-type="float">
            <text:p>3.4476</text:p>
          </table:table-cell>
          <table:table-cell office:value-type="float" office:value="-0.93926" calcext:value-type="float">
            <text:p>-0.93926</text:p>
          </table:table-cell>
        </table:table-row>
        <table:table-row table:style-name="ro1">
          <table:table-cell office:value-type="float" office:value="0.034306" calcext:value-type="float">
            <text:p>0.034306</text:p>
          </table:table-cell>
          <table:table-cell office:value-type="float" office:value="3.2043" calcext:value-type="float">
            <text:p>3.2043</text:p>
          </table:table-cell>
          <table:table-cell office:value-type="float" office:value="-0.87281" calcext:value-type="float">
            <text:p>-0.87281</text:p>
          </table:table-cell>
        </table:table-row>
        <table:table-row table:style-name="ro1">
          <table:table-cell office:value-type="float" office:value="0.036065" calcext:value-type="float">
            <text:p>0.036065</text:p>
          </table:table-cell>
          <table:table-cell office:value-type="float" office:value="2.9605" calcext:value-type="float">
            <text:p>2.9605</text:p>
          </table:table-cell>
          <table:table-cell office:value-type="float" office:value="-0.80625" calcext:value-type="float">
            <text:p>-0.80625</text:p>
          </table:table-cell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2.7182" calcext:value-type="float">
            <text:p>2.7182</text:p>
          </table:table-cell>
          <table:table-cell office:value-type="float" office:value="-0.74014" calcext:value-type="float">
            <text:p>-0.74014</text:p>
          </table:table-cell>
        </table:table-row>
        <table:table-row table:style-name="ro1">
          <table:table-cell office:value-type="float" office:value="0.039859" calcext:value-type="float">
            <text:p>0.039859</text:p>
          </table:table-cell>
          <table:table-cell office:value-type="float" office:value="2.4795" calcext:value-type="float">
            <text:p>2.4795</text:p>
          </table:table-cell>
          <table:table-cell office:value-type="float" office:value="-0.675" calcext:value-type="float">
            <text:p>-0.675</text:p>
          </table:table-cell>
        </table:table-row>
        <table:table-row table:style-name="ro1">
          <table:table-cell office:value-type="float" office:value="0.041902" calcext:value-type="float">
            <text:p>0.041902</text:p>
          </table:table-cell>
          <table:table-cell office:value-type="float" office:value="2.2462" calcext:value-type="float">
            <text:p>2.2462</text:p>
          </table:table-cell>
          <table:table-cell office:value-type="float" office:value="-0.61136" calcext:value-type="float">
            <text:p>-0.61136</text:p>
          </table:table-cell>
        </table:table-row>
        <table:table-row table:style-name="ro1">
          <table:table-cell office:value-type="float" office:value="0.044051" calcext:value-type="float">
            <text:p>0.044051</text:p>
          </table:table-cell>
          <table:table-cell office:value-type="float" office:value="2.0201" calcext:value-type="float">
            <text:p>2.0201</text:p>
          </table:table-cell>
          <table:table-cell office:value-type="float" office:value="-0.54972" calcext:value-type="float">
            <text:p>-0.54972</text:p>
          </table:table-cell>
        </table:table-row>
        <table:table-row table:style-name="ro1">
          <table:table-cell office:value-type="float" office:value="0.04631" calcext:value-type="float">
            <text:p>0.04631</text:p>
          </table:table-cell>
          <table:table-cell office:value-type="float" office:value="1.803" calcext:value-type="float">
            <text:p>1.803</text:p>
          </table:table-cell>
          <table:table-cell office:value-type="float" office:value="-0.49054" calcext:value-type="float">
            <text:p>-0.49054</text:p>
          </table:table-cell>
        </table:table-row>
        <table:table-row table:style-name="ro1">
          <table:table-cell office:value-type="float" office:value="0.048684" calcext:value-type="float">
            <text:p>0.048684</text:p>
          </table:table-cell>
          <table:table-cell office:value-type="float" office:value="1.5964" calcext:value-type="float">
            <text:p>1.5964</text:p>
          </table:table-cell>
          <table:table-cell office:value-type="float" office:value="-0.43424" calcext:value-type="float">
            <text:p>-0.43424</text:p>
          </table:table-cell>
        </table:table-row>
        <table:table-row table:style-name="ro1">
          <table:table-cell office:value-type="float" office:value="0.05118" calcext:value-type="float">
            <text:p>0.05118</text:p>
          </table:table-cell>
          <table:table-cell office:value-type="float" office:value="1.4016" calcext:value-type="float">
            <text:p>1.4016</text:p>
          </table:table-cell>
          <table:table-cell office:value-type="float" office:value="-0.38118" calcext:value-type="float">
            <text:p>-0.38118</text:p>
          </table:table-cell>
        </table:table-row>
        <table:table-row table:style-name="ro1">
          <table:table-cell office:value-type="float" office:value="0.053804" calcext:value-type="float">
            <text:p>0.053804</text:p>
          </table:table-cell>
          <table:table-cell office:value-type="float" office:value="1.2198" calcext:value-type="float">
            <text:p>1.2198</text:p>
          </table:table-cell>
          <table:table-cell office:value-type="float" office:value="-0.33165" calcext:value-type="float">
            <text:p>-0.33165</text:p>
          </table:table-cell>
        </table:table-row>
        <table:table-row table:style-name="ro1">
          <table:table-cell office:value-type="float" office:value="0.056563" calcext:value-type="float">
            <text:p>0.056563</text:p>
          </table:table-cell>
          <table:table-cell office:value-type="float" office:value="1.0517" calcext:value-type="float">
            <text:p>1.0517</text:p>
          </table:table-cell>
          <table:table-cell office:value-type="float" office:value="-0.28589" calcext:value-type="float">
            <text:p>-0.28589</text:p>
          </table:table-cell>
        </table:table-row>
        <table:table-row table:style-name="ro1">
          <table:table-cell office:value-type="float" office:value="0.059463" calcext:value-type="float">
            <text:p>0.059463</text:p>
          </table:table-cell>
          <table:table-cell office:value-type="float" office:value="0.89793" calcext:value-type="float">
            <text:p>0.89793</text:p>
          </table:table-cell>
          <table:table-cell office:value-type="float" office:value="-0.24404" calcext:value-type="float">
            <text:p>-0.24404</text:p>
          </table:table-cell>
        </table:table-row>
        <table:table-row table:style-name="ro1">
          <table:table-cell office:value-type="float" office:value="0.062512" calcext:value-type="float">
            <text:p>0.062512</text:p>
          </table:table-cell>
          <table:table-cell office:value-type="float" office:value="0.75884" calcext:value-type="float">
            <text:p>0.75884</text:p>
          </table:table-cell>
          <table:table-cell office:value-type="float" office:value="-0.20619" calcext:value-type="float">
            <text:p>-0.20619</text:p>
          </table:table-cell>
        </table:table-row>
        <table:table-row table:style-name="ro1">
          <table:table-cell office:value-type="float" office:value="0.065717" calcext:value-type="float">
            <text:p>0.065717</text:p>
          </table:table-cell>
          <table:table-cell office:value-type="float" office:value="0.63441" calcext:value-type="float">
            <text:p>0.63441</text:p>
          </table:table-cell>
          <table:table-cell office:value-type="float" office:value="-0.17234" calcext:value-type="float">
            <text:p>-0.17234</text:p>
          </table:table-cell>
        </table:table-row>
        <table:table-row table:style-name="ro1">
          <table:table-cell office:value-type="float" office:value="0.069087" calcext:value-type="float">
            <text:p>0.069087</text:p>
          </table:table-cell>
          <table:table-cell office:value-type="float" office:value="0.5244" calcext:value-type="float">
            <text:p>0.5244</text:p>
          </table:table-cell>
          <table:table-cell office:value-type="float" office:value="-0.14242" calcext:value-type="float">
            <text:p>-0.14242</text:p>
          </table:table-cell>
        </table:table-row>
        <table:table-row table:style-name="ro1">
          <table:table-cell office:value-type="float" office:value="0.072629" calcext:value-type="float">
            <text:p>0.072629</text:p>
          </table:table-cell>
          <table:table-cell office:value-type="float" office:value="0.42834" calcext:value-type="float">
            <text:p>0.42834</text:p>
          </table:table-cell>
          <table:table-cell office:value-type="float" office:value="-0.11629" calcext:value-type="float">
            <text:p>-0.11629</text:p>
          </table:table-cell>
        </table:table-row>
        <table:table-row table:style-name="ro1">
          <table:table-cell office:value-type="float" office:value="0.076353" calcext:value-type="float">
            <text:p>0.076353</text:p>
          </table:table-cell>
          <table:table-cell office:value-type="float" office:value="0.34552" calcext:value-type="float">
            <text:p>0.34552</text:p>
          </table:table-cell>
          <table:table-cell office:value-type="float" office:value="-0.093781" calcext:value-type="float">
            <text:p>-0.093781</text:p>
          </table:table-cell>
        </table:table-row>
        <table:table-row table:style-name="ro1">
          <table:table-cell office:value-type="float" office:value="0.080268" calcext:value-type="float">
            <text:p>0.080268</text:p>
          </table:table-cell>
          <table:table-cell office:value-type="float" office:value="0.27508" calcext:value-type="float">
            <text:p>0.27508</text:p>
          </table:table-cell>
          <table:table-cell office:value-type="float" office:value="-0.074635" calcext:value-type="float">
            <text:p>-0.074635</text:p>
          </table:table-cell>
        </table:table-row>
        <table:table-row table:style-name="ro1">
          <table:table-cell office:value-type="float" office:value="0.084383" calcext:value-type="float">
            <text:p>0.084383</text:p>
          </table:table-cell>
          <table:table-cell office:value-type="float" office:value="0.21599" calcext:value-type="float">
            <text:p>0.21599</text:p>
          </table:table-cell>
          <table:table-cell office:value-type="float" office:value="-0.058582" calcext:value-type="float">
            <text:p>-0.058582</text:p>
          </table:table-cell>
        </table:table-row>
        <table:table-row table:style-name="ro1">
          <table:table-cell office:value-type="float" office:value="0.08871" calcext:value-type="float">
            <text:p>0.08871</text:p>
          </table:table-cell>
          <table:table-cell office:value-type="float" office:value="0.16716" calcext:value-type="float">
            <text:p>0.16716</text:p>
          </table:table-cell>
          <table:table-cell office:value-type="float" office:value="-0.045318" calcext:value-type="float">
            <text:p>-0.045318</text:p>
          </table:table-cell>
        </table:table-row>
        <table:table-row table:style-name="ro1">
          <table:table-cell office:value-type="float" office:value="0.093258" calcext:value-type="float">
            <text:p>0.093258</text:p>
          </table:table-cell>
          <table:table-cell office:value-type="float" office:value="0.12741" calcext:value-type="float">
            <text:p>0.12741</text:p>
          </table:table-cell>
          <table:table-cell office:value-type="float" office:value="-0.034525" calcext:value-type="float">
            <text:p>-0.034525</text:p>
          </table:table-cell>
        </table:table-row>
        <table:table-row table:style-name="ro1">
          <table:table-cell office:value-type="float" office:value="0.09804" calcext:value-type="float">
            <text:p>0.09804</text:p>
          </table:table-cell>
          <table:table-cell office:value-type="float" office:value="0.095581" calcext:value-type="float">
            <text:p>0.095581</text:p>
          </table:table-cell>
          <table:table-cell office:value-type="float" office:value="-0.025884" calcext:value-type="float">
            <text:p>-0.025884</text:p>
          </table:table-cell>
        </table:table-row>
        <table:table-row table:style-name="ro1">
          <table:table-cell office:value-type="float" office:value="0.10307" calcext:value-type="float">
            <text:p>0.10307</text:p>
          </table:table-cell>
          <table:table-cell office:value-type="float" office:value="0.070512" calcext:value-type="float">
            <text:p>0.070512</text:p>
          </table:table-cell>
          <table:table-cell office:value-type="float" office:value="-0.019081" calcext:value-type="float">
            <text:p>-0.019081</text:p>
          </table:table-cell>
        </table:table-row>
        <table:table-row table:style-name="ro1">
          <table:table-cell office:value-type="float" office:value="0.10835" calcext:value-type="float">
            <text:p>0.10835</text:p>
          </table:table-cell>
          <table:table-cell office:value-type="float" office:value="0.051113" calcext:value-type="float">
            <text:p>0.051113</text:p>
          </table:table-cell>
          <table:table-cell office:value-type="float" office:value="-0.01382" calcext:value-type="float">
            <text:p>-0.01382</text:p>
          </table:table-cell>
        </table:table-row>
        <table:table-row table:style-name="ro1">
          <table:table-cell office:value-type="float" office:value="0.11391" calcext:value-type="float">
            <text:p>0.11391</text:p>
          </table:table-cell>
          <table:table-cell office:value-type="float" office:value="0.036378" calcext:value-type="float">
            <text:p>0.036378</text:p>
          </table:table-cell>
          <table:table-cell office:value-type="float" office:value="-0.0098254" calcext:value-type="float">
            <text:p>-0.0098254</text:p>
          </table:table-cell>
        </table:table-row>
        <table:table-row table:style-name="ro1">
          <table:table-cell office:value-type="float" office:value="0.11975" calcext:value-type="float">
            <text:p>0.11975</text:p>
          </table:table-cell>
          <table:table-cell office:value-type="float" office:value="0.025398" calcext:value-type="float">
            <text:p>0.025398</text:p>
          </table:table-cell>
          <table:table-cell office:value-type="float" office:value="-0.0068507" calcext:value-type="float">
            <text:p>-0.0068507</text:p>
          </table:table-cell>
        </table:table-row>
        <table:table-row table:style-name="ro1">
          <table:table-cell office:value-type="float" office:value="0.12589" calcext:value-type="float">
            <text:p>0.12589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-0.0046803" calcext:value-type="float">
            <text:p>-0.0046803</text:p>
          </table:table-cell>
        </table:table-row>
        <table:table-row table:style-name="ro1">
          <table:table-cell office:value-type="float" office:value="0.13234" calcext:value-type="float">
            <text:p>0.13234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-0.00313" calcext:value-type="float">
            <text:p>-0.00313</text:p>
          </table:table-cell>
        </table:table-row>
        <table:table-row table:style-name="ro1">
          <table:table-cell office:value-type="float" office:value="0.13913" calcext:value-type="float">
            <text:p>0.13913</text:p>
          </table:table-cell>
          <table:table-cell office:value-type="float" office:value="0.0076421" calcext:value-type="float">
            <text:p>0.0076421</text:p>
          </table:table-cell>
          <table:table-cell office:value-type="float" office:value="-0.0020472" calcext:value-type="float">
            <text:p>-0.0020472</text:p>
          </table:table-cell>
        </table:table-row>
        <table:table-row table:style-name="ro1">
          <table:table-cell office:value-type="float" office:value="0.14626" calcext:value-type="float">
            <text:p>0.14626</text:p>
          </table:table-cell>
          <table:table-cell office:value-type="float" office:value="0.0049028" calcext:value-type="float">
            <text:p>0.0049028</text:p>
          </table:table-cell>
          <table:table-cell office:value-type="float" office:value="-0.0013082" calcext:value-type="float">
            <text:p>-0.0013082</text:p>
          </table:table-cell>
        </table:table-row>
        <table:table-row table:style-name="ro1">
          <table:table-cell office:value-type="float" office:value="0.15376" calcext:value-type="float">
            <text:p>0.15376</text:p>
          </table:table-cell>
          <table:table-cell office:value-type="float" office:value="0.0030748" calcext:value-type="float">
            <text:p>0.0030748</text:p>
          </table:table-cell>
          <table:table-cell office:value-type="float" office:value="-0.0008161" calcext:value-type="float">
            <text:p>-0.0008161</text:p>
          </table:table-cell>
        </table:table-row>
        <table:table-row table:style-name="ro1">
          <table:table-cell office:value-type="float" office:value="0.16164" calcext:value-type="float">
            <text:p>0.16164</text:p>
          </table:table-cell>
          <table:table-cell office:value-type="float" office:value="0.0018847" calcext:value-type="float">
            <text:p>0.0018847</text:p>
          </table:table-cell>
          <table:table-cell office:value-type="float" office:value="-0.00049661" calcext:value-type="float">
            <text:p>-0.00049661</text:p>
          </table:table-cell>
        </table:table-row>
        <table:table-row table:style-name="ro1">
          <table:table-cell office:value-type="float" office:value="0.16993" calcext:value-type="float">
            <text:p>0.16993</text:p>
          </table:table-cell>
          <table:table-cell office:value-type="float" office:value="0.0011293" calcext:value-type="float">
            <text:p>0.0011293</text:p>
          </table:table-cell>
          <table:table-cell office:value-type="float" office:value="-0.00029461" calcext:value-type="float">
            <text:p>-0.00029461</text:p>
          </table:table-cell>
        </table:table-row>
        <table:table-row table:style-name="ro1">
          <table:table-cell office:value-type="float" office:value="0.17864" calcext:value-type="float">
            <text:p>0.17864</text:p>
          </table:table-cell>
          <table:table-cell office:value-type="float" office:value="0.00066207" calcext:value-type="float">
            <text:p>0.00066207</text:p>
          </table:table-cell>
          <table:table-cell office:value-type="float" office:value="-0.00017033" calcext:value-type="float">
            <text:p>-0.00017033</text:p>
          </table:table-cell>
        </table:table-row>
        <table:table-row table:style-name="ro1">
          <table:table-cell office:value-type="float" office:value="0.1878" calcext:value-type="float">
            <text:p>0.1878</text:p>
          </table:table-cell>
          <table:table-cell office:value-type="float" office:value="0.00038047" calcext:value-type="float">
            <text:p>0.00038047</text:p>
          </table:table-cell>
          <table:table-cell office:value-type="float" office:value="-0.000096008" calcext:value-type="float">
            <text:p>-0.000096008</text:p>
          </table:table-cell>
        </table:table-row>
        <table:table-row table:style-name="ro1">
          <table:table-cell office:value-type="float" office:value="0.19743" calcext:value-type="float">
            <text:p>0.19743</text:p>
          </table:table-cell>
          <table:table-cell office:value-type="float" office:value="0.00021499" calcext:value-type="float">
            <text:p>0.00021499</text:p>
          </table:table-cell>
          <table:table-cell office:value-type="float" office:value="-0.000052811" calcext:value-type="float">
            <text:p>-0.000052811</text:p>
          </table:table-cell>
        </table:table-row>
        <table:table-row table:style-name="ro1">
          <table:table-cell office:value-type="float" office:value="0.20755" calcext:value-type="float">
            <text:p>0.20755</text:p>
          </table:table-cell>
          <table:table-cell office:value-type="float" office:value="0.00012003" calcext:value-type="float">
            <text:p>0.00012003</text:p>
          </table:table-cell>
          <table:table-cell office:value-type="float" office:value="-0.000028414" calcext:value-type="float">
            <text:p>-0.000028414</text:p>
          </table:table-cell>
        </table:table-row>
        <table:table-row table:style-name="ro1">
          <table:table-cell office:value-type="float" office:value="0.21819" calcext:value-type="float">
            <text:p>0.21819</text:p>
          </table:table-cell>
          <table:table-cell office:value-type="float" office:value="0.000066654" calcext:value-type="float">
            <text:p>0.000066654</text:p>
          </table:table-cell>
          <table:table-cell office:value-type="float" office:value="-0.000015015" calcext:value-type="float">
            <text:p>-0.000015015</text:p>
          </table:table-cell>
        </table:table-row>
        <table:table-row table:style-name="ro1">
          <table:table-cell office:value-type="float" office:value="0.22938" calcext:value-type="float">
            <text:p>0.22938</text:p>
          </table:table-cell>
          <table:table-cell office:value-type="float" office:value="0.000037116" calcext:value-type="float">
            <text:p>0.000037116</text:p>
          </table:table-cell>
          <table:table-cell office:value-type="float" office:value="-0.0000078417" calcext:value-type="float">
            <text:p>-7.8417E-06</text:p>
          </table:table-cell>
        </table:table-row>
        <table:table-row table:style-name="ro1">
          <table:table-cell office:value-type="float" office:value="0.24114" calcext:value-type="float">
            <text:p>0.24114</text:p>
          </table:table-cell>
          <table:table-cell office:value-type="float" office:value="0.000020903" calcext:value-type="float">
            <text:p>0.000020903</text:p>
          </table:table-cell>
          <table:table-cell office:value-type="float" office:value="-0.0000040839" calcext:value-type="float">
            <text:p>-4.0839E-06</text:p>
          </table:table-cell>
        </table:table-row>
        <table:table-row table:style-name="ro1">
          <table:table-cell office:value-type="float" office:value="0.25351" calcext:value-type="float">
            <text:p>0.25351</text:p>
          </table:table-cell>
          <table:table-cell office:value-type="float" office:value="0.000011985" calcext:value-type="float">
            <text:p>0.000011985</text:p>
          </table:table-cell>
          <table:table-cell office:value-type="float" office:value="-0.0000021437" calcext:value-type="float">
            <text:p>-2.1437E-06</text:p>
          </table:table-cell>
        </table:table-row>
        <table:table-row table:style-name="ro1">
          <table:table-cell office:value-type="float" office:value="0.2665" calcext:value-type="float">
            <text:p>0.2665</text:p>
          </table:table-cell>
          <table:table-cell office:value-type="float" office:value="0.0000070153" calcext:value-type="float">
            <text:p>7.0153E-06</text:p>
          </table:table-cell>
          <table:table-cell office:value-type="float" office:value="-0.0000011463" calcext:value-type="float">
            <text:p>-1.1463E-06</text:p>
          </table:table-cell>
        </table:table-row>
        <table:table-row table:style-name="ro1">
          <table:table-cell office:value-type="float" office:value="0.28017" calcext:value-type="float">
            <text:p>0.28017</text:p>
          </table:table-cell>
          <table:table-cell office:value-type="float" office:value="0.0000041818" calcext:value-type="float">
            <text:p>4.1818E-06</text:p>
          </table:table-cell>
          <table:table-cell office:value-type="float" office:value="-0.00000062892" calcext:value-type="float">
            <text:p>-6.2892E-07</text:p>
          </table:table-cell>
        </table:table-row>
        <table:table-row table:style-name="ro1">
          <table:table-cell office:value-type="float" office:value="0.29453" calcext:value-type="float">
            <text:p>0.29453</text:p>
          </table:table-cell>
          <table:table-cell office:value-type="float" office:value="0.0000025214" calcext:value-type="float">
            <text:p>2.5214E-06</text:p>
          </table:table-cell>
          <table:table-cell office:value-type="float" office:value="-0.00000035429" calcext:value-type="float">
            <text:p>-3.5429E-07</text:p>
          </table:table-cell>
        </table:table-row>
        <table:table-row table:style-name="ro1">
          <table:table-cell office:value-type="float" office:value="0.30963" calcext:value-type="float">
            <text:p>0.30963</text:p>
          </table:table-cell>
          <table:table-cell office:value-type="float" office:value="0.0000015238" calcext:value-type="float">
            <text:p>1.5238E-06</text:p>
          </table:table-cell>
          <table:table-cell office:value-type="float" office:value="-0.0000002037" calcext:value-type="float">
            <text:p>-2.037E-07</text:p>
          </table:table-cell>
        </table:table-row>
        <table:table-row table:style-name="ro1">
          <table:table-cell office:value-type="float" office:value="0.32551" calcext:value-type="float">
            <text:p>0.32551</text:p>
          </table:table-cell>
          <table:table-cell office:value-type="float" office:value="0.00000091468" calcext:value-type="float">
            <text:p>9.1468E-07</text:p>
          </table:table-cell>
          <table:table-cell office:value-type="float" office:value="-0.00000011829" calcext:value-type="float">
            <text:p>-1.1829E-07</text:p>
          </table:table-cell>
        </table:table-row>
        <table:table-row table:style-name="ro1">
          <table:table-cell office:value-type="float" office:value="0.3422" calcext:value-type="float">
            <text:p>0.3422</text:p>
          </table:table-cell>
          <table:table-cell office:value-type="float" office:value="0.00000054091" calcext:value-type="float">
            <text:p>5.4091E-07</text:p>
          </table:table-cell>
          <table:table-cell office:value-type="float" office:value="-0.000000068559" calcext:value-type="float">
            <text:p>-6.8559E-08</text:p>
          </table:table-cell>
        </table:table-row>
        <table:table-row table:style-name="ro1">
          <table:table-cell office:value-type="float" office:value="0.35974" calcext:value-type="float">
            <text:p>0.35974</text:p>
          </table:table-cell>
          <table:table-cell office:value-type="float" office:value="0.00000031318" calcext:value-type="float">
            <text:p>3.1318E-07</text:p>
          </table:table-cell>
          <table:table-cell office:value-type="float" office:value="-0.000000039265" calcext:value-type="float">
            <text:p>-3.9265E-08</text:p>
          </table:table-cell>
        </table:table-row>
        <table:table-row table:style-name="ro1">
          <table:table-cell office:value-type="float" office:value="0.37819" calcext:value-type="float">
            <text:p>0.37819</text:p>
          </table:table-cell>
          <table:table-cell office:value-type="float" office:value="0.00000017661" calcext:value-type="float">
            <text:p>1.7661E-07</text:p>
          </table:table-cell>
          <table:table-cell office:value-type="float" office:value="-0.000000022024" calcext:value-type="float">
            <text:p>-0.000000022</text:p>
          </table:table-cell>
        </table:table-row>
        <table:table-row table:style-name="ro1">
          <table:table-cell office:value-type="float" office:value="0.39758" calcext:value-type="float">
            <text:p>0.39758</text:p>
          </table:table-cell>
          <table:table-cell office:value-type="float" office:value="0.000000096668" calcext:value-type="float">
            <text:p>9.6668E-08</text:p>
          </table:table-cell>
          <table:table-cell office:value-type="float" office:value="-0.000000012034" calcext:value-type="float">
            <text:p>-0.000000012</text:p>
          </table:table-cell>
        </table:table-row>
        <table:table-row table:style-name="ro1">
          <table:table-cell office:value-type="float" office:value="0.41796" calcext:value-type="float">
            <text:p>0.41796</text:p>
          </table:table-cell>
          <table:table-cell office:value-type="float" office:value="0.000000051184" calcext:value-type="float">
            <text:p>5.1184E-08</text:p>
          </table:table-cell>
          <table:table-cell office:value-type="float" office:value="-0.0000000063723" calcext:value-type="float">
            <text:p>-6.3723E-09</text:p>
          </table:table-cell>
        </table:table-row>
        <table:table-row table:style-name="ro1">
          <table:table-cell office:value-type="float" office:value="0.43939" calcext:value-type="float">
            <text:p>0.43939</text:p>
          </table:table-cell>
          <table:table-cell office:value-type="float" office:value="0.000000026152" calcext:value-type="float">
            <text:p>2.6152E-08</text:p>
          </table:table-cell>
          <table:table-cell office:value-type="float" office:value="-0.0000000032596" calcext:value-type="float">
            <text:p>-3.2596E-09</text:p>
          </table:table-cell>
        </table:table-row>
        <table:table-row table:style-name="ro1">
          <table:table-cell office:value-type="float" office:value="0.46192" calcext:value-type="float">
            <text:p>0.46192</text:p>
          </table:table-cell>
          <table:table-cell office:value-type="float" office:value="0.000000012863" calcext:value-type="float">
            <text:p>1.2863E-08</text:p>
          </table:table-cell>
          <table:table-cell office:value-type="float" office:value="-0.0000000016058" calcext:value-type="float">
            <text:p>-1.6058E-09</text:p>
          </table:table-cell>
        </table:table-row>
        <table:table-row table:style-name="ro1">
          <table:table-cell office:value-type="float" office:value="0.4856" calcext:value-type="float">
            <text:p>0.4856</text:p>
          </table:table-cell>
          <table:table-cell office:value-type="float" office:value="0.0000000060766" calcext:value-type="float">
            <text:p>6.0766E-09</text:p>
          </table:table-cell>
          <table:table-cell office:value-type="float" office:value="-0.00000000076009" calcext:value-type="float">
            <text:p>-7.6009E-10</text:p>
          </table:table-cell>
        </table:table-row>
        <table:table-row table:style-name="ro1">
          <table:table-cell office:value-type="float" office:value="0.5105" calcext:value-type="float">
            <text:p>0.5105</text:p>
          </table:table-cell>
          <table:table-cell office:value-type="float" office:value="0.0000000027512" calcext:value-type="float">
            <text:p>2.7512E-09</text:p>
          </table:table-cell>
          <table:table-cell office:value-type="float" office:value="-0.00000000034496" calcext:value-type="float">
            <text:p>-3.4496E-10</text:p>
          </table:table-cell>
        </table:table-row>
        <table:table-row table:style-name="ro1">
          <table:table-cell office:value-type="float" office:value="0.53667" calcext:value-type="float">
            <text:p>0.53667</text:p>
          </table:table-cell>
          <table:table-cell office:value-type="float" office:value="0.0000000011965" calcext:value-type="float">
            <text:p>1.1965E-09</text:p>
          </table:table-cell>
          <table:table-cell office:value-type="float" office:value="-0.00000000014822" calcext:value-type="float">
            <text:p>-1.4822E-10</text:p>
          </table:table-cell>
        </table:table-row>
        <table:table-row table:style-name="ro1">
          <table:table-cell office:value-type="float" office:value="0.56419" calcext:value-type="float">
            <text:p>0.56419</text:p>
          </table:table-cell>
          <table:table-cell office:value-type="float" office:value="0.00000000048062" calcext:value-type="float">
            <text:p>4.8062E-10</text:p>
          </table:table-cell>
          <table:table-cell office:value-type="float" office:value="-0.000000000057553" calcext:value-type="float">
            <text:p>-5.7553E-11</text:p>
          </table:table-cell>
        </table:table-row>
        <table:table-row table:style-name="ro1">
          <table:table-cell office:value-type="float" office:value="0.59312" calcext:value-type="float">
            <text:p>0.59312</text:p>
          </table:table-cell>
          <table:table-cell office:value-type="float" office:value="0.00000000018665" calcext:value-type="float">
            <text:p>1.8665E-10</text:p>
          </table:table-cell>
          <table:table-cell office:value-type="float" office:value="-0.000000000022492" calcext:value-type="float">
            <text:p>-2.2492E-11</text:p>
          </table:table-cell>
        </table:table-row>
      </table:table>
      <table:table table:name="plot_2p1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0254" calcext:value-type="float">
            <text:p>1.0254E-07</text:p>
          </table:table-cell>
          <table:table-cell office:value-type="float" office:value="0.00000000013049" calcext:value-type="float">
            <text:p>1.3049E-10</text:p>
          </table:table-cell>
          <table:table-cell office:value-type="float" office:value="-0.000000000000041559" calcext:value-type="float">
            <text:p>-4.1559E-14</text:p>
          </table:table-cell>
        </table:table-row>
        <table:table-row table:style-name="ro1">
          <table:table-cell office:value-type="float" office:value="0.00000021034" calcext:value-type="float">
            <text:p>2.1034E-07</text:p>
          </table:table-cell>
          <table:table-cell office:value-type="float" office:value="0.00000000054906" calcext:value-type="float">
            <text:p>5.4906E-10</text:p>
          </table:table-cell>
          <table:table-cell office:value-type="float" office:value="-0.0000000000003587" calcext:value-type="float">
            <text:p>-3.587E-13</text:p>
          </table:table-cell>
        </table:table-row>
        <table:table-row table:style-name="ro1">
          <table:table-cell office:value-type="float" office:value="0.00000032367" calcext:value-type="float">
            <text:p>3.2367E-07</text:p>
          </table:table-cell>
          <table:table-cell office:value-type="float" office:value="0.0000000013001" calcext:value-type="float">
            <text:p>1.3001E-09</text:p>
          </table:table-cell>
          <table:table-cell office:value-type="float" office:value="-0.00000000000056159" calcext:value-type="float">
            <text:p>-5.6159E-13</text:p>
          </table:table-cell>
        </table:table-row>
        <table:table-row table:style-name="ro1">
          <table:table-cell office:value-type="float" office:value="0.00000044281" calcext:value-type="float">
            <text:p>4.4281E-07</text:p>
          </table:table-cell>
          <table:table-cell office:value-type="float" office:value="0.0000000024333" calcext:value-type="float">
            <text:p>2.4333E-09</text:p>
          </table:table-cell>
          <table:table-cell office:value-type="float" office:value="-0.0000000000013439" calcext:value-type="float">
            <text:p>-1.3439E-12</text:p>
          </table:table-cell>
        </table:table-row>
        <table:table-row table:style-name="ro1">
          <table:table-cell office:value-type="float" office:value="0.00000056805" calcext:value-type="float">
            <text:p>5.6805E-07</text:p>
          </table:table-cell>
          <table:table-cell office:value-type="float" office:value="0.0000000040045" calcext:value-type="float">
            <text:p>0.000000004</text:p>
          </table:table-cell>
          <table:table-cell office:value-type="float" office:value="-0.0000000000029079" calcext:value-type="float">
            <text:p>-2.9079E-12</text:p>
          </table:table-cell>
        </table:table-row>
        <table:table-row table:style-name="ro1">
          <table:table-cell office:value-type="float" office:value="0.00000069972" calcext:value-type="float">
            <text:p>6.9972E-07</text:p>
          </table:table-cell>
          <table:table-cell office:value-type="float" office:value="0.000000006076" calcext:value-type="float">
            <text:p>6.076E-09</text:p>
          </table:table-cell>
          <table:table-cell office:value-type="float" office:value="-0.0000000000051899" calcext:value-type="float">
            <text:p>-5.1899E-12</text:p>
          </table:table-cell>
        </table:table-row>
        <table:table-row table:style-name="ro1">
          <table:table-cell office:value-type="float" office:value="0.00000083814" calcext:value-type="float">
            <text:p>8.3814E-07</text:p>
          </table:table-cell>
          <table:table-cell office:value-type="float" office:value="0.0000000087177" calcext:value-type="float">
            <text:p>8.7177E-09</text:p>
          </table:table-cell>
          <table:table-cell office:value-type="float" office:value="-0.0000000000092124" calcext:value-type="float">
            <text:p>-9.2124E-12</text:p>
          </table:table-cell>
        </table:table-row>
        <table:table-row table:style-name="ro1">
          <table:table-cell office:value-type="float" office:value="0.00000098365" calcext:value-type="float">
            <text:p>9.8365E-07</text:p>
          </table:table-cell>
          <table:table-cell office:value-type="float" office:value="0.000000012007" calcext:value-type="float">
            <text:p>0.000000012</text:p>
          </table:table-cell>
          <table:table-cell office:value-type="float" office:value="-0.000000000014552" calcext:value-type="float">
            <text:p>-1.4552E-11</text:p>
          </table:table-cell>
        </table:table-row>
        <table:table-row table:style-name="ro1">
          <table:table-cell office:value-type="float" office:value="0.0000011366" calcext:value-type="float">
            <text:p>1.1366E-06</text:p>
          </table:table-cell>
          <table:table-cell office:value-type="float" office:value="0.000000016033" calcext:value-type="float">
            <text:p>0.000000016</text:p>
          </table:table-cell>
          <table:table-cell office:value-type="float" office:value="-0.000000000022753" calcext:value-type="float">
            <text:p>-2.2753E-11</text:p>
          </table:table-cell>
        </table:table-row>
        <table:table-row table:style-name="ro1">
          <table:table-cell office:value-type="float" office:value="0.0000012974" calcext:value-type="float">
            <text:p>1.2974E-06</text:p>
          </table:table-cell>
          <table:table-cell office:value-type="float" office:value="0.00000002089" calcext:value-type="float">
            <text:p>2.089E-08</text:p>
          </table:table-cell>
          <table:table-cell office:value-type="float" office:value="-0.000000000033587" calcext:value-type="float">
            <text:p>-3.3587E-11</text:p>
          </table:table-cell>
        </table:table-row>
        <table:table-row table:style-name="ro1">
          <table:table-cell office:value-type="float" office:value="0.0000014665" calcext:value-type="float">
            <text:p>1.4665E-06</text:p>
          </table:table-cell>
          <table:table-cell office:value-type="float" office:value="0.000000026689" calcext:value-type="float">
            <text:p>2.6689E-08</text:p>
          </table:table-cell>
          <table:table-cell office:value-type="float" office:value="-0.000000000048696" calcext:value-type="float">
            <text:p>-4.8696E-11</text:p>
          </table:table-cell>
        </table:table-row>
        <table:table-row table:style-name="ro1">
          <table:table-cell office:value-type="float" office:value="0.0000016442" calcext:value-type="float">
            <text:p>1.6442E-06</text:p>
          </table:table-cell>
          <table:table-cell office:value-type="float" office:value="0.00000003355" calcext:value-type="float">
            <text:p>3.355E-08</text:p>
          </table:table-cell>
          <table:table-cell office:value-type="float" office:value="-0.000000000068479" calcext:value-type="float">
            <text:p>-6.8479E-11</text:p>
          </table:table-cell>
        </table:table-row>
        <table:table-row table:style-name="ro1">
          <table:table-cell office:value-type="float" office:value="0.0000018311" calcext:value-type="float">
            <text:p>1.8311E-06</text:p>
          </table:table-cell>
          <table:table-cell office:value-type="float" office:value="0.000000041609" calcext:value-type="float">
            <text:p>4.1609E-08</text:p>
          </table:table-cell>
          <table:table-cell office:value-type="float" office:value="-0.000000000094691" calcext:value-type="float">
            <text:p>-9.4691E-11</text:p>
          </table:table-cell>
        </table:table-row>
        <table:table-row table:style-name="ro1">
          <table:table-cell office:value-type="float" office:value="0.0000020275" calcext:value-type="float">
            <text:p>2.0275E-06</text:p>
          </table:table-cell>
          <table:table-cell office:value-type="float" office:value="0.000000051014" calcext:value-type="float">
            <text:p>0.000000051</text:p>
          </table:table-cell>
          <table:table-cell office:value-type="float" office:value="-0.00000000012846" calcext:value-type="float">
            <text:p>-1.2846E-10</text:p>
          </table:table-cell>
        </table:table-row>
        <table:table-row table:style-name="ro1">
          <table:table-cell office:value-type="float" office:value="0.000002234" calcext:value-type="float">
            <text:p>0.000002234</text:p>
          </table:table-cell>
          <table:table-cell office:value-type="float" office:value="0.000000061934" calcext:value-type="float">
            <text:p>6.1934E-08</text:p>
          </table:table-cell>
          <table:table-cell office:value-type="float" office:value="-0.0000000001719" calcext:value-type="float">
            <text:p>-1.719E-10</text:p>
          </table:table-cell>
        </table:table-row>
        <table:table-row table:style-name="ro1">
          <table:table-cell office:value-type="float" office:value="0.0000024511" calcext:value-type="float">
            <text:p>2.4511E-06</text:p>
          </table:table-cell>
          <table:table-cell office:value-type="float" office:value="0.000000074555" calcext:value-type="float">
            <text:p>7.4555E-08</text:p>
          </table:table-cell>
          <table:table-cell office:value-type="float" office:value="-0.00000000022699" calcext:value-type="float">
            <text:p>-2.2699E-10</text:p>
          </table:table-cell>
        </table:table-row>
        <table:table-row table:style-name="ro1">
          <table:table-cell office:value-type="float" office:value="0.0000026793" calcext:value-type="float">
            <text:p>2.6793E-06</text:p>
          </table:table-cell>
          <table:table-cell office:value-type="float" office:value="0.000000089084" calcext:value-type="float">
            <text:p>8.9084E-08</text:p>
          </table:table-cell>
          <table:table-cell office:value-type="float" office:value="-0.00000000029651" calcext:value-type="float">
            <text:p>-2.9651E-10</text:p>
          </table:table-cell>
        </table:table-row>
        <table:table-row table:style-name="ro1">
          <table:table-cell office:value-type="float" office:value="0.0000029192" calcext:value-type="float">
            <text:p>2.9192E-06</text:p>
          </table:table-cell>
          <table:table-cell office:value-type="float" office:value="0.00000010575" calcext:value-type="float">
            <text:p>1.0575E-07</text:p>
          </table:table-cell>
          <table:table-cell office:value-type="float" office:value="-0.00000000038347" calcext:value-type="float">
            <text:p>-3.8347E-10</text:p>
          </table:table-cell>
        </table:table-row>
        <table:table-row table:style-name="ro1">
          <table:table-cell office:value-type="float" office:value="0.0000031714" calcext:value-type="float">
            <text:p>3.1714E-06</text:p>
          </table:table-cell>
          <table:table-cell office:value-type="float" office:value="0.00000012481" calcext:value-type="float">
            <text:p>1.2481E-07</text:p>
          </table:table-cell>
          <table:table-cell office:value-type="float" office:value="-0.0000000004917" calcext:value-type="float">
            <text:p>-4.917E-10</text:p>
          </table:table-cell>
        </table:table-row>
        <table:table-row table:style-name="ro1">
          <table:table-cell office:value-type="float" office:value="0.0000034366" calcext:value-type="float">
            <text:p>3.4366E-06</text:p>
          </table:table-cell>
          <table:table-cell office:value-type="float" office:value="0.00000014656" calcext:value-type="float">
            <text:p>1.4656E-07</text:p>
          </table:table-cell>
          <table:table-cell office:value-type="float" office:value="-0.00000000062558" calcext:value-type="float">
            <text:p>-6.2558E-10</text:p>
          </table:table-cell>
        </table:table-row>
        <table:table-row table:style-name="ro1">
          <table:table-cell office:value-type="float" office:value="0.0000037153" calcext:value-type="float">
            <text:p>3.7153E-06</text:p>
          </table:table-cell>
          <table:table-cell office:value-type="float" office:value="0.00000017129" calcext:value-type="float">
            <text:p>1.7129E-07</text:p>
          </table:table-cell>
          <table:table-cell office:value-type="float" office:value="-0.00000000079046" calcext:value-type="float">
            <text:p>-7.9046E-10</text:p>
          </table:table-cell>
        </table:table-row>
        <table:table-row table:style-name="ro1">
          <table:table-cell office:value-type="float" office:value="0.0000040083" calcext:value-type="float">
            <text:p>4.0083E-06</text:p>
          </table:table-cell>
          <table:table-cell office:value-type="float" office:value="0.00000019938" calcext:value-type="float">
            <text:p>1.9938E-07</text:p>
          </table:table-cell>
          <table:table-cell office:value-type="float" office:value="-0.00000000099259" calcext:value-type="float">
            <text:p>-0.000000001</text:p>
          </table:table-cell>
        </table:table-row>
        <table:table-row table:style-name="ro1">
          <table:table-cell office:value-type="float" office:value="0.0000043164" calcext:value-type="float">
            <text:p>4.3164E-06</text:p>
          </table:table-cell>
          <table:table-cell office:value-type="float" office:value="0.0000002312" calcext:value-type="float">
            <text:p>2.312E-07</text:p>
          </table:table-cell>
          <table:table-cell office:value-type="float" office:value="-0.0000000012394" calcext:value-type="float">
            <text:p>-1.2394E-09</text:p>
          </table:table-cell>
        </table:table-row>
        <table:table-row table:style-name="ro1">
          <table:table-cell office:value-type="float" office:value="0.0000046402" calcext:value-type="float">
            <text:p>4.6402E-06</text:p>
          </table:table-cell>
          <table:table-cell office:value-type="float" office:value="0.00000026719" calcext:value-type="float">
            <text:p>2.6719E-07</text:p>
          </table:table-cell>
          <table:table-cell office:value-type="float" office:value="-0.0000000015398" calcext:value-type="float">
            <text:p>-1.5398E-09</text:p>
          </table:table-cell>
        </table:table-row>
        <table:table-row table:style-name="ro1">
          <table:table-cell office:value-type="float" office:value="0.0000049807" calcext:value-type="float">
            <text:p>4.9807E-06</text:p>
          </table:table-cell>
          <table:table-cell office:value-type="float" office:value="0.00000030783" calcext:value-type="float">
            <text:p>3.0783E-07</text:p>
          </table:table-cell>
          <table:table-cell office:value-type="float" office:value="-0.000000001904" calcext:value-type="float">
            <text:p>-1.904E-09</text:p>
          </table:table-cell>
        </table:table-row>
        <table:table-row table:style-name="ro1">
          <table:table-cell office:value-type="float" office:value="0.0000053386" calcext:value-type="float">
            <text:p>5.3386E-06</text:p>
          </table:table-cell>
          <table:table-cell office:value-type="float" office:value="0.00000035365" calcext:value-type="float">
            <text:p>3.5365E-07</text:p>
          </table:table-cell>
          <table:table-cell office:value-type="float" office:value="-0.0000000023445" calcext:value-type="float">
            <text:p>-2.3445E-09</text:p>
          </table:table-cell>
        </table:table-row>
        <table:table-row table:style-name="ro1">
          <table:table-cell office:value-type="float" office:value="0.0000057149" calcext:value-type="float">
            <text:p>5.7149E-06</text:p>
          </table:table-cell>
          <table:table-cell office:value-type="float" office:value="0.00000040525" calcext:value-type="float">
            <text:p>4.0525E-07</text:p>
          </table:table-cell>
          <table:table-cell office:value-type="float" office:value="-0.0000000028758" calcext:value-type="float">
            <text:p>-2.8758E-09</text:p>
          </table:table-cell>
        </table:table-row>
        <table:table-row table:style-name="ro1">
          <table:table-cell office:value-type="float" office:value="0.0000061104" calcext:value-type="float">
            <text:p>6.1104E-06</text:p>
          </table:table-cell>
          <table:table-cell office:value-type="float" office:value="0.00000046328" calcext:value-type="float">
            <text:p>4.6328E-07</text:p>
          </table:table-cell>
          <table:table-cell office:value-type="float" office:value="-0.0000000035148" calcext:value-type="float">
            <text:p>-3.5148E-09</text:p>
          </table:table-cell>
        </table:table-row>
        <table:table-row table:style-name="ro1">
          <table:table-cell office:value-type="float" office:value="0.0000065262" calcext:value-type="float">
            <text:p>6.5262E-06</text:p>
          </table:table-cell>
          <table:table-cell office:value-type="float" office:value="0.00000052847" calcext:value-type="float">
            <text:p>5.2847E-07</text:p>
          </table:table-cell>
          <table:table-cell office:value-type="float" office:value="-0.0000000042819" calcext:value-type="float">
            <text:p>-4.2819E-09</text:p>
          </table:table-cell>
        </table:table-row>
        <table:table-row table:style-name="ro1">
          <table:table-cell office:value-type="float" office:value="0.0000069634" calcext:value-type="float">
            <text:p>6.9634E-06</text:p>
          </table:table-cell>
          <table:table-cell office:value-type="float" office:value="0.00000060163" calcext:value-type="float">
            <text:p>6.0163E-07</text:p>
          </table:table-cell>
          <table:table-cell office:value-type="float" office:value="-0.0000000052007" calcext:value-type="float">
            <text:p>-5.2007E-09</text:p>
          </table:table-cell>
        </table:table-row>
        <table:table-row table:style-name="ro1">
          <table:table-cell office:value-type="float" office:value="0.0000074229" calcext:value-type="float">
            <text:p>7.4229E-06</text:p>
          </table:table-cell>
          <table:table-cell office:value-type="float" office:value="0.00000068364" calcext:value-type="float">
            <text:p>6.8364E-07</text:p>
          </table:table-cell>
          <table:table-cell office:value-type="float" office:value="-0.000000006299" calcext:value-type="float">
            <text:p>-6.299E-09</text:p>
          </table:table-cell>
        </table:table-row>
        <table:table-row table:style-name="ro1">
          <table:table-cell office:value-type="float" office:value="0.0000079061" calcext:value-type="float">
            <text:p>7.9061E-06</text:p>
          </table:table-cell>
          <table:table-cell office:value-type="float" office:value="0.00000077551" calcext:value-type="float">
            <text:p>7.7551E-07</text:p>
          </table:table-cell>
          <table:table-cell office:value-type="float" office:value="-0.0000000076096" calcext:value-type="float">
            <text:p>-7.6096E-09</text:p>
          </table:table-cell>
        </table:table-row>
        <table:table-row table:style-name="ro1">
          <table:table-cell office:value-type="float" office:value="0.000008414" calcext:value-type="float">
            <text:p>0.000008414</text:p>
          </table:table-cell>
          <table:table-cell office:value-type="float" office:value="0.00000087832" calcext:value-type="float">
            <text:p>8.7832E-07</text:p>
          </table:table-cell>
          <table:table-cell office:value-type="float" office:value="-0.0000000091709" calcext:value-type="float">
            <text:p>-9.1709E-09</text:p>
          </table:table-cell>
        </table:table-row>
        <table:table-row table:style-name="ro1">
          <table:table-cell office:value-type="float" office:value="0.0000089479" calcext:value-type="float">
            <text:p>8.9479E-06</text:p>
          </table:table-cell>
          <table:table-cell office:value-type="float" office:value="0.00000099329" calcext:value-type="float">
            <text:p>9.9329E-07</text:p>
          </table:table-cell>
          <table:table-cell office:value-type="float" office:value="-0.000000011028" calcext:value-type="float">
            <text:p>-0.000000011</text:p>
          </table:table-cell>
        </table:table-row>
        <table:table-row table:style-name="ro1">
          <table:table-cell office:value-type="float" office:value="0.0000095092" calcext:value-type="float">
            <text:p>9.5092E-06</text:p>
          </table:table-cell>
          <table:table-cell office:value-type="float" office:value="0.0000011218" calcext:value-type="float">
            <text:p>1.1218E-06</text:p>
          </table:table-cell>
          <table:table-cell office:value-type="float" office:value="-0.000000013234" calcext:value-type="float">
            <text:p>-1.3234E-08</text:p>
          </table:table-cell>
        </table:table-row>
        <table:table-row table:style-name="ro1">
          <table:table-cell office:value-type="float" office:value="0.000010099" calcext:value-type="float">
            <text:p>0.000010099</text:p>
          </table:table-cell>
          <table:table-cell office:value-type="float" office:value="0.0000012653" calcext:value-type="float">
            <text:p>1.2653E-06</text:p>
          </table:table-cell>
          <table:table-cell office:value-type="float" office:value="-0.00000001585" calcext:value-type="float">
            <text:p>-1.585E-08</text:p>
          </table:table-cell>
        </table:table-row>
        <table:table-row table:style-name="ro1">
          <table:table-cell office:value-type="float" office:value="0.00001072" calcext:value-type="float">
            <text:p>0.00001072</text:p>
          </table:table-cell>
          <table:table-cell office:value-type="float" office:value="0.0000014254" calcext:value-type="float">
            <text:p>1.4254E-06</text:p>
          </table:table-cell>
          <table:table-cell office:value-type="float" office:value="-0.000000018949" calcext:value-type="float">
            <text:p>-1.8949E-08</text:p>
          </table:table-cell>
        </table:table-row>
        <table:table-row table:style-name="ro1">
          <table:table-cell office:value-type="float" office:value="0.000011372" calcext:value-type="float">
            <text:p>0.000011372</text:p>
          </table:table-cell>
          <table:table-cell office:value-type="float" office:value="0.000001604" calcext:value-type="float">
            <text:p>0.000001604</text:p>
          </table:table-cell>
          <table:table-cell office:value-type="float" office:value="-0.000000022615" calcext:value-type="float">
            <text:p>-2.2615E-08</text:p>
          </table:table-cell>
        </table:table-row>
        <table:table-row table:style-name="ro1">
          <table:table-cell office:value-type="float" office:value="0.000012057" calcext:value-type="float">
            <text:p>0.000012057</text:p>
          </table:table-cell>
          <table:table-cell office:value-type="float" office:value="0.0000018031" calcext:value-type="float">
            <text:p>1.8031E-06</text:p>
          </table:table-cell>
          <table:table-cell office:value-type="float" office:value="-0.000000026948" calcext:value-type="float">
            <text:p>-2.6948E-08</text:p>
          </table:table-cell>
        </table:table-row>
        <table:table-row table:style-name="ro1">
          <table:table-cell office:value-type="float" office:value="0.000012778" calcext:value-type="float">
            <text:p>0.000012778</text:p>
          </table:table-cell>
          <table:table-cell office:value-type="float" office:value="0.000002025" calcext:value-type="float">
            <text:p>0.000002025</text:p>
          </table:table-cell>
          <table:table-cell office:value-type="float" office:value="-0.000000032064" calcext:value-type="float">
            <text:p>-3.2064E-08</text:p>
          </table:table-cell>
        </table:table-row>
        <table:table-row table:style-name="ro1">
          <table:table-cell office:value-type="float" office:value="0.000013536" calcext:value-type="float">
            <text:p>0.000013536</text:p>
          </table:table-cell>
          <table:table-cell office:value-type="float" office:value="0.0000022721" calcext:value-type="float">
            <text:p>2.2721E-06</text:p>
          </table:table-cell>
          <table:table-cell office:value-type="float" office:value="-0.000000038098" calcext:value-type="float">
            <text:p>-3.8098E-08</text:p>
          </table:table-cell>
        </table:table-row>
        <table:table-row table:style-name="ro1">
          <table:table-cell office:value-type="float" office:value="0.000014332" calcext:value-type="float">
            <text:p>0.000014332</text:p>
          </table:table-cell>
          <table:table-cell office:value-type="float" office:value="0.0000025471" calcext:value-type="float">
            <text:p>2.5471E-06</text:p>
          </table:table-cell>
          <table:table-cell office:value-type="float" office:value="-0.000000045208" calcext:value-type="float">
            <text:p>-4.5208E-08</text:p>
          </table:table-cell>
        </table:table-row>
        <table:table-row table:style-name="ro1">
          <table:table-cell office:value-type="float" office:value="0.00001517" calcext:value-type="float">
            <text:p>0.00001517</text:p>
          </table:table-cell>
          <table:table-cell office:value-type="float" office:value="0.0000028532" calcext:value-type="float">
            <text:p>2.8532E-06</text:p>
          </table:table-cell>
          <table:table-cell office:value-type="float" office:value="-0.000000053578" calcext:value-type="float">
            <text:p>-5.3578E-08</text:p>
          </table:table-cell>
        </table:table-row>
        <table:table-row table:style-name="ro1">
          <table:table-cell office:value-type="float" office:value="0.00001605" calcext:value-type="float">
            <text:p>0.00001605</text:p>
          </table:table-cell>
          <table:table-cell office:value-type="float" office:value="0.0000031936" calcext:value-type="float">
            <text:p>3.1936E-06</text:p>
          </table:table-cell>
          <table:table-cell office:value-type="float" office:value="-0.000000063423" calcext:value-type="float">
            <text:p>-6.3423E-08</text:p>
          </table:table-cell>
        </table:table-row>
        <table:table-row table:style-name="ro1">
          <table:table-cell office:value-type="float" office:value="0.000016975" calcext:value-type="float">
            <text:p>0.000016975</text:p>
          </table:table-cell>
          <table:table-cell office:value-type="float" office:value="0.000003572" calcext:value-type="float">
            <text:p>0.000003572</text:p>
          </table:table-cell>
          <table:table-cell office:value-type="float" office:value="-0.000000074993" calcext:value-type="float">
            <text:p>-0.000000075</text:p>
          </table:table-cell>
        </table:table-row>
        <table:table-row table:style-name="ro1">
          <table:table-cell office:value-type="float" office:value="0.000017948" calcext:value-type="float">
            <text:p>0.000017948</text:p>
          </table:table-cell>
          <table:table-cell office:value-type="float" office:value="0.0000039927" calcext:value-type="float">
            <text:p>3.9927E-06</text:p>
          </table:table-cell>
          <table:table-cell office:value-type="float" office:value="-0.000000088581" calcext:value-type="float">
            <text:p>-8.8581E-08</text:p>
          </table:table-cell>
        </table:table-row>
        <table:table-row table:style-name="ro1">
          <table:table-cell office:value-type="float" office:value="0.000018971" calcext:value-type="float">
            <text:p>0.000018971</text:p>
          </table:table-cell>
          <table:table-cell office:value-type="float" office:value="0.00000446" calcext:value-type="float">
            <text:p>0.00000446</text:p>
          </table:table-cell>
          <table:table-cell office:value-type="float" office:value="-0.00000010453" calcext:value-type="float">
            <text:p>-1.0453E-07</text:p>
          </table:table-cell>
        </table:table-row>
        <table:table-row table:style-name="ro1">
          <table:table-cell office:value-type="float" office:value="0.000020046" calcext:value-type="float">
            <text:p>0.000020046</text:p>
          </table:table-cell>
          <table:table-cell office:value-type="float" office:value="0.000004979" calcext:value-type="float">
            <text:p>0.000004979</text:p>
          </table:table-cell>
          <table:table-cell office:value-type="float" office:value="-0.00000012322" calcext:value-type="float">
            <text:p>-1.2322E-07</text:p>
          </table:table-cell>
        </table:table-row>
        <table:table-row table:style-name="ro1">
          <table:table-cell office:value-type="float" office:value="0.000021177" calcext:value-type="float">
            <text:p>0.000021177</text:p>
          </table:table-cell>
          <table:table-cell office:value-type="float" office:value="0.0000055554" calcext:value-type="float">
            <text:p>5.5554E-06</text:p>
          </table:table-cell>
          <table:table-cell office:value-type="float" office:value="-0.00000014513" calcext:value-type="float">
            <text:p>-1.4513E-07</text:p>
          </table:table-cell>
        </table:table-row>
        <table:table-row table:style-name="ro1">
          <table:table-cell office:value-type="float" office:value="0.000022365" calcext:value-type="float">
            <text:p>0.000022365</text:p>
          </table:table-cell>
          <table:table-cell office:value-type="float" office:value="0.000006195" calcext:value-type="float">
            <text:p>0.000006195</text:p>
          </table:table-cell>
          <table:table-cell office:value-type="float" office:value="-0.00000017078" calcext:value-type="float">
            <text:p>-1.7078E-07</text:p>
          </table:table-cell>
        </table:table-row>
        <table:table-row table:style-name="ro1">
          <table:table-cell office:value-type="float" office:value="0.000023614" calcext:value-type="float">
            <text:p>0.000023614</text:p>
          </table:table-cell>
          <table:table-cell office:value-type="float" office:value="0.0000069049" calcext:value-type="float">
            <text:p>6.9049E-06</text:p>
          </table:table-cell>
          <table:table-cell office:value-type="float" office:value="-0.0000002008" calcext:value-type="float">
            <text:p>-2.008E-07</text:p>
          </table:table-cell>
        </table:table-row>
        <table:table-row table:style-name="ro1">
          <table:table-cell office:value-type="float" office:value="0.000024927" calcext:value-type="float">
            <text:p>0.000024927</text:p>
          </table:table-cell>
          <table:table-cell office:value-type="float" office:value="0.0000076923" calcext:value-type="float">
            <text:p>7.6923E-06</text:p>
          </table:table-cell>
          <table:table-cell office:value-type="float" office:value="-0.00000023591" calcext:value-type="float">
            <text:p>-2.3591E-07</text:p>
          </table:table-cell>
        </table:table-row>
        <table:table-row table:style-name="ro1">
          <table:table-cell office:value-type="float" office:value="0.000026308" calcext:value-type="float">
            <text:p>0.000026308</text:p>
          </table:table-cell>
          <table:table-cell office:value-type="float" office:value="0.0000085656" calcext:value-type="float">
            <text:p>8.5656E-06</text:p>
          </table:table-cell>
          <table:table-cell office:value-type="float" office:value="-0.00000027693" calcext:value-type="float">
            <text:p>-2.7693E-07</text:p>
          </table:table-cell>
        </table:table-row>
        <table:table-row table:style-name="ro1">
          <table:table-cell office:value-type="float" office:value="0.000027759" calcext:value-type="float">
            <text:p>0.000027759</text:p>
          </table:table-cell>
          <table:table-cell office:value-type="float" office:value="0.0000095338" calcext:value-type="float">
            <text:p>9.5338E-06</text:p>
          </table:table-cell>
          <table:table-cell office:value-type="float" office:value="-0.00000032483" calcext:value-type="float">
            <text:p>-3.2483E-07</text:p>
          </table:table-cell>
        </table:table-row>
        <table:table-row table:style-name="ro1">
          <table:table-cell office:value-type="float" office:value="0.000029285" calcext:value-type="float">
            <text:p>0.000029285</text:p>
          </table:table-cell>
          <table:table-cell office:value-type="float" office:value="0.000010607" calcext:value-type="float">
            <text:p>0.000010607</text:p>
          </table:table-cell>
          <table:table-cell office:value-type="float" office:value="-0.00000038073" calcext:value-type="float">
            <text:p>-3.8073E-07</text:p>
          </table:table-cell>
        </table:table-row>
        <table:table-row table:style-name="ro1">
          <table:table-cell office:value-type="float" office:value="0.000030889" calcext:value-type="float">
            <text:p>0.000030889</text:p>
          </table:table-cell>
          <table:table-cell office:value-type="float" office:value="0.000011796" calcext:value-type="float">
            <text:p>0.000011796</text:p>
          </table:table-cell>
          <table:table-cell office:value-type="float" office:value="-0.00000044593" calcext:value-type="float">
            <text:p>-4.4593E-07</text:p>
          </table:table-cell>
        </table:table-row>
        <table:table-row table:style-name="ro1">
          <table:table-cell office:value-type="float" office:value="0.000032576" calcext:value-type="float">
            <text:p>0.000032576</text:p>
          </table:table-cell>
          <table:table-cell office:value-type="float" office:value="0.000013114" calcext:value-type="float">
            <text:p>0.000013114</text:p>
          </table:table-cell>
          <table:table-cell office:value-type="float" office:value="-0.00000052192" calcext:value-type="float">
            <text:p>-5.2192E-07</text:p>
          </table:table-cell>
        </table:table-row>
        <table:table-row table:style-name="ro1">
          <table:table-cell office:value-type="float" office:value="0.000034348" calcext:value-type="float">
            <text:p>0.000034348</text:p>
          </table:table-cell>
          <table:table-cell office:value-type="float" office:value="0.000014574" calcext:value-type="float">
            <text:p>0.000014574</text:p>
          </table:table-cell>
          <table:table-cell office:value-type="float" office:value="-0.0000006104" calcext:value-type="float">
            <text:p>-6.104E-07</text:p>
          </table:table-cell>
        </table:table-row>
        <table:table-row table:style-name="ro1">
          <table:table-cell office:value-type="float" office:value="0.000036212" calcext:value-type="float">
            <text:p>0.000036212</text:p>
          </table:table-cell>
          <table:table-cell office:value-type="float" office:value="0.00001619" calcext:value-type="float">
            <text:p>0.00001619</text:p>
          </table:table-cell>
          <table:table-cell office:value-type="float" office:value="-0.00000071338" calcext:value-type="float">
            <text:p>-7.1338E-07</text:p>
          </table:table-cell>
        </table:table-row>
        <table:table-row table:style-name="ro1">
          <table:table-cell office:value-type="float" office:value="0.000038171" calcext:value-type="float">
            <text:p>0.000038171</text:p>
          </table:table-cell>
          <table:table-cell office:value-type="float" office:value="0.000017979" calcext:value-type="float">
            <text:p>0.000017979</text:p>
          </table:table-cell>
          <table:table-cell office:value-type="float" office:value="-0.00000083313" calcext:value-type="float">
            <text:p>-8.3313E-07</text:p>
          </table:table-cell>
        </table:table-row>
        <table:table-row table:style-name="ro1">
          <table:table-cell office:value-type="float" office:value="0.000040231" calcext:value-type="float">
            <text:p>0.000040231</text:p>
          </table:table-cell>
          <table:table-cell office:value-type="float" office:value="0.000019959" calcext:value-type="float">
            <text:p>0.000019959</text:p>
          </table:table-cell>
          <table:table-cell office:value-type="float" office:value="-0.00000097226" calcext:value-type="float">
            <text:p>-9.7226E-07</text:p>
          </table:table-cell>
        </table:table-row>
        <table:table-row table:style-name="ro1">
          <table:table-cell office:value-type="float" office:value="0.000042396" calcext:value-type="float">
            <text:p>0.000042396</text:p>
          </table:table-cell>
          <table:table-cell office:value-type="float" office:value="0.00002215" calcext:value-type="float">
            <text:p>0.00002215</text:p>
          </table:table-cell>
          <table:table-cell office:value-type="float" office:value="-0.0000011338" calcext:value-type="float">
            <text:p>-1.1338E-06</text:p>
          </table:table-cell>
        </table:table-row>
        <table:table-row table:style-name="ro1">
          <table:table-cell office:value-type="float" office:value="0.000044672" calcext:value-type="float">
            <text:p>0.000044672</text:p>
          </table:table-cell>
          <table:table-cell office:value-type="float" office:value="0.000024575" calcext:value-type="float">
            <text:p>0.000024575</text:p>
          </table:table-cell>
          <table:table-cell office:value-type="float" office:value="-0.0000013211" calcext:value-type="float">
            <text:p>-1.3211E-06</text:p>
          </table:table-cell>
        </table:table-row>
        <table:table-row table:style-name="ro1">
          <table:table-cell office:value-type="float" office:value="0.000047065" calcext:value-type="float">
            <text:p>0.000047065</text:p>
          </table:table-cell>
          <table:table-cell office:value-type="float" office:value="0.000027256" calcext:value-type="float">
            <text:p>0.000027256</text:p>
          </table:table-cell>
          <table:table-cell office:value-type="float" office:value="-0.0000015382" calcext:value-type="float">
            <text:p>-1.5382E-06</text:p>
          </table:table-cell>
        </table:table-row>
        <table:table-row table:style-name="ro1">
          <table:table-cell office:value-type="float" office:value="0.000049581" calcext:value-type="float">
            <text:p>0.000049581</text:p>
          </table:table-cell>
          <table:table-cell office:value-type="float" office:value="0.00003022" calcext:value-type="float">
            <text:p>0.00003022</text:p>
          </table:table-cell>
          <table:table-cell office:value-type="float" office:value="-0.0000017896" calcext:value-type="float">
            <text:p>-1.7896E-06</text:p>
          </table:table-cell>
        </table:table-row>
        <table:table-row table:style-name="ro1">
          <table:table-cell office:value-type="float" office:value="0.000052225" calcext:value-type="float">
            <text:p>0.000052225</text:p>
          </table:table-cell>
          <table:table-cell office:value-type="float" office:value="0.000033497" calcext:value-type="float">
            <text:p>0.000033497</text:p>
          </table:table-cell>
          <table:table-cell office:value-type="float" office:value="-0.0000020801" calcext:value-type="float">
            <text:p>-2.0801E-06</text:p>
          </table:table-cell>
        </table:table-row>
        <table:table-row table:style-name="ro1">
          <table:table-cell office:value-type="float" office:value="0.000055005" calcext:value-type="float">
            <text:p>0.000055005</text:p>
          </table:table-cell>
          <table:table-cell office:value-type="float" office:value="0.000037119" calcext:value-type="float">
            <text:p>0.000037119</text:p>
          </table:table-cell>
          <table:table-cell office:value-type="float" office:value="-0.0000024158" calcext:value-type="float">
            <text:p>-2.4158E-06</text:p>
          </table:table-cell>
        </table:table-row>
        <table:table-row table:style-name="ro1">
          <table:table-cell office:value-type="float" office:value="0.000057928" calcext:value-type="float">
            <text:p>0.000057928</text:p>
          </table:table-cell>
          <table:table-cell office:value-type="float" office:value="0.00004112" calcext:value-type="float">
            <text:p>0.00004112</text:p>
          </table:table-cell>
          <table:table-cell office:value-type="float" office:value="-0.0000028028" calcext:value-type="float">
            <text:p>-2.8028E-06</text:p>
          </table:table-cell>
        </table:table-row>
        <table:table-row table:style-name="ro1">
          <table:table-cell office:value-type="float" office:value="0.000061001" calcext:value-type="float">
            <text:p>0.000061001</text:p>
          </table:table-cell>
          <table:table-cell office:value-type="float" office:value="0.000045539" calcext:value-type="float">
            <text:p>0.000045539</text:p>
          </table:table-cell>
          <table:table-cell office:value-type="float" office:value="-0.0000032487" calcext:value-type="float">
            <text:p>-3.2487E-06</text:p>
          </table:table-cell>
        </table:table-row>
        <table:table-row table:style-name="ro1">
          <table:table-cell office:value-type="float" office:value="0.000064231" calcext:value-type="float">
            <text:p>0.000064231</text:p>
          </table:table-cell>
          <table:table-cell office:value-type="float" office:value="0.000050419" calcext:value-type="float">
            <text:p>0.000050419</text:p>
          </table:table-cell>
          <table:table-cell office:value-type="float" office:value="-0.0000037613" calcext:value-type="float">
            <text:p>-3.7613E-06</text:p>
          </table:table-cell>
        </table:table-row>
        <table:table-row table:style-name="ro1">
          <table:table-cell office:value-type="float" office:value="0.000067627" calcext:value-type="float">
            <text:p>0.000067627</text:p>
          </table:table-cell>
          <table:table-cell office:value-type="float" office:value="0.000055807" calcext:value-type="float">
            <text:p>0.000055807</text:p>
          </table:table-cell>
          <table:table-cell office:value-type="float" office:value="-0.0000043498" calcext:value-type="float">
            <text:p>-4.3498E-06</text:p>
          </table:table-cell>
        </table:table-row>
        <table:table-row table:style-name="ro1">
          <table:table-cell office:value-type="float" office:value="0.000071196" calcext:value-type="float">
            <text:p>0.000071196</text:p>
          </table:table-cell>
          <table:table-cell office:value-type="float" office:value="0.000061752" calcext:value-type="float">
            <text:p>0.000061752</text:p>
          </table:table-cell>
          <table:table-cell office:value-type="float" office:value="-0.000005024" calcext:value-type="float">
            <text:p>-0.000005024</text:p>
          </table:table-cell>
        </table:table-row>
        <table:table-row table:style-name="ro1">
          <table:table-cell office:value-type="float" office:value="0.000074949" calcext:value-type="float">
            <text:p>0.000074949</text:p>
          </table:table-cell>
          <table:table-cell office:value-type="float" office:value="0.000068312" calcext:value-type="float">
            <text:p>0.000068312</text:p>
          </table:table-cell>
          <table:table-cell office:value-type="float" office:value="-0.0000057948" calcext:value-type="float">
            <text:p>-5.7948E-06</text:p>
          </table:table-cell>
        </table:table-row>
        <table:table-row table:style-name="ro1">
          <table:table-cell office:value-type="float" office:value="0.000078895" calcext:value-type="float">
            <text:p>0.000078895</text:p>
          </table:table-cell>
          <table:table-cell office:value-type="float" office:value="0.000075548" calcext:value-type="float">
            <text:p>0.000075548</text:p>
          </table:table-cell>
          <table:table-cell office:value-type="float" office:value="-0.0000066737" calcext:value-type="float">
            <text:p>-6.6737E-06</text:p>
          </table:table-cell>
        </table:table-row>
        <table:table-row table:style-name="ro1">
          <table:table-cell office:value-type="float" office:value="0.000083042" calcext:value-type="float">
            <text:p>0.000083042</text:p>
          </table:table-cell>
          <table:table-cell office:value-type="float" office:value="0.000083527" calcext:value-type="float">
            <text:p>0.000083527</text:p>
          </table:table-cell>
          <table:table-cell office:value-type="float" office:value="-0.0000076734" calcext:value-type="float">
            <text:p>-7.6734E-06</text:p>
          </table:table-cell>
        </table:table-row>
        <table:table-row table:style-name="ro1">
          <table:table-cell office:value-type="float" office:value="0.000087402" calcext:value-type="float">
            <text:p>0.000087402</text:p>
          </table:table-cell>
          <table:table-cell office:value-type="float" office:value="0.000092324" calcext:value-type="float">
            <text:p>0.000092324</text:p>
          </table:table-cell>
          <table:table-cell office:value-type="float" office:value="-0.0000088067" calcext:value-type="float">
            <text:p>-8.8067E-06</text:p>
          </table:table-cell>
        </table:table-row>
        <table:table-row table:style-name="ro1">
          <table:table-cell office:value-type="float" office:value="0.000091986" calcext:value-type="float">
            <text:p>0.000091986</text:p>
          </table:table-cell>
          <table:table-cell office:value-type="float" office:value="0.00010202" calcext:value-type="float">
            <text:p>0.00010202</text:p>
          </table:table-cell>
          <table:table-cell office:value-type="float" office:value="-0.000010087" calcext:value-type="float">
            <text:p>-0.000010087</text:p>
          </table:table-cell>
        </table:table-row>
        <table:table-row table:style-name="ro1">
          <table:table-cell office:value-type="float" office:value="0.000096805" calcext:value-type="float">
            <text:p>0.000096805</text:p>
          </table:table-cell>
          <table:table-cell office:value-type="float" office:value="0.0001127" calcext:value-type="float">
            <text:p>0.0001127</text:p>
          </table:table-cell>
          <table:table-cell office:value-type="float" office:value="-0.000011529" calcext:value-type="float">
            <text:p>-0.000011529</text:p>
          </table:table-cell>
        </table:table-row>
        <table:table-row table:style-name="ro1">
          <table:table-cell office:value-type="float" office:value="0.00010187" calcext:value-type="float">
            <text:p>0.00010187</text:p>
          </table:table-cell>
          <table:table-cell office:value-type="float" office:value="0.00012448" calcext:value-type="float">
            <text:p>0.00012448</text:p>
          </table:table-cell>
          <table:table-cell office:value-type="float" office:value="-0.000013144" calcext:value-type="float">
            <text:p>-0.000013144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13745" calcext:value-type="float">
            <text:p>0.00013745</text:p>
          </table:table-cell>
          <table:table-cell office:value-type="float" office:value="-0.000014946" calcext:value-type="float">
            <text:p>-0.000014946</text:p>
          </table:table-cell>
        </table:table-row>
        <table:table-row table:style-name="ro1">
          <table:table-cell office:value-type="float" office:value="0.00011279" calcext:value-type="float">
            <text:p>0.00011279</text:p>
          </table:table-cell>
          <table:table-cell office:value-type="float" office:value="0.00015173" calcext:value-type="float">
            <text:p>0.00015173</text:p>
          </table:table-cell>
          <table:table-cell office:value-type="float" office:value="-0.000016946" calcext:value-type="float">
            <text:p>-0.000016946</text:p>
          </table:table-cell>
        </table:table-row>
        <table:table-row table:style-name="ro1">
          <table:table-cell office:value-type="float" office:value="0.00011868" calcext:value-type="float">
            <text:p>0.00011868</text:p>
          </table:table-cell>
          <table:table-cell office:value-type="float" office:value="0.00016747" calcext:value-type="float">
            <text:p>0.00016747</text:p>
          </table:table-cell>
          <table:table-cell office:value-type="float" office:value="-0.000019155" calcext:value-type="float">
            <text:p>-0.000019155</text:p>
          </table:table-cell>
        </table:table-row>
        <table:table-row table:style-name="ro1">
          <table:table-cell office:value-type="float" office:value="0.00012487" calcext:value-type="float">
            <text:p>0.00012487</text:p>
          </table:table-cell>
          <table:table-cell office:value-type="float" office:value="0.0001848" calcext:value-type="float">
            <text:p>0.0001848</text:p>
          </table:table-cell>
          <table:table-cell office:value-type="float" office:value="-0.000021585" calcext:value-type="float">
            <text:p>-0.000021585</text:p>
          </table:table-cell>
        </table:table-row>
        <table:table-row table:style-name="ro1">
          <table:table-cell office:value-type="float" office:value="0.00013137" calcext:value-type="float">
            <text:p>0.00013137</text:p>
          </table:table-cell>
          <table:table-cell office:value-type="float" office:value="0.0002039" calcext:value-type="float">
            <text:p>0.0002039</text:p>
          </table:table-cell>
          <table:table-cell office:value-type="float" office:value="-0.000024249" calcext:value-type="float">
            <text:p>-0.000024249</text:p>
          </table:table-cell>
        </table:table-row>
        <table:table-row table:style-name="ro1">
          <table:table-cell office:value-type="float" office:value="0.00013821" calcext:value-type="float">
            <text:p>0.00013821</text:p>
          </table:table-cell>
          <table:table-cell office:value-type="float" office:value="0.00022493" calcext:value-type="float">
            <text:p>0.00022493</text:p>
          </table:table-cell>
          <table:table-cell office:value-type="float" office:value="-0.000027163" calcext:value-type="float">
            <text:p>-0.000027163</text:p>
          </table:table-cell>
        </table:table-row>
        <table:table-row table:style-name="ro1">
          <table:table-cell office:value-type="float" office:value="0.0001454" calcext:value-type="float">
            <text:p>0.0001454</text:p>
          </table:table-cell>
          <table:table-cell office:value-type="float" office:value="0.0002481" calcext:value-type="float">
            <text:p>0.0002481</text:p>
          </table:table-cell>
          <table:table-cell office:value-type="float" office:value="-0.000030347" calcext:value-type="float">
            <text:p>-0.000030347</text:p>
          </table:table-cell>
        </table:table-row>
        <table:table-row table:style-name="ro1">
          <table:table-cell office:value-type="float" office:value="0.00015296" calcext:value-type="float">
            <text:p>0.00015296</text:p>
          </table:table-cell>
          <table:table-cell office:value-type="float" office:value="0.00027362" calcext:value-type="float">
            <text:p>0.00027362</text:p>
          </table:table-cell>
          <table:table-cell office:value-type="float" office:value="-0.000033826" calcext:value-type="float">
            <text:p>-0.000033826</text:p>
          </table:table-cell>
        </table:table-row>
        <table:table-row table:style-name="ro1">
          <table:table-cell office:value-type="float" office:value="0.0001609" calcext:value-type="float">
            <text:p>0.0001609</text:p>
          </table:table-cell>
          <table:table-cell office:value-type="float" office:value="0.00030173" calcext:value-type="float">
            <text:p>0.00030173</text:p>
          </table:table-cell>
          <table:table-cell office:value-type="float" office:value="-0.00003763" calcext:value-type="float">
            <text:p>-0.00003763</text:p>
          </table:table-cell>
        </table:table-row>
        <table:table-row table:style-name="ro1">
          <table:table-cell office:value-type="float" office:value="0.00016925" calcext:value-type="float">
            <text:p>0.00016925</text:p>
          </table:table-cell>
          <table:table-cell office:value-type="float" office:value="0.00033269" calcext:value-type="float">
            <text:p>0.00033269</text:p>
          </table:table-cell>
          <table:table-cell office:value-type="float" office:value="-0.000041792" calcext:value-type="float">
            <text:p>-0.000041792</text:p>
          </table:table-cell>
        </table:table-row>
        <table:table-row table:style-name="ro1">
          <table:table-cell office:value-type="float" office:value="0.00017803" calcext:value-type="float">
            <text:p>0.00017803</text:p>
          </table:table-cell>
          <table:table-cell office:value-type="float" office:value="0.0003668" calcext:value-type="float">
            <text:p>0.0003668</text:p>
          </table:table-cell>
          <table:table-cell office:value-type="float" office:value="-0.00004635" calcext:value-type="float">
            <text:p>-0.00004635</text:p>
          </table:table-cell>
        </table:table-row>
        <table:table-row table:style-name="ro1">
          <table:table-cell office:value-type="float" office:value="0.00018726" calcext:value-type="float">
            <text:p>0.00018726</text:p>
          </table:table-cell>
          <table:table-cell office:value-type="float" office:value="0.00040437" calcext:value-type="float">
            <text:p>0.00040437</text:p>
          </table:table-cell>
          <table:table-cell office:value-type="float" office:value="-0.000051345" calcext:value-type="float">
            <text:p>-0.000051345</text:p>
          </table:table-cell>
        </table:table-row>
        <table:table-row table:style-name="ro1">
          <table:table-cell office:value-type="float" office:value="0.00019697" calcext:value-type="float">
            <text:p>0.00019697</text:p>
          </table:table-cell>
          <table:table-cell office:value-type="float" office:value="0.00044575" calcext:value-type="float">
            <text:p>0.00044575</text:p>
          </table:table-cell>
          <table:table-cell office:value-type="float" office:value="-0.000056824" calcext:value-type="float">
            <text:p>-0.000056824</text:p>
          </table:table-cell>
        </table:table-row>
        <table:table-row table:style-name="ro1">
          <table:table-cell office:value-type="float" office:value="0.00020717" calcext:value-type="float">
            <text:p>0.00020717</text:p>
          </table:table-cell>
          <table:table-cell office:value-type="float" office:value="0.00049132" calcext:value-type="float">
            <text:p>0.00049132</text:p>
          </table:table-cell>
          <table:table-cell office:value-type="float" office:value="-0.000062838" calcext:value-type="float">
            <text:p>-0.000062838</text:p>
          </table:table-cell>
        </table:table-row>
        <table:table-row table:style-name="ro1">
          <table:table-cell office:value-type="float" office:value="0.00021789" calcext:value-type="float">
            <text:p>0.00021789</text:p>
          </table:table-cell>
          <table:table-cell office:value-type="float" office:value="0.00054151" calcext:value-type="float">
            <text:p>0.00054151</text:p>
          </table:table-cell>
          <table:table-cell office:value-type="float" office:value="-0.000069442" calcext:value-type="float">
            <text:p>-0.000069442</text:p>
          </table:table-cell>
        </table:table-row>
        <table:table-row table:style-name="ro1">
          <table:table-cell office:value-type="float" office:value="0.00022917" calcext:value-type="float">
            <text:p>0.00022917</text:p>
          </table:table-cell>
          <table:table-cell office:value-type="float" office:value="0.00059679" calcext:value-type="float">
            <text:p>0.00059679</text:p>
          </table:table-cell>
          <table:table-cell office:value-type="float" office:value="-0.000076698" calcext:value-type="float">
            <text:p>-0.000076698</text:p>
          </table:table-cell>
        </table:table-row>
        <table:table-row table:style-name="ro1">
          <table:table-cell office:value-type="float" office:value="0.00024102" calcext:value-type="float">
            <text:p>0.00024102</text:p>
          </table:table-cell>
          <table:table-cell office:value-type="float" office:value="0.00065766" calcext:value-type="float">
            <text:p>0.00065766</text:p>
          </table:table-cell>
          <table:table-cell office:value-type="float" office:value="-0.000084673" calcext:value-type="float">
            <text:p>-0.000084673</text:p>
          </table:table-cell>
        </table:table-row>
        <table:table-row table:style-name="ro1">
          <table:table-cell office:value-type="float" office:value="0.00025348" calcext:value-type="float">
            <text:p>0.00025348</text:p>
          </table:table-cell>
          <table:table-cell office:value-type="float" office:value="0.00072469" calcext:value-type="float">
            <text:p>0.00072469</text:p>
          </table:table-cell>
          <table:table-cell office:value-type="float" office:value="-0.000093441" calcext:value-type="float">
            <text:p>-0.000093441</text:p>
          </table:table-cell>
        </table:table-row>
        <table:table-row table:style-name="ro1">
          <table:table-cell office:value-type="float" office:value="0.00026658" calcext:value-type="float">
            <text:p>0.00026658</text:p>
          </table:table-cell>
          <table:table-cell office:value-type="float" office:value="0.00079851" calcext:value-type="float">
            <text:p>0.00079851</text:p>
          </table:table-cell>
          <table:table-cell office:value-type="float" office:value="-0.00010308" calcext:value-type="float">
            <text:p>-0.00010308</text:p>
          </table:table-cell>
        </table:table-row>
        <table:table-row table:style-name="ro1">
          <table:table-cell office:value-type="float" office:value="0.00028035" calcext:value-type="float">
            <text:p>0.00028035</text:p>
          </table:table-cell>
          <table:table-cell office:value-type="float" office:value="0.00087978" calcext:value-type="float">
            <text:p>0.00087978</text:p>
          </table:table-cell>
          <table:table-cell office:value-type="float" office:value="-0.00011369" calcext:value-type="float">
            <text:p>-0.00011369</text:p>
          </table:table-cell>
        </table:table-row>
        <table:table-row table:style-name="ro1">
          <table:table-cell office:value-type="float" office:value="0.00029483" calcext:value-type="float">
            <text:p>0.00029483</text:p>
          </table:table-cell>
          <table:table-cell office:value-type="float" office:value="0.00096927" calcext:value-type="float">
            <text:p>0.00096927</text:p>
          </table:table-cell>
          <table:table-cell office:value-type="float" office:value="-0.00012535" calcext:value-type="float">
            <text:p>-0.00012535</text:p>
          </table:table-cell>
        </table:table-row>
        <table:table-row table:style-name="ro1">
          <table:table-cell office:value-type="float" office:value="0.00031004" calcext:value-type="float">
            <text:p>0.00031004</text:p>
          </table:table-cell>
          <table:table-cell office:value-type="float" office:value="0.0010678" calcext:value-type="float">
            <text:p>0.0010678</text:p>
          </table:table-cell>
          <table:table-cell office:value-type="float" office:value="-0.00013819" calcext:value-type="float">
            <text:p>-0.00013819</text:p>
          </table:table-cell>
        </table:table-row>
        <table:table-row table:style-name="ro1">
          <table:table-cell office:value-type="float" office:value="0.00032604" calcext:value-type="float">
            <text:p>0.00032604</text:p>
          </table:table-cell>
          <table:table-cell office:value-type="float" office:value="0.0011763" calcext:value-type="float">
            <text:p>0.0011763</text:p>
          </table:table-cell>
          <table:table-cell office:value-type="float" office:value="-0.0001523" calcext:value-type="float">
            <text:p>-0.0001523</text:p>
          </table:table-cell>
        </table:table-row>
        <table:table-row table:style-name="ro1">
          <table:table-cell office:value-type="float" office:value="0.00034286" calcext:value-type="float">
            <text:p>0.00034286</text:p>
          </table:table-cell>
          <table:table-cell office:value-type="float" office:value="0.0012957" calcext:value-type="float">
            <text:p>0.0012957</text:p>
          </table:table-cell>
          <table:table-cell office:value-type="float" office:value="-0.00016784" calcext:value-type="float">
            <text:p>-0.00016784</text:p>
          </table:table-cell>
        </table:table-row>
        <table:table-row table:style-name="ro1">
          <table:table-cell office:value-type="float" office:value="0.00036054" calcext:value-type="float">
            <text:p>0.00036054</text:p>
          </table:table-cell>
          <table:table-cell office:value-type="float" office:value="0.0014271" calcext:value-type="float">
            <text:p>0.0014271</text:p>
          </table:table-cell>
          <table:table-cell office:value-type="float" office:value="-0.00018493" calcext:value-type="float">
            <text:p>-0.00018493</text:p>
          </table:table-cell>
        </table:table-row>
        <table:table-row table:style-name="ro1">
          <table:table-cell office:value-type="float" office:value="0.00037913" calcext:value-type="float">
            <text:p>0.00037913</text:p>
          </table:table-cell>
          <table:table-cell office:value-type="float" office:value="0.0015718" calcext:value-type="float">
            <text:p>0.0015718</text:p>
          </table:table-cell>
          <table:table-cell office:value-type="float" office:value="-0.00020374" calcext:value-type="float">
            <text:p>-0.00020374</text:p>
          </table:table-cell>
        </table:table-row>
        <table:table-row table:style-name="ro1">
          <table:table-cell office:value-type="float" office:value="0.00039867" calcext:value-type="float">
            <text:p>0.00039867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-0.00022444" calcext:value-type="float">
            <text:p>-0.00022444</text:p>
          </table:table-cell>
        </table:table-row>
        <table:table-row table:style-name="ro1">
          <table:table-cell office:value-type="float" office:value="0.00041922" calcext:value-type="float">
            <text:p>0.00041922</text:p>
          </table:table-cell>
          <table:table-cell office:value-type="float" office:value="0.0019063" calcext:value-type="float">
            <text:p>0.0019063</text:p>
          </table:table-cell>
          <table:table-cell office:value-type="float" office:value="-0.00024721" calcext:value-type="float">
            <text:p>-0.00024721</text:p>
          </table:table-cell>
        </table:table-row>
        <table:table-row table:style-name="ro1">
          <table:table-cell office:value-type="float" office:value="0.00044081" calcext:value-type="float">
            <text:p>0.00044081</text:p>
          </table:table-cell>
          <table:table-cell office:value-type="float" office:value="0.0020992" calcext:value-type="float">
            <text:p>0.0020992</text:p>
          </table:table-cell>
          <table:table-cell office:value-type="float" office:value="-0.00027226" calcext:value-type="float">
            <text:p>-0.00027226</text:p>
          </table:table-cell>
        </table:table-row>
        <table:table-row table:style-name="ro1">
          <table:table-cell office:value-type="float" office:value="0.00046352" calcext:value-type="float">
            <text:p>0.00046352</text:p>
          </table:table-cell>
          <table:table-cell office:value-type="float" office:value="0.0023114" calcext:value-type="float">
            <text:p>0.0023114</text:p>
          </table:table-cell>
          <table:table-cell office:value-type="float" office:value="-0.00029983" calcext:value-type="float">
            <text:p>-0.00029983</text:p>
          </table:table-cell>
        </table:table-row>
        <table:table-row table:style-name="ro1">
          <table:table-cell office:value-type="float" office:value="0.00048738" calcext:value-type="float">
            <text:p>0.00048738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-0.00033016" calcext:value-type="float">
            <text:p>-0.00033016</text:p>
          </table:table-cell>
        </table:table-row>
        <table:table-row table:style-name="ro1">
          <table:table-cell office:value-type="float" office:value="0.00051248" calcext:value-type="float">
            <text:p>0.00051248</text:p>
          </table:table-cell>
          <table:table-cell office:value-type="float" office:value="0.0028019" calcext:value-type="float">
            <text:p>0.0028019</text:p>
          </table:table-cell>
          <table:table-cell office:value-type="float" office:value="-0.00036352" calcext:value-type="float">
            <text:p>-0.00036352</text:p>
          </table:table-cell>
        </table:table-row>
        <table:table-row table:style-name="ro1">
          <table:table-cell office:value-type="float" office:value="0.00053885" calcext:value-type="float">
            <text:p>0.00053885</text:p>
          </table:table-cell>
          <table:table-cell office:value-type="float" office:value="0.0030847" calcext:value-type="float">
            <text:p>0.0030847</text:p>
          </table:table-cell>
          <table:table-cell office:value-type="float" office:value="-0.00040023" calcext:value-type="float">
            <text:p>-0.00040023</text:p>
          </table:table-cell>
        </table:table-row>
        <table:table-row table:style-name="ro1">
          <table:table-cell office:value-type="float" office:value="0.00056658" calcext:value-type="float">
            <text:p>0.00056658</text:p>
          </table:table-cell>
          <table:table-cell office:value-type="float" office:value="0.0033957" calcext:value-type="float">
            <text:p>0.0033957</text:p>
          </table:table-cell>
          <table:table-cell office:value-type="float" office:value="-0.0004406" calcext:value-type="float">
            <text:p>-0.0004406</text:p>
          </table:table-cell>
        </table:table-row>
        <table:table-row table:style-name="ro1">
          <table:table-cell office:value-type="float" office:value="0.00059573" calcext:value-type="float">
            <text:p>0.00059573</text:p>
          </table:table-cell>
          <table:table-cell office:value-type="float" office:value="0.0037379" calcext:value-type="float">
            <text:p>0.0037379</text:p>
          </table:table-cell>
          <table:table-cell office:value-type="float" office:value="-0.00048501" calcext:value-type="float">
            <text:p>-0.00048501</text:p>
          </table:table-cell>
        </table:table-row>
        <table:table-row table:style-name="ro1">
          <table:table-cell office:value-type="float" office:value="0.00062638" calcext:value-type="float">
            <text:p>0.00062638</text:p>
          </table:table-cell>
          <table:table-cell office:value-type="float" office:value="0.0041142" calcext:value-type="float">
            <text:p>0.0041142</text:p>
          </table:table-cell>
          <table:table-cell office:value-type="float" office:value="-0.00053385" calcext:value-type="float">
            <text:p>-0.00053385</text:p>
          </table:table-cell>
        </table:table-row>
        <table:table-row table:style-name="ro1">
          <table:table-cell office:value-type="float" office:value="0.0006586" calcext:value-type="float">
            <text:p>0.0006586</text:p>
          </table:table-cell>
          <table:table-cell office:value-type="float" office:value="0.0045281" calcext:value-type="float">
            <text:p>0.0045281</text:p>
          </table:table-cell>
          <table:table-cell office:value-type="float" office:value="-0.00058756" calcext:value-type="float">
            <text:p>-0.00058756</text:p>
          </table:table-cell>
        </table:table-row>
        <table:table-row table:style-name="ro1">
          <table:table-cell office:value-type="float" office:value="0.00069247" calcext:value-type="float">
            <text:p>0.00069247</text:p>
          </table:table-cell>
          <table:table-cell office:value-type="float" office:value="0.0049833" calcext:value-type="float">
            <text:p>0.0049833</text:p>
          </table:table-cell>
          <table:table-cell office:value-type="float" office:value="-0.00064663" calcext:value-type="float">
            <text:p>-0.00064663</text:p>
          </table:table-cell>
        </table:table-row>
        <table:table-row table:style-name="ro1">
          <table:table-cell office:value-type="float" office:value="0.00072807" calcext:value-type="float">
            <text:p>0.00072807</text:p>
          </table:table-cell>
          <table:table-cell office:value-type="float" office:value="0.0054838" calcext:value-type="float">
            <text:p>0.0054838</text:p>
          </table:table-cell>
          <table:table-cell office:value-type="float" office:value="-0.00071157" calcext:value-type="float">
            <text:p>-0.00071157</text:p>
          </table:table-cell>
        </table:table-row>
        <table:table-row table:style-name="ro1">
          <table:table-cell office:value-type="float" office:value="0.00076551" calcext:value-type="float">
            <text:p>0.00076551</text:p>
          </table:table-cell>
          <table:table-cell office:value-type="float" office:value="0.0060342" calcext:value-type="float">
            <text:p>0.0060342</text:p>
          </table:table-cell>
          <table:table-cell office:value-type="float" office:value="-0.00078298" calcext:value-type="float">
            <text:p>-0.00078298</text:p>
          </table:table-cell>
        </table:table-row>
        <table:table-row table:style-name="ro1">
          <table:table-cell office:value-type="float" office:value="0.00080486" calcext:value-type="float">
            <text:p>0.00080486</text:p>
          </table:table-cell>
          <table:table-cell office:value-type="float" office:value="0.0066393" calcext:value-type="float">
            <text:p>0.0066393</text:p>
          </table:table-cell>
          <table:table-cell office:value-type="float" office:value="-0.00086147" calcext:value-type="float">
            <text:p>-0.00086147</text:p>
          </table:table-cell>
        </table:table-row>
        <table:table-row table:style-name="ro1">
          <table:table-cell office:value-type="float" office:value="0.00084623" calcext:value-type="float">
            <text:p>0.00084623</text:p>
          </table:table-cell>
          <table:table-cell office:value-type="float" office:value="0.0073044" calcext:value-type="float">
            <text:p>0.0073044</text:p>
          </table:table-cell>
          <table:table-cell office:value-type="float" office:value="-0.00094775" calcext:value-type="float">
            <text:p>-0.00094775</text:p>
          </table:table-cell>
        </table:table-row>
        <table:table-row table:style-name="ro1">
          <table:table-cell office:value-type="float" office:value="0.00088972" calcext:value-type="float">
            <text:p>0.00088972</text:p>
          </table:table-cell>
          <table:table-cell office:value-type="float" office:value="0.0080355" calcext:value-type="float">
            <text:p>0.0080355</text:p>
          </table:table-cell>
          <table:table-cell office:value-type="float" office:value="-0.0010426" calcext:value-type="float">
            <text:p>-0.0010426</text:p>
          </table:table-cell>
        </table:table-row>
        <table:table-row table:style-name="ro1">
          <table:table-cell office:value-type="float" office:value="0.00093543" calcext:value-type="float">
            <text:p>0.00093543</text:p>
          </table:table-cell>
          <table:table-cell office:value-type="float" office:value="0.0088389" calcext:value-type="float">
            <text:p>0.0088389</text:p>
          </table:table-cell>
          <table:table-cell office:value-type="float" office:value="-0.0011468" calcext:value-type="float">
            <text:p>-0.0011468</text:p>
          </table:table-cell>
        </table:table-row>
        <table:table-row table:style-name="ro1">
          <table:table-cell office:value-type="float" office:value="0.0009835" calcext:value-type="float">
            <text:p>0.0009835</text:p>
          </table:table-cell>
          <table:table-cell office:value-type="float" office:value="0.0097218" calcext:value-type="float">
            <text:p>0.0097218</text:p>
          </table:table-cell>
          <table:table-cell office:value-type="float" office:value="-0.0012613" calcext:value-type="float">
            <text:p>-0.0012613</text:p>
          </table:table-cell>
        </table:table-row>
        <table:table-row table:style-name="ro1">
          <table:table-cell office:value-type="float" office:value="0.001034" calcext:value-type="float">
            <text:p>0.001034</text:p>
          </table:table-cell>
          <table:table-cell office:value-type="float" office:value="0.010692" calcext:value-type="float">
            <text:p>0.010692</text:p>
          </table:table-cell>
          <table:table-cell office:value-type="float" office:value="-0.0013871" calcext:value-type="float">
            <text:p>-0.0013871</text:p>
          </table:table-cell>
        </table:table-row>
        <table:table-row table:style-name="ro1">
          <table:table-cell office:value-type="float" office:value="0.0010871" calcext:value-type="float">
            <text:p>0.0010871</text:p>
          </table:table-cell>
          <table:table-cell office:value-type="float" office:value="0.011758" calcext:value-type="float">
            <text:p>0.011758</text:p>
          </table:table-cell>
          <table:table-cell office:value-type="float" office:value="-0.0015253" calcext:value-type="float">
            <text:p>-0.0015253</text:p>
          </table:table-cell>
        </table:table-row>
        <table:table-row table:style-name="ro1">
          <table:table-cell office:value-type="float" office:value="0.001143" calcext:value-type="float">
            <text:p>0.001143</text:p>
          </table:table-cell>
          <table:table-cell office:value-type="float" office:value="0.012928" calcext:value-type="float">
            <text:p>0.012928</text:p>
          </table:table-cell>
          <table:table-cell office:value-type="float" office:value="-0.001677" calcext:value-type="float">
            <text:p>-0.001677</text:p>
          </table:table-cell>
        </table:table-row>
        <table:table-row table:style-name="ro1">
          <table:table-cell office:value-type="float" office:value="0.0012017" calcext:value-type="float">
            <text:p>0.0012017</text:p>
          </table:table-cell>
          <table:table-cell office:value-type="float" office:value="0.014214" calcext:value-type="float">
            <text:p>0.014214</text:p>
          </table:table-cell>
          <table:table-cell office:value-type="float" office:value="-0.0018437" calcext:value-type="float">
            <text:p>-0.0018437</text:p>
          </table:table-cell>
        </table:table-row>
        <table:table-row table:style-name="ro1">
          <table:table-cell office:value-type="float" office:value="0.0012634" calcext:value-type="float">
            <text:p>0.001263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-0.0020267" calcext:value-type="float">
            <text:p>-0.0020267</text:p>
          </table:table-cell>
        </table:table-row>
        <table:table-row table:style-name="ro1">
          <table:table-cell office:value-type="float" office:value="0.0013283" calcext:value-type="float">
            <text:p>0.0013283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-0.0022276" calcext:value-type="float">
            <text:p>-0.0022276</text:p>
          </table:table-cell>
        </table:table-row>
        <table:table-row table:style-name="ro1">
          <table:table-cell office:value-type="float" office:value="0.0013965" calcext:value-type="float">
            <text:p>0.001396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24481" calcext:value-type="float">
            <text:p>-0.0024481</text:p>
          </table:table-cell>
        </table:table-row>
        <table:table-row table:style-name="ro1">
          <table:table-cell office:value-type="float" office:value="0.0014682" calcext:value-type="float">
            <text:p>0.0014682</text:p>
          </table:table-cell>
          <table:table-cell office:value-type="float" office:value="0.020743" calcext:value-type="float">
            <text:p>0.020743</text:p>
          </table:table-cell>
          <table:table-cell office:value-type="float" office:value="-0.00269" calcext:value-type="float">
            <text:p>-0.00269</text:p>
          </table:table-cell>
        </table:table-row>
        <table:table-row table:style-name="ro1">
          <table:table-cell office:value-type="float" office:value="0.0015436" calcext:value-type="float">
            <text:p>0.0015436</text:p>
          </table:table-cell>
          <table:table-cell office:value-type="float" office:value="0.022792" calcext:value-type="float">
            <text:p>0.022792</text:p>
          </table:table-cell>
          <table:table-cell office:value-type="float" office:value="-0.0029555" calcext:value-type="float">
            <text:p>-0.0029555</text:p>
          </table:table-cell>
        </table:table-row>
        <table:table-row table:style-name="ro1">
          <table:table-cell office:value-type="float" office:value="0.0016228" calcext:value-type="float">
            <text:p>0.0016228</text:p>
          </table:table-cell>
          <table:table-cell office:value-type="float" office:value="0.02504" calcext:value-type="float">
            <text:p>0.02504</text:p>
          </table:table-cell>
          <table:table-cell office:value-type="float" office:value="-0.0032467" calcext:value-type="float">
            <text:p>-0.0032467</text:p>
          </table:table-cell>
        </table:table-row>
        <table:table-row table:style-name="ro1">
          <table:table-cell office:value-type="float" office:value="0.0017061" calcext:value-type="float">
            <text:p>0.0017061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-0.003566" calcext:value-type="float">
            <text:p>-0.003566</text:p>
          </table:table-cell>
        </table:table-row>
        <table:table-row table:style-name="ro1">
          <table:table-cell office:value-type="float" office:value="0.0017937" calcext:value-type="float">
            <text:p>0.0017937</text:p>
          </table:table-cell>
          <table:table-cell office:value-type="float" office:value="0.030208" calcext:value-type="float">
            <text:p>0.030208</text:p>
          </table:table-cell>
          <table:table-cell office:value-type="float" office:value="-0.0039161" calcext:value-type="float">
            <text:p>-0.0039161</text:p>
          </table:table-cell>
        </table:table-row>
        <table:table-row table:style-name="ro1">
          <table:table-cell office:value-type="float" office:value="0.0018858" calcext:value-type="float">
            <text:p>0.0018858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-0.0042999" calcext:value-type="float">
            <text:p>-0.0042999</text:p>
          </table:table-cell>
        </table:table-row>
        <table:table-row table:style-name="ro1">
          <table:table-cell office:value-type="float" office:value="0.0019825" calcext:value-type="float">
            <text:p>0.0019825</text:p>
          </table:table-cell>
          <table:table-cell office:value-type="float" office:value="0.036419" calcext:value-type="float">
            <text:p>0.036419</text:p>
          </table:table-cell>
          <table:table-cell office:value-type="float" office:value="-0.0047204" calcext:value-type="float">
            <text:p>-0.0047204</text:p>
          </table:table-cell>
        </table:table-row>
        <table:table-row table:style-name="ro1">
          <table:table-cell office:value-type="float" office:value="0.0020843" calcext:value-type="float">
            <text:p>0.0020843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-0.0051812" calcext:value-type="float">
            <text:p>-0.0051812</text:p>
          </table:table-cell>
        </table:table-row>
        <table:table-row table:style-name="ro1">
          <table:table-cell office:value-type="float" office:value="0.0021913" calcext:value-type="float">
            <text:p>0.0021913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-0.0056858" calcext:value-type="float">
            <text:p>-0.0056858</text:p>
          </table:table-cell>
        </table:table-row>
        <table:table-row table:style-name="ro1">
          <table:table-cell office:value-type="float" office:value="0.0023037" calcext:value-type="float">
            <text:p>0.0023037</text:p>
          </table:table-cell>
          <table:table-cell office:value-type="float" office:value="0.048145" calcext:value-type="float">
            <text:p>0.048145</text:p>
          </table:table-cell>
          <table:table-cell office:value-type="float" office:value="-0.0062383" calcext:value-type="float">
            <text:p>-0.0062383</text:p>
          </table:table-cell>
        </table:table-row>
        <table:table-row table:style-name="ro1">
          <table:table-cell office:value-type="float" office:value="0.0024219" calcext:value-type="float">
            <text:p>0.0024219</text:p>
          </table:table-cell>
          <table:table-cell office:value-type="float" office:value="0.052819" calcext:value-type="float">
            <text:p>0.052819</text:p>
          </table:table-cell>
          <table:table-cell office:value-type="float" office:value="-0.0068431" calcext:value-type="float">
            <text:p>-0.0068431</text:p>
          </table:table-cell>
        </table:table-row>
        <table:table-row table:style-name="ro1">
          <table:table-cell office:value-type="float" office:value="0.0025462" calcext:value-type="float">
            <text:p>0.0025462</text:p>
          </table:table-cell>
          <table:table-cell office:value-type="float" office:value="0.057934" calcext:value-type="float">
            <text:p>0.057934</text:p>
          </table:table-cell>
          <table:table-cell office:value-type="float" office:value="-0.0075048" calcext:value-type="float">
            <text:p>-0.0075048</text:p>
          </table:table-cell>
        </table:table-row>
        <table:table-row table:style-name="ro1">
          <table:table-cell office:value-type="float" office:value="0.0026769" calcext:value-type="float">
            <text:p>0.0026769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-0.0082287" calcext:value-type="float">
            <text:p>-0.0082287</text:p>
          </table:table-cell>
        </table:table-row>
        <table:table-row table:style-name="ro1">
          <table:table-cell office:value-type="float" office:value="0.0028142" calcext:value-type="float">
            <text:p>0.0028142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-0.0090201" calcext:value-type="float">
            <text:p>-0.0090201</text:p>
          </table:table-cell>
        </table:table-row>
        <table:table-row table:style-name="ro1">
          <table:table-cell office:value-type="float" office:value="0.0029586" calcext:value-type="float">
            <text:p>0.0029586</text:p>
          </table:table-cell>
          <table:table-cell office:value-type="float" office:value="0.076341" calcext:value-type="float">
            <text:p>0.076341</text:p>
          </table:table-cell>
          <table:table-cell office:value-type="float" office:value="-0.0098852" calcext:value-type="float">
            <text:p>-0.0098852</text:p>
          </table:table-cell>
        </table:table-row>
        <table:table-row table:style-name="ro1">
          <table:table-cell office:value-type="float" office:value="0.0031104" calcext:value-type="float">
            <text:p>0.0031104</text:p>
          </table:table-cell>
          <table:table-cell office:value-type="float" office:value="0.083652" calcext:value-type="float">
            <text:p>0.083652</text:p>
          </table:table-cell>
          <table:table-cell office:value-type="float" office:value="-0.01083" calcext:value-type="float">
            <text:p>-0.01083</text:p>
          </table:table-cell>
        </table:table-row>
        <table:table-row table:style-name="ro1">
          <table:table-cell office:value-type="float" office:value="0.00327" calcext:value-type="float">
            <text:p>0.00327</text:p>
          </table:table-cell>
          <table:table-cell office:value-type="float" office:value="0.091639" calcext:value-type="float">
            <text:p>0.091639</text:p>
          </table:table-cell>
          <table:table-cell office:value-type="float" office:value="-0.011862" calcext:value-type="float">
            <text:p>-0.011862</text:p>
          </table:table-cell>
        </table:table-row>
        <table:table-row table:style-name="ro1">
          <table:table-cell office:value-type="float" office:value="0.0034377" calcext:value-type="float">
            <text:p>0.0034377</text:p>
          </table:table-cell>
          <table:table-cell office:value-type="float" office:value="0.10036" calcext:value-type="float">
            <text:p>0.10036</text:p>
          </table:table-cell>
          <table:table-cell office:value-type="float" office:value="-0.012989" calcext:value-type="float">
            <text:p>-0.012989</text:p>
          </table:table-cell>
        </table:table-row>
        <table:table-row table:style-name="ro1">
          <table:table-cell office:value-type="float" office:value="0.0036141" calcext:value-type="float">
            <text:p>0.0036141</text:p>
          </table:table-cell>
          <table:table-cell office:value-type="float" office:value="0.10988" calcext:value-type="float">
            <text:p>0.10988</text:p>
          </table:table-cell>
          <table:table-cell office:value-type="float" office:value="-0.014218" calcext:value-type="float">
            <text:p>-0.014218</text:p>
          </table:table-cell>
        </table:table-row>
        <table:table-row table:style-name="ro1">
          <table:table-cell office:value-type="float" office:value="0.0037995" calcext:value-type="float">
            <text:p>0.0037995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-0.015559" calcext:value-type="float">
            <text:p>-0.015559</text:p>
          </table:table-cell>
        </table:table-row>
        <table:table-row table:style-name="ro1">
          <table:table-cell office:value-type="float" office:value="0.0039944" calcext:value-type="float">
            <text:p>0.0039944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-0.01702" calcext:value-type="float">
            <text:p>-0.01702</text:p>
          </table:table-cell>
        </table:table-row>
        <table:table-row table:style-name="ro1">
          <table:table-cell office:value-type="float" office:value="0.0041993" calcext:value-type="float">
            <text:p>0.0041993</text:p>
          </table:table-cell>
          <table:table-cell office:value-type="float" office:value="0.14392" calcext:value-type="float">
            <text:p>0.14392</text:p>
          </table:table-cell>
          <table:table-cell office:value-type="float" office:value="-0.018612" calcext:value-type="float">
            <text:p>-0.018612</text:p>
          </table:table-cell>
        </table:table-row>
        <table:table-row table:style-name="ro1">
          <table:table-cell office:value-type="float" office:value="0.0044147" calcext:value-type="float">
            <text:p>0.0044147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020345" calcext:value-type="float">
            <text:p>-0.020345</text:p>
          </table:table-cell>
        </table:table-row>
        <table:table-row table:style-name="ro1">
          <table:table-cell office:value-type="float" office:value="0.0046411" calcext:value-type="float">
            <text:p>0.0046411</text:p>
          </table:table-cell>
          <table:table-cell office:value-type="float" office:value="0.17197" calcext:value-type="float">
            <text:p>0.17197</text:p>
          </table:table-cell>
          <table:table-cell office:value-type="float" office:value="-0.02223" calcext:value-type="float">
            <text:p>-0.02223</text:p>
          </table:table-cell>
        </table:table-row>
        <table:table-row table:style-name="ro1">
          <table:table-cell office:value-type="float" office:value="0.0048792" calcext:value-type="float">
            <text:p>0.0048792</text:p>
          </table:table-cell>
          <table:table-cell office:value-type="float" office:value="0.18788" calcext:value-type="float">
            <text:p>0.18788</text:p>
          </table:table-cell>
          <table:table-cell office:value-type="float" office:value="-0.024281" calcext:value-type="float">
            <text:p>-0.024281</text:p>
          </table:table-cell>
        </table:table-row>
        <table:table-row table:style-name="ro1">
          <table:table-cell office:value-type="float" office:value="0.0051295" calcext:value-type="float">
            <text:p>0.0051295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-0.026508" calcext:value-type="float">
            <text:p>-0.026508</text:p>
          </table:table-cell>
        </table:table-row>
        <table:table-row table:style-name="ro1">
          <table:table-cell office:value-type="float" office:value="0.0053926" calcext:value-type="float">
            <text:p>0.0053926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-0.028927" calcext:value-type="float">
            <text:p>-0.028927</text:p>
          </table:table-cell>
        </table:table-row>
        <table:table-row table:style-name="ro1">
          <table:table-cell office:value-type="float" office:value="0.0056691" calcext:value-type="float">
            <text:p>0.005669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-0.031552" calcext:value-type="float">
            <text:p>-0.031552</text:p>
          </table:table-cell>
        </table:table-row>
        <table:table-row table:style-name="ro1">
          <table:table-cell office:value-type="float" office:value="0.0059599" calcext:value-type="float">
            <text:p>0.0059599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-0.034397" calcext:value-type="float">
            <text:p>-0.034397</text:p>
          </table:table-cell>
        </table:table-row>
        <table:table-row table:style-name="ro1">
          <table:table-cell office:value-type="float" office:value="0.0062656" calcext:value-type="float">
            <text:p>0.0062656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37479" calcext:value-type="float">
            <text:p>-0.037479</text:p>
          </table:table-cell>
        </table:table-row>
        <table:table-row table:style-name="ro1">
          <table:table-cell office:value-type="float" office:value="0.0065869" calcext:value-type="float">
            <text:p>0.0065869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-0.040815" calcext:value-type="float">
            <text:p>-0.040815</text:p>
          </table:table-cell>
        </table:table-row>
        <table:table-row table:style-name="ro1">
          <table:table-cell office:value-type="float" office:value="0.0069248" calcext:value-type="float">
            <text:p>0.0069248</text:p>
          </table:table-cell>
          <table:table-cell office:value-type="float" office:value="0.34441" calcext:value-type="float">
            <text:p>0.34441</text:p>
          </table:table-cell>
          <table:table-cell office:value-type="float" office:value="-0.044422" calcext:value-type="float">
            <text:p>-0.044422</text:p>
          </table:table-cell>
        </table:table-row>
        <table:table-row table:style-name="ro1">
          <table:table-cell office:value-type="float" office:value="0.0072799" calcext:value-type="float">
            <text:p>0.0072799</text:p>
          </table:table-cell>
          <table:table-cell office:value-type="float" office:value="0.37474" calcext:value-type="float">
            <text:p>0.37474</text:p>
          </table:table-cell>
          <table:table-cell office:value-type="float" office:value="-0.048318" calcext:value-type="float">
            <text:p>-0.048318</text:p>
          </table:table-cell>
        </table:table-row>
        <table:table-row table:style-name="ro1">
          <table:table-cell office:value-type="float" office:value="0.0076533" calcext:value-type="float">
            <text:p>0.0076533</text:p>
          </table:table-cell>
          <table:table-cell office:value-type="float" office:value="0.40748" calcext:value-type="float">
            <text:p>0.40748</text:p>
          </table:table-cell>
          <table:table-cell office:value-type="float" office:value="-0.052522" calcext:value-type="float">
            <text:p>-0.052522</text:p>
          </table:table-cell>
        </table:table-row>
        <table:table-row table:style-name="ro1">
          <table:table-cell office:value-type="float" office:value="0.0080457" calcext:value-type="float">
            <text:p>0.0080457</text:p>
          </table:table-cell>
          <table:table-cell office:value-type="float" office:value="0.4428" calcext:value-type="float">
            <text:p>0.4428</text:p>
          </table:table-cell>
          <table:table-cell office:value-type="float" office:value="-0.057053" calcext:value-type="float">
            <text:p>-0.057053</text:p>
          </table:table-cell>
        </table:table-row>
        <table:table-row table:style-name="ro1">
          <table:table-cell office:value-type="float" office:value="0.0084584" calcext:value-type="float">
            <text:p>0.0084584</text:p>
          </table:table-cell>
          <table:table-cell office:value-type="float" office:value="0.48084" calcext:value-type="float">
            <text:p>0.48084</text:p>
          </table:table-cell>
          <table:table-cell office:value-type="float" office:value="-0.061932" calcext:value-type="float">
            <text:p>-0.061932</text:p>
          </table:table-cell>
        </table:table-row>
        <table:table-row table:style-name="ro1">
          <table:table-cell office:value-type="float" office:value="0.0088921" calcext:value-type="float">
            <text:p>0.0088921</text:p>
          </table:table-cell>
          <table:table-cell office:value-type="float" office:value="0.52178" calcext:value-type="float">
            <text:p>0.52178</text:p>
          </table:table-cell>
          <table:table-cell office:value-type="float" office:value="-0.067178" calcext:value-type="float">
            <text:p>-0.067178</text:p>
          </table:table-cell>
        </table:table-row>
        <table:table-row table:style-name="ro1">
          <table:table-cell office:value-type="float" office:value="0.0093481" calcext:value-type="float">
            <text:p>0.0093481</text:p>
          </table:table-cell>
          <table:table-cell office:value-type="float" office:value="0.56576" calcext:value-type="float">
            <text:p>0.56576</text:p>
          </table:table-cell>
          <table:table-cell office:value-type="float" office:value="-0.072812" calcext:value-type="float">
            <text:p>-0.072812</text:p>
          </table:table-cell>
        </table:table-row>
        <table:table-row table:style-name="ro1">
          <table:table-cell office:value-type="float" office:value="0.0098275" calcext:value-type="float">
            <text:p>0.0098275</text:p>
          </table:table-cell>
          <table:table-cell office:value-type="float" office:value="0.61296" calcext:value-type="float">
            <text:p>0.61296</text:p>
          </table:table-cell>
          <table:table-cell office:value-type="float" office:value="-0.078853" calcext:value-type="float">
            <text:p>-0.078853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0.66353" calcext:value-type="float">
            <text:p>0.66353</text:p>
          </table:table-cell>
          <table:table-cell office:value-type="float" office:value="-0.085323" calcext:value-type="float">
            <text:p>-0.085323</text:p>
          </table:table-cell>
        </table:table-row>
        <table:table-row table:style-name="ro1">
          <table:table-cell office:value-type="float" office:value="0.010861" calcext:value-type="float">
            <text:p>0.010861</text:p>
          </table:table-cell>
          <table:table-cell office:value-type="float" office:value="0.71764" calcext:value-type="float">
            <text:p>0.71764</text:p>
          </table:table-cell>
          <table:table-cell office:value-type="float" office:value="-0.092241" calcext:value-type="float">
            <text:p>-0.092241</text:p>
          </table:table-cell>
        </table:table-row>
        <table:table-row table:style-name="ro1">
          <table:table-cell office:value-type="float" office:value="0.011418" calcext:value-type="float">
            <text:p>0.011418</text:p>
          </table:table-cell>
          <table:table-cell office:value-type="float" office:value="0.77545" calcext:value-type="float">
            <text:p>0.77545</text:p>
          </table:table-cell>
          <table:table-cell office:value-type="float" office:value="-0.099626" calcext:value-type="float">
            <text:p>-0.099626</text:p>
          </table:table-cell>
        </table:table-row>
        <table:table-row table:style-name="ro1">
          <table:table-cell office:value-type="float" office:value="0.012004" calcext:value-type="float">
            <text:p>0.012004</text:p>
          </table:table-cell>
          <table:table-cell office:value-type="float" office:value="0.83709" calcext:value-type="float">
            <text:p>0.83709</text:p>
          </table:table-cell>
          <table:table-cell office:value-type="float" office:value="-0.1075" calcext:value-type="float">
            <text:p>-0.1075</text:p>
          </table:table-cell>
        </table:table-row>
        <table:table-row table:style-name="ro1">
          <table:table-cell office:value-type="float" office:value="0.012619" calcext:value-type="float">
            <text:p>0.012619</text:p>
          </table:table-cell>
          <table:table-cell office:value-type="float" office:value="0.9027" calcext:value-type="float">
            <text:p>0.9027</text:p>
          </table:table-cell>
          <table:table-cell office:value-type="float" office:value="-0.11587" calcext:value-type="float">
            <text:p>-0.11587</text:p>
          </table:table-cell>
        </table:table-row>
        <table:table-row table:style-name="ro1">
          <table:table-cell office:value-type="float" office:value="0.013266" calcext:value-type="float">
            <text:p>0.013266</text:p>
          </table:table-cell>
          <table:table-cell office:value-type="float" office:value="0.9724" calcext:value-type="float">
            <text:p>0.9724</text:p>
          </table:table-cell>
          <table:table-cell office:value-type="float" office:value="-0.12475" calcext:value-type="float">
            <text:p>-0.12475</text:p>
          </table:table-cell>
        </table:table-row>
        <table:table-row table:style-name="ro1">
          <table:table-cell office:value-type="float" office:value="0.013947" calcext:value-type="float">
            <text:p>0.013947</text:p>
          </table:table-cell>
          <table:table-cell office:value-type="float" office:value="1.0463" calcext:value-type="float">
            <text:p>1.0463</text:p>
          </table:table-cell>
          <table:table-cell office:value-type="float" office:value="-0.13417" calcext:value-type="float">
            <text:p>-0.13417</text:p>
          </table:table-cell>
        </table:table-row>
        <table:table-row table:style-name="ro1">
          <table:table-cell office:value-type="float" office:value="0.014662" calcext:value-type="float">
            <text:p>0.014662</text:p>
          </table:table-cell>
          <table:table-cell office:value-type="float" office:value="1.1245" calcext:value-type="float">
            <text:p>1.1245</text:p>
          </table:table-cell>
          <table:table-cell office:value-type="float" office:value="-0.14412" calcext:value-type="float">
            <text:p>-0.14412</text:p>
          </table:table-cell>
        </table:table-row>
        <table:table-row table:style-name="ro1">
          <table:table-cell office:value-type="float" office:value="0.015414" calcext:value-type="float">
            <text:p>0.015414</text:p>
          </table:table-cell>
          <table:table-cell office:value-type="float" office:value="1.207" calcext:value-type="float">
            <text:p>1.207</text:p>
          </table:table-cell>
          <table:table-cell office:value-type="float" office:value="-0.15462" calcext:value-type="float">
            <text:p>-0.15462</text:p>
          </table:table-cell>
        </table:table-row>
        <table:table-row table:style-name="ro1">
          <table:table-cell office:value-type="float" office:value="0.016204" calcext:value-type="float">
            <text:p>0.016204</text:p>
          </table:table-cell>
          <table:table-cell office:value-type="float" office:value="1.2938" calcext:value-type="float">
            <text:p>1.2938</text:p>
          </table:table-cell>
          <table:table-cell office:value-type="float" office:value="-0.16566" calcext:value-type="float">
            <text:p>-0.16566</text:p>
          </table:table-cell>
        </table:table-row>
        <table:table-row table:style-name="ro1">
          <table:table-cell office:value-type="float" office:value="0.017035" calcext:value-type="float">
            <text:p>0.017035</text:p>
          </table:table-cell>
          <table:table-cell office:value-type="float" office:value="1.385" calcext:value-type="float">
            <text:p>1.385</text:p>
          </table:table-cell>
          <table:table-cell office:value-type="float" office:value="-0.17724" calcext:value-type="float">
            <text:p>-0.17724</text:p>
          </table:table-cell>
        </table:table-row>
        <table:table-row table:style-name="ro1">
          <table:table-cell office:value-type="float" office:value="0.017909" calcext:value-type="float">
            <text:p>0.017909</text:p>
          </table:table-cell>
          <table:table-cell office:value-type="float" office:value="1.4805" calcext:value-type="float">
            <text:p>1.4805</text:p>
          </table:table-cell>
          <table:table-cell office:value-type="float" office:value="-0.18936" calcext:value-type="float">
            <text:p>-0.18936</text:p>
          </table:table-cell>
        </table:table-row>
        <table:table-row table:style-name="ro1">
          <table:table-cell office:value-type="float" office:value="0.018827" calcext:value-type="float">
            <text:p>0.018827</text:p>
          </table:table-cell>
          <table:table-cell office:value-type="float" office:value="1.5801" calcext:value-type="float">
            <text:p>1.5801</text:p>
          </table:table-cell>
          <table:table-cell office:value-type="float" office:value="-0.20199" calcext:value-type="float">
            <text:p>-0.20199</text:p>
          </table:table-cell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1.6837" calcext:value-type="float">
            <text:p>1.6837</text:p>
          </table:table-cell>
          <table:table-cell office:value-type="float" office:value="-0.21513" calcext:value-type="float">
            <text:p>-0.21513</text:p>
          </table:table-cell>
        </table:table-row>
        <table:table-row table:style-name="ro1">
          <table:table-cell office:value-type="float" office:value="0.020807" calcext:value-type="float">
            <text:p>0.020807</text:p>
          </table:table-cell>
          <table:table-cell office:value-type="float" office:value="1.7911" calcext:value-type="float">
            <text:p>1.7911</text:p>
          </table:table-cell>
          <table:table-cell office:value-type="float" office:value="-0.22873" calcext:value-type="float">
            <text:p>-0.22873</text:p>
          </table:table-cell>
        </table:table-row>
        <table:table-row table:style-name="ro1">
          <table:table-cell office:value-type="float" office:value="0.021874" calcext:value-type="float">
            <text:p>0.021874</text:p>
          </table:table-cell>
          <table:table-cell office:value-type="float" office:value="1.902" calcext:value-type="float">
            <text:p>1.902</text:p>
          </table:table-cell>
          <table:table-cell office:value-type="float" office:value="-0.24277" calcext:value-type="float">
            <text:p>-0.24277</text:p>
          </table:table-cell>
        </table:table-row>
        <table:table-row table:style-name="ro1">
          <table:table-cell office:value-type="float" office:value="0.022996" calcext:value-type="float">
            <text:p>0.022996</text:p>
          </table:table-cell>
          <table:table-cell office:value-type="float" office:value="2.016" calcext:value-type="float">
            <text:p>2.016</text:p>
          </table:table-cell>
          <table:table-cell office:value-type="float" office:value="-0.25718" calcext:value-type="float">
            <text:p>-0.25718</text:p>
          </table:table-cell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2.1326" calcext:value-type="float">
            <text:p>2.1326</text:p>
          </table:table-cell>
          <table:table-cell office:value-type="float" office:value="-0.27193" calcext:value-type="float">
            <text:p>-0.27193</text:p>
          </table:table-cell>
        </table:table-row>
        <table:table-row table:style-name="ro1">
          <table:table-cell office:value-type="float" office:value="0.025414" calcext:value-type="float">
            <text:p>0.025414</text:p>
          </table:table-cell>
          <table:table-cell office:value-type="float" office:value="2.2514" calcext:value-type="float">
            <text:p>2.2514</text:p>
          </table:table-cell>
          <table:table-cell office:value-type="float" office:value="-0.28693" calcext:value-type="float">
            <text:p>-0.28693</text:p>
          </table:table-cell>
        </table:table-row>
        <table:table-row table:style-name="ro1">
          <table:table-cell office:value-type="float" office:value="0.026717" calcext:value-type="float">
            <text:p>0.026717</text:p>
          </table:table-cell>
          <table:table-cell office:value-type="float" office:value="2.3717" calcext:value-type="float">
            <text:p>2.3717</text:p>
          </table:table-cell>
          <table:table-cell office:value-type="float" office:value="-0.3021" calcext:value-type="float">
            <text:p>-0.3021</text:p>
          </table:table-cell>
        </table:table-row>
        <table:table-row table:style-name="ro1">
          <table:table-cell office:value-type="float" office:value="0.028087" calcext:value-type="float">
            <text:p>0.028087</text:p>
          </table:table-cell>
          <table:table-cell office:value-type="float" office:value="2.4927" calcext:value-type="float">
            <text:p>2.4927</text:p>
          </table:table-cell>
          <table:table-cell office:value-type="float" office:value="-0.31736" calcext:value-type="float">
            <text:p>-0.31736</text:p>
          </table:table-cell>
        </table:table-row>
        <table:table-row table:style-name="ro1">
          <table:table-cell office:value-type="float" office:value="0.029528" calcext:value-type="float">
            <text:p>0.029528</text:p>
          </table:table-cell>
          <table:table-cell office:value-type="float" office:value="2.6136" calcext:value-type="float">
            <text:p>2.6136</text:p>
          </table:table-cell>
          <table:table-cell office:value-type="float" office:value="-0.3326" calcext:value-type="float">
            <text:p>-0.3326</text:p>
          </table:table-cell>
        </table:table-row>
        <table:table-row table:style-name="ro1">
          <table:table-cell office:value-type="float" office:value="0.031042" calcext:value-type="float">
            <text:p>0.031042</text:p>
          </table:table-cell>
          <table:table-cell office:value-type="float" office:value="2.7336" calcext:value-type="float">
            <text:p>2.7336</text:p>
          </table:table-cell>
          <table:table-cell office:value-type="float" office:value="-0.34771" calcext:value-type="float">
            <text:p>-0.34771</text:p>
          </table:table-cell>
        </table:table-row>
        <table:table-row table:style-name="ro1">
          <table:table-cell office:value-type="float" office:value="0.032633" calcext:value-type="float">
            <text:p>0.032633</text:p>
          </table:table-cell>
          <table:table-cell office:value-type="float" office:value="2.8515" calcext:value-type="float">
            <text:p>2.8515</text:p>
          </table:table-cell>
          <table:table-cell office:value-type="float" office:value="-0.36254" calcext:value-type="float">
            <text:p>-0.36254</text:p>
          </table:table-cell>
        </table:table-row>
        <table:table-row table:style-name="ro1">
          <table:table-cell office:value-type="float" office:value="0.034306" calcext:value-type="float">
            <text:p>0.034306</text:p>
          </table:table-cell>
          <table:table-cell office:value-type="float" office:value="2.9663" calcext:value-type="float">
            <text:p>2.9663</text:p>
          </table:table-cell>
          <table:table-cell office:value-type="float" office:value="-0.37697" calcext:value-type="float">
            <text:p>-0.37697</text:p>
          </table:table-cell>
        </table:table-row>
        <table:table-row table:style-name="ro1">
          <table:table-cell office:value-type="float" office:value="0.036065" calcext:value-type="float">
            <text:p>0.036065</text:p>
          </table:table-cell>
          <table:table-cell office:value-type="float" office:value="3.0767" calcext:value-type="float">
            <text:p>3.0767</text:p>
          </table:table-cell>
          <table:table-cell office:value-type="float" office:value="-0.39084" calcext:value-type="float">
            <text:p>-0.39084</text:p>
          </table:table-cell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3.1814" calcext:value-type="float">
            <text:p>3.1814</text:p>
          </table:table-cell>
          <table:table-cell office:value-type="float" office:value="-0.40399" calcext:value-type="float">
            <text:p>-0.40399</text:p>
          </table:table-cell>
        </table:table-row>
        <table:table-row table:style-name="ro1">
          <table:table-cell office:value-type="float" office:value="0.039859" calcext:value-type="float">
            <text:p>0.039859</text:p>
          </table:table-cell>
          <table:table-cell office:value-type="float" office:value="3.2792" calcext:value-type="float">
            <text:p>3.2792</text:p>
          </table:table-cell>
          <table:table-cell office:value-type="float" office:value="-0.41625" calcext:value-type="float">
            <text:p>-0.41625</text:p>
          </table:table-cell>
        </table:table-row>
        <table:table-row table:style-name="ro1">
          <table:table-cell office:value-type="float" office:value="0.041902" calcext:value-type="float">
            <text:p>0.041902</text:p>
          </table:table-cell>
          <table:table-cell office:value-type="float" office:value="3.3685" calcext:value-type="float">
            <text:p>3.3685</text:p>
          </table:table-cell>
          <table:table-cell office:value-type="float" office:value="-0.42743" calcext:value-type="float">
            <text:p>-0.42743</text:p>
          </table:table-cell>
        </table:table-row>
        <table:table-row table:style-name="ro1">
          <table:table-cell office:value-type="float" office:value="0.044051" calcext:value-type="float">
            <text:p>0.044051</text:p>
          </table:table-cell>
          <table:table-cell office:value-type="float" office:value="3.448" calcext:value-type="float">
            <text:p>3.448</text:p>
          </table:table-cell>
          <table:table-cell office:value-type="float" office:value="-0.43736" calcext:value-type="float">
            <text:p>-0.43736</text:p>
          </table:table-cell>
        </table:table-row>
        <table:table-row table:style-name="ro1">
          <table:table-cell office:value-type="float" office:value="0.04631" calcext:value-type="float">
            <text:p>0.04631</text:p>
          </table:table-cell>
          <table:table-cell office:value-type="float" office:value="3.5161" calcext:value-type="float">
            <text:p>3.5161</text:p>
          </table:table-cell>
          <table:table-cell office:value-type="float" office:value="-0.44586" calcext:value-type="float">
            <text:p>-0.44586</text:p>
          </table:table-cell>
        </table:table-row>
        <table:table-row table:style-name="ro1">
          <table:table-cell office:value-type="float" office:value="0.048684" calcext:value-type="float">
            <text:p>0.048684</text:p>
          </table:table-cell>
          <table:table-cell office:value-type="float" office:value="3.5716" calcext:value-type="float">
            <text:p>3.5716</text:p>
          </table:table-cell>
          <table:table-cell office:value-type="float" office:value="-0.45275" calcext:value-type="float">
            <text:p>-0.45275</text:p>
          </table:table-cell>
        </table:table-row>
        <table:table-row table:style-name="ro1">
          <table:table-cell office:value-type="float" office:value="0.05118" calcext:value-type="float">
            <text:p>0.05118</text:p>
          </table:table-cell>
          <table:table-cell office:value-type="float" office:value="3.6129" calcext:value-type="float">
            <text:p>3.6129</text:p>
          </table:table-cell>
          <table:table-cell office:value-type="float" office:value="-0.45786" calcext:value-type="float">
            <text:p>-0.45786</text:p>
          </table:table-cell>
        </table:table-row>
        <table:table-row table:style-name="ro1">
          <table:table-cell office:value-type="float" office:value="0.053804" calcext:value-type="float">
            <text:p>0.053804</text:p>
          </table:table-cell>
          <table:table-cell office:value-type="float" office:value="3.6388" calcext:value-type="float">
            <text:p>3.6388</text:p>
          </table:table-cell>
          <table:table-cell office:value-type="float" office:value="-0.46102" calcext:value-type="float">
            <text:p>-0.46102</text:p>
          </table:table-cell>
        </table:table-row>
        <table:table-row table:style-name="ro1">
          <table:table-cell office:value-type="float" office:value="0.056563" calcext:value-type="float">
            <text:p>0.056563</text:p>
          </table:table-cell>
          <table:table-cell office:value-type="float" office:value="3.6482" calcext:value-type="float">
            <text:p>3.6482</text:p>
          </table:table-cell>
          <table:table-cell office:value-type="float" office:value="-0.46209" calcext:value-type="float">
            <text:p>-0.46209</text:p>
          </table:table-cell>
        </table:table-row>
        <table:table-row table:style-name="ro1">
          <table:table-cell office:value-type="float" office:value="0.059463" calcext:value-type="float">
            <text:p>0.059463</text:p>
          </table:table-cell>
          <table:table-cell office:value-type="float" office:value="3.6401" calcext:value-type="float">
            <text:p>3.6401</text:p>
          </table:table-cell>
          <table:table-cell office:value-type="float" office:value="-0.46095" calcext:value-type="float">
            <text:p>-0.46095</text:p>
          </table:table-cell>
        </table:table-row>
        <table:table-row table:style-name="ro1">
          <table:table-cell office:value-type="float" office:value="0.062512" calcext:value-type="float">
            <text:p>0.062512</text:p>
          </table:table-cell>
          <table:table-cell office:value-type="float" office:value="3.6137" calcext:value-type="float">
            <text:p>3.6137</text:p>
          </table:table-cell>
          <table:table-cell office:value-type="float" office:value="-0.45751" calcext:value-type="float">
            <text:p>-0.45751</text:p>
          </table:table-cell>
        </table:table-row>
        <table:table-row table:style-name="ro1">
          <table:table-cell office:value-type="float" office:value="0.065717" calcext:value-type="float">
            <text:p>0.065717</text:p>
          </table:table-cell>
          <table:table-cell office:value-type="float" office:value="3.5685" calcext:value-type="float">
            <text:p>3.5685</text:p>
          </table:table-cell>
          <table:table-cell office:value-type="float" office:value="-0.45169" calcext:value-type="float">
            <text:p>-0.45169</text:p>
          </table:table-cell>
        </table:table-row>
        <table:table-row table:style-name="ro1">
          <table:table-cell office:value-type="float" office:value="0.069087" calcext:value-type="float">
            <text:p>0.069087</text:p>
          </table:table-cell>
          <table:table-cell office:value-type="float" office:value="3.5041" calcext:value-type="float">
            <text:p>3.5041</text:p>
          </table:table-cell>
          <table:table-cell office:value-type="float" office:value="-0.44346" calcext:value-type="float">
            <text:p>-0.44346</text:p>
          </table:table-cell>
        </table:table-row>
        <table:table-row table:style-name="ro1">
          <table:table-cell office:value-type="float" office:value="0.072629" calcext:value-type="float">
            <text:p>0.072629</text:p>
          </table:table-cell>
          <table:table-cell office:value-type="float" office:value="3.4208" calcext:value-type="float">
            <text:p>3.4208</text:p>
          </table:table-cell>
          <table:table-cell office:value-type="float" office:value="-0.43284" calcext:value-type="float">
            <text:p>-0.43284</text:p>
          </table:table-cell>
        </table:table-row>
        <table:table-row table:style-name="ro1">
          <table:table-cell office:value-type="float" office:value="0.076353" calcext:value-type="float">
            <text:p>0.076353</text:p>
          </table:table-cell>
          <table:table-cell office:value-type="float" office:value="3.3189" calcext:value-type="float">
            <text:p>3.3189</text:p>
          </table:table-cell>
          <table:table-cell office:value-type="float" office:value="-0.41988" calcext:value-type="float">
            <text:p>-0.41988</text:p>
          </table:table-cell>
        </table:table-row>
        <table:table-row table:style-name="ro1">
          <table:table-cell office:value-type="float" office:value="0.080268" calcext:value-type="float">
            <text:p>0.080268</text:p>
          </table:table-cell>
          <table:table-cell office:value-type="float" office:value="3.1992" calcext:value-type="float">
            <text:p>3.1992</text:p>
          </table:table-cell>
          <table:table-cell office:value-type="float" office:value="-0.40467" calcext:value-type="float">
            <text:p>-0.40467</text:p>
          </table:table-cell>
        </table:table-row>
        <table:table-row table:style-name="ro1">
          <table:table-cell office:value-type="float" office:value="0.084383" calcext:value-type="float">
            <text:p>0.084383</text:p>
          </table:table-cell>
          <table:table-cell office:value-type="float" office:value="3.0628" calcext:value-type="float">
            <text:p>3.0628</text:p>
          </table:table-cell>
          <table:table-cell office:value-type="float" office:value="-0.38737" calcext:value-type="float">
            <text:p>-0.38737</text:p>
          </table:table-cell>
        </table:table-row>
        <table:table-row table:style-name="ro1">
          <table:table-cell office:value-type="float" office:value="0.08871" calcext:value-type="float">
            <text:p>0.08871</text:p>
          </table:table-cell>
          <table:table-cell office:value-type="float" office:value="2.9113" calcext:value-type="float">
            <text:p>2.9113</text:p>
          </table:table-cell>
          <table:table-cell office:value-type="float" office:value="-0.36815" calcext:value-type="float">
            <text:p>-0.36815</text:p>
          </table:table-cell>
        </table:table-row>
        <table:table-row table:style-name="ro1">
          <table:table-cell office:value-type="float" office:value="0.093258" calcext:value-type="float">
            <text:p>0.093258</text:p>
          </table:table-cell>
          <table:table-cell office:value-type="float" office:value="2.7465" calcext:value-type="float">
            <text:p>2.7465</text:p>
          </table:table-cell>
          <table:table-cell office:value-type="float" office:value="-0.34727" calcext:value-type="float">
            <text:p>-0.34727</text:p>
          </table:table-cell>
        </table:table-row>
        <table:table-row table:style-name="ro1">
          <table:table-cell office:value-type="float" office:value="0.09804" calcext:value-type="float">
            <text:p>0.09804</text:p>
          </table:table-cell>
          <table:table-cell office:value-type="float" office:value="2.5705" calcext:value-type="float">
            <text:p>2.5705</text:p>
          </table:table-cell>
          <table:table-cell office:value-type="float" office:value="-0.32498" calcext:value-type="float">
            <text:p>-0.32498</text:p>
          </table:table-cell>
        </table:table-row>
        <table:table-row table:style-name="ro1">
          <table:table-cell office:value-type="float" office:value="0.10307" calcext:value-type="float">
            <text:p>0.10307</text:p>
          </table:table-cell>
          <table:table-cell office:value-type="float" office:value="2.3857" calcext:value-type="float">
            <text:p>2.3857</text:p>
          </table:table-cell>
          <table:table-cell office:value-type="float" office:value="-0.30159" calcext:value-type="float">
            <text:p>-0.30159</text:p>
          </table:table-cell>
        </table:table-row>
        <table:table-row table:style-name="ro1">
          <table:table-cell office:value-type="float" office:value="0.10835" calcext:value-type="float">
            <text:p>0.10835</text:p>
          </table:table-cell>
          <table:table-cell office:value-type="float" office:value="2.195" calcext:value-type="float">
            <text:p>2.195</text:p>
          </table:table-cell>
          <table:table-cell office:value-type="float" office:value="-0.27745" calcext:value-type="float">
            <text:p>-0.27745</text:p>
          </table:table-cell>
        </table:table-row>
        <table:table-row table:style-name="ro1">
          <table:table-cell office:value-type="float" office:value="0.11391" calcext:value-type="float">
            <text:p>0.11391</text:p>
          </table:table-cell>
          <table:table-cell office:value-type="float" office:value="2.0009" calcext:value-type="float">
            <text:p>2.0009</text:p>
          </table:table-cell>
          <table:table-cell office:value-type="float" office:value="-0.2529" calcext:value-type="float">
            <text:p>-0.2529</text:p>
          </table:table-cell>
        </table:table-row>
        <table:table-row table:style-name="ro1">
          <table:table-cell office:value-type="float" office:value="0.11975" calcext:value-type="float">
            <text:p>0.11975</text:p>
          </table:table-cell>
          <table:table-cell office:value-type="float" office:value="1.8064" calcext:value-type="float">
            <text:p>1.8064</text:p>
          </table:table-cell>
          <table:table-cell office:value-type="float" office:value="-0.2283" calcext:value-type="float">
            <text:p>-0.2283</text:p>
          </table:table-cell>
        </table:table-row>
        <table:table-row table:style-name="ro1">
          <table:table-cell office:value-type="float" office:value="0.12589" calcext:value-type="float">
            <text:p>0.12589</text:p>
          </table:table-cell>
          <table:table-cell office:value-type="float" office:value="1.6143" calcext:value-type="float">
            <text:p>1.6143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0.13234" calcext:value-type="float">
            <text:p>0.13234</text:p>
          </table:table-cell>
          <table:table-cell office:value-type="float" office:value="1.4272" calcext:value-type="float">
            <text:p>1.4272</text:p>
          </table:table-cell>
          <table:table-cell office:value-type="float" office:value="-0.18035" calcext:value-type="float">
            <text:p>-0.18035</text:p>
          </table:table-cell>
        </table:table-row>
        <table:table-row table:style-name="ro1">
          <table:table-cell office:value-type="float" office:value="0.13913" calcext:value-type="float">
            <text:p>0.13913</text:p>
          </table:table-cell>
          <table:table-cell office:value-type="float" office:value="1.2477" calcext:value-type="float">
            <text:p>1.2477</text:p>
          </table:table-cell>
          <table:table-cell office:value-type="float" office:value="-0.15765" calcext:value-type="float">
            <text:p>-0.15765</text:p>
          </table:table-cell>
        </table:table-row>
        <table:table-row table:style-name="ro1">
          <table:table-cell office:value-type="float" office:value="0.14626" calcext:value-type="float">
            <text:p>0.14626</text:p>
          </table:table-cell>
          <table:table-cell office:value-type="float" office:value="1.0779" calcext:value-type="float">
            <text:p>1.0779</text:p>
          </table:table-cell>
          <table:table-cell office:value-type="float" office:value="-0.13619" calcext:value-type="float">
            <text:p>-0.13619</text:p>
          </table:table-cell>
        </table:table-row>
        <table:table-row table:style-name="ro1">
          <table:table-cell office:value-type="float" office:value="0.15376" calcext:value-type="float">
            <text:p>0.15376</text:p>
          </table:table-cell>
          <table:table-cell office:value-type="float" office:value="0.91969" calcext:value-type="float">
            <text:p>0.91969</text:p>
          </table:table-cell>
          <table:table-cell office:value-type="float" office:value="-0.11619" calcext:value-type="float">
            <text:p>-0.11619</text:p>
          </table:table-cell>
        </table:table-row>
        <table:table-row table:style-name="ro1">
          <table:table-cell office:value-type="float" office:value="0.16164" calcext:value-type="float">
            <text:p>0.16164</text:p>
          </table:table-cell>
          <table:table-cell office:value-type="float" office:value="0.7745" calcext:value-type="float">
            <text:p>0.7745</text:p>
          </table:table-cell>
          <table:table-cell office:value-type="float" office:value="-0.097846" calcext:value-type="float">
            <text:p>-0.097846</text:p>
          </table:table-cell>
        </table:table-row>
        <table:table-row table:style-name="ro1">
          <table:table-cell office:value-type="float" office:value="0.16993" calcext:value-type="float">
            <text:p>0.16993</text:p>
          </table:table-cell>
          <table:table-cell office:value-type="float" office:value="0.64331" calcext:value-type="float">
            <text:p>0.64331</text:p>
          </table:table-cell>
          <table:table-cell office:value-type="float" office:value="-0.081269" calcext:value-type="float">
            <text:p>-0.081269</text:p>
          </table:table-cell>
        </table:table-row>
        <table:table-row table:style-name="ro1">
          <table:table-cell office:value-type="float" office:value="0.17864" calcext:value-type="float">
            <text:p>0.17864</text:p>
          </table:table-cell>
          <table:table-cell office:value-type="float" office:value="0.52667" calcext:value-type="float">
            <text:p>0.52667</text:p>
          </table:table-cell>
          <table:table-cell office:value-type="float" office:value="-0.066531" calcext:value-type="float">
            <text:p>-0.066531</text:p>
          </table:table-cell>
        </table:table-row>
        <table:table-row table:style-name="ro1">
          <table:table-cell office:value-type="float" office:value="0.1878" calcext:value-type="float">
            <text:p>0.1878</text:p>
          </table:table-cell>
          <table:table-cell office:value-type="float" office:value="0.42467" calcext:value-type="float">
            <text:p>0.42467</text:p>
          </table:table-cell>
          <table:table-cell office:value-type="float" office:value="-0.053644" calcext:value-type="float">
            <text:p>-0.053644</text:p>
          </table:table-cell>
        </table:table-row>
        <table:table-row table:style-name="ro1">
          <table:table-cell office:value-type="float" office:value="0.19743" calcext:value-type="float">
            <text:p>0.19743</text:p>
          </table:table-cell>
          <table:table-cell office:value-type="float" office:value="0.337" calcext:value-type="float">
            <text:p>0.337</text:p>
          </table:table-cell>
          <table:table-cell office:value-type="float" office:value="-0.042567" calcext:value-type="float">
            <text:p>-0.042567</text:p>
          </table:table-cell>
        </table:table-row>
        <table:table-row table:style-name="ro1">
          <table:table-cell office:value-type="float" office:value="0.20755" calcext:value-type="float">
            <text:p>0.20755</text:p>
          </table:table-cell>
          <table:table-cell office:value-type="float" office:value="0.26296" calcext:value-type="float">
            <text:p>0.26296</text:p>
          </table:table-cell>
          <table:table-cell office:value-type="float" office:value="-0.033214" calcext:value-type="float">
            <text:p>-0.033214</text:p>
          </table:table-cell>
        </table:table-row>
        <table:table-row table:style-name="ro1">
          <table:table-cell office:value-type="float" office:value="0.21819" calcext:value-type="float">
            <text:p>0.21819</text:p>
          </table:table-cell>
          <table:table-cell office:value-type="float" office:value="0.2016" calcext:value-type="float">
            <text:p>0.2016</text:p>
          </table:table-cell>
          <table:table-cell office:value-type="float" office:value="-0.025463" calcext:value-type="float">
            <text:p>-0.025463</text:p>
          </table:table-cell>
        </table:table-row>
        <table:table-row table:style-name="ro1">
          <table:table-cell office:value-type="float" office:value="0.22938" calcext:value-type="float">
            <text:p>0.22938</text:p>
          </table:table-cell>
          <table:table-cell office:value-type="float" office:value="0.15171" calcext:value-type="float">
            <text:p>0.15171</text:p>
          </table:table-cell>
          <table:table-cell office:value-type="float" office:value="-0.019161" calcext:value-type="float">
            <text:p>-0.019161</text:p>
          </table:table-cell>
        </table:table-row>
        <table:table-row table:style-name="ro1">
          <table:table-cell office:value-type="float" office:value="0.24114" calcext:value-type="float">
            <text:p>0.24114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-0.01414" calcext:value-type="float">
            <text:p>-0.01414</text:p>
          </table:table-cell>
        </table:table-row>
        <table:table-row table:style-name="ro1">
          <table:table-cell office:value-type="float" office:value="0.25351" calcext:value-type="float">
            <text:p>0.25351</text:p>
          </table:table-cell>
          <table:table-cell office:value-type="float" office:value="0.080943" calcext:value-type="float">
            <text:p>0.080943</text:p>
          </table:table-cell>
          <table:table-cell office:value-type="float" office:value="-0.010223" calcext:value-type="float">
            <text:p>-0.010223</text:p>
          </table:table-cell>
        </table:table-row>
        <table:table-row table:style-name="ro1">
          <table:table-cell office:value-type="float" office:value="0.2665" calcext:value-type="float">
            <text:p>0.2665</text:p>
          </table:table-cell>
          <table:table-cell office:value-type="float" office:value="0.057271" calcext:value-type="float">
            <text:p>0.057271</text:p>
          </table:table-cell>
          <table:table-cell office:value-type="float" office:value="-0.0072327" calcext:value-type="float">
            <text:p>-0.0072327</text:p>
          </table:table-cell>
        </table:table-row>
        <table:table-row table:style-name="ro1">
          <table:table-cell office:value-type="float" office:value="0.28017" calcext:value-type="float">
            <text:p>0.28017</text:p>
          </table:table-cell>
          <table:table-cell office:value-type="float" office:value="0.039612" calcext:value-type="float">
            <text:p>0.039612</text:p>
          </table:table-cell>
          <table:table-cell office:value-type="float" office:value="-0.0050025" calcext:value-type="float">
            <text:p>-0.0050025</text:p>
          </table:table-cell>
        </table:table-row>
        <table:table-row table:style-name="ro1">
          <table:table-cell office:value-type="float" office:value="0.29453" calcext:value-type="float">
            <text:p>0.29453</text:p>
          </table:table-cell>
          <table:table-cell office:value-type="float" office:value="0.026752" calcext:value-type="float">
            <text:p>0.026752</text:p>
          </table:table-cell>
          <table:table-cell office:value-type="float" office:value="-0.0033784" calcext:value-type="float">
            <text:p>-0.0033784</text:p>
          </table:table-cell>
        </table:table-row>
        <table:table-row table:style-name="ro1">
          <table:table-cell office:value-type="float" office:value="0.30963" calcext:value-type="float">
            <text:p>0.30963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-0.0022251" calcext:value-type="float">
            <text:p>-0.0022251</text:p>
          </table:table-cell>
        </table:table-row>
        <table:table-row table:style-name="ro1">
          <table:table-cell office:value-type="float" office:value="0.32551" calcext:value-type="float">
            <text:p>0.32551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-0.0014273" calcext:value-type="float">
            <text:p>-0.0014273</text:p>
          </table:table-cell>
        </table:table-row>
        <table:table-row table:style-name="ro1">
          <table:table-cell office:value-type="float" office:value="0.3422" calcext:value-type="float">
            <text:p>0.3422</text:p>
          </table:table-cell>
          <table:table-cell office:value-type="float" office:value="0.0070526" calcext:value-type="float">
            <text:p>0.0070526</text:p>
          </table:table-cell>
          <table:table-cell office:value-type="float" office:value="-0.00089058" calcext:value-type="float">
            <text:p>-0.00089058</text:p>
          </table:table-cell>
        </table:table-row>
        <table:table-row table:style-name="ro1">
          <table:table-cell office:value-type="float" office:value="0.35974" calcext:value-type="float">
            <text:p>0.35974</text:p>
          </table:table-cell>
          <table:table-cell office:value-type="float" office:value="0.0042742" calcext:value-type="float">
            <text:p>0.0042742</text:p>
          </table:table-cell>
          <table:table-cell office:value-type="float" office:value="-0.00053972" calcext:value-type="float">
            <text:p>-0.00053972</text:p>
          </table:table-cell>
        </table:table-row>
        <table:table-row table:style-name="ro1">
          <table:table-cell office:value-type="float" office:value="0.37819" calcext:value-type="float">
            <text:p>0.37819</text:p>
          </table:table-cell>
          <table:table-cell office:value-type="float" office:value="0.0025122" calcext:value-type="float">
            <text:p>0.0025122</text:p>
          </table:table-cell>
          <table:table-cell office:value-type="float" office:value="-0.00031722" calcext:value-type="float">
            <text:p>-0.00031722</text:p>
          </table:table-cell>
        </table:table-row>
        <table:table-row table:style-name="ro1">
          <table:table-cell office:value-type="float" office:value="0.39758" calcext:value-type="float">
            <text:p>0.39758</text:p>
          </table:table-cell>
          <table:table-cell office:value-type="float" office:value="0.0014297" calcext:value-type="float">
            <text:p>0.0014297</text:p>
          </table:table-cell>
          <table:table-cell office:value-type="float" office:value="-0.00018053" calcext:value-type="float">
            <text:p>-0.00018053</text:p>
          </table:table-cell>
        </table:table-row>
        <table:table-row table:style-name="ro1">
          <table:table-cell office:value-type="float" office:value="0.41796" calcext:value-type="float">
            <text:p>0.41796</text:p>
          </table:table-cell>
          <table:table-cell office:value-type="float" office:value="0.00078662" calcext:value-type="float">
            <text:p>0.00078662</text:p>
          </table:table-cell>
          <table:table-cell office:value-type="float" office:value="-0.000099325" calcext:value-type="float">
            <text:p>-0.000099325</text:p>
          </table:table-cell>
        </table:table-row>
        <table:table-row table:style-name="ro1">
          <table:table-cell office:value-type="float" office:value="0.43939" calcext:value-type="float">
            <text:p>0.43939</text:p>
          </table:table-cell>
          <table:table-cell office:value-type="float" office:value="0.00041765" calcext:value-type="float">
            <text:p>0.00041765</text:p>
          </table:table-cell>
          <table:table-cell office:value-type="float" office:value="-0.000052735" calcext:value-type="float">
            <text:p>-0.000052735</text:p>
          </table:table-cell>
        </table:table-row>
        <table:table-row table:style-name="ro1">
          <table:table-cell office:value-type="float" office:value="0.46192" calcext:value-type="float">
            <text:p>0.46192</text:p>
          </table:table-cell>
          <table:table-cell office:value-type="float" office:value="0.00021361" calcext:value-type="float">
            <text:p>0.00021361</text:p>
          </table:table-cell>
          <table:table-cell office:value-type="float" office:value="-0.000026971" calcext:value-type="float">
            <text:p>-0.000026971</text:p>
          </table:table-cell>
        </table:table-row>
        <table:table-row table:style-name="ro1">
          <table:table-cell office:value-type="float" office:value="0.4856" calcext:value-type="float">
            <text:p>0.4856</text:p>
          </table:table-cell>
          <table:table-cell office:value-type="float" office:value="0.00010503" calcext:value-type="float">
            <text:p>0.00010503</text:p>
          </table:table-cell>
          <table:table-cell office:value-type="float" office:value="-0.000013262" calcext:value-type="float">
            <text:p>-0.000013262</text:p>
          </table:table-cell>
        </table:table-row>
        <table:table-row table:style-name="ro1">
          <table:table-cell office:value-type="float" office:value="0.5105" calcext:value-type="float">
            <text:p>0.5105</text:p>
          </table:table-cell>
          <table:table-cell office:value-type="float" office:value="0.000049554" calcext:value-type="float">
            <text:p>0.000049554</text:p>
          </table:table-cell>
          <table:table-cell office:value-type="float" office:value="-0.0000062569" calcext:value-type="float">
            <text:p>-6.2569E-06</text:p>
          </table:table-cell>
        </table:table-row>
        <table:table-row table:style-name="ro1">
          <table:table-cell office:value-type="float" office:value="0.53667" calcext:value-type="float">
            <text:p>0.53667</text:p>
          </table:table-cell>
          <table:table-cell office:value-type="float" office:value="0.000022385" calcext:value-type="float">
            <text:p>0.000022385</text:p>
          </table:table-cell>
          <table:table-cell office:value-type="float" office:value="-0.0000028263" calcext:value-type="float">
            <text:p>-2.8263E-06</text:p>
          </table:table-cell>
        </table:table-row>
        <table:table-row table:style-name="ro1">
          <table:table-cell office:value-type="float" office:value="0.56419" calcext:value-type="float">
            <text:p>0.56419</text:p>
          </table:table-cell>
          <table:table-cell office:value-type="float" office:value="0.0000096597" calcext:value-type="float">
            <text:p>9.6597E-06</text:p>
          </table:table-cell>
          <table:table-cell office:value-type="float" office:value="-0.0000012196" calcext:value-type="float">
            <text:p>-1.2196E-06</text:p>
          </table:table-cell>
        </table:table-row>
        <table:table-row table:style-name="ro1">
          <table:table-cell office:value-type="float" office:value="0.59312" calcext:value-type="float">
            <text:p>0.59312</text:p>
          </table:table-cell>
          <table:table-cell office:value-type="float" office:value="0.0000039728" calcext:value-type="float">
            <text:p>3.9728E-06</text:p>
          </table:table-cell>
          <table:table-cell office:value-type="float" office:value="-0.0000005016" calcext:value-type="float">
            <text:p>-5.016E-07</text:p>
          </table:table-cell>
        </table:table-row>
        <table:table-row table:style-name="ro1">
          <table:table-cell office:value-type="float" office:value="0.62352" calcext:value-type="float">
            <text:p>0.62352</text:p>
          </table:table-cell>
          <table:table-cell office:value-type="float" office:value="0.0000015533" calcext:value-type="float">
            <text:p>1.5533E-06</text:p>
          </table:table-cell>
          <table:table-cell office:value-type="float" office:value="-0.00000019612" calcext:value-type="float">
            <text:p>-1.9612E-07</text:p>
          </table:table-cell>
        </table:table-row>
        <table:table-row table:style-name="ro1">
          <table:table-cell office:value-type="float" office:value="0.65549" calcext:value-type="float">
            <text:p>0.65549</text:p>
          </table:table-cell>
          <table:table-cell office:value-type="float" office:value="0.00000057589" calcext:value-type="float">
            <text:p>5.7589E-07</text:p>
          </table:table-cell>
          <table:table-cell office:value-type="float" office:value="-0.00000007271" calcext:value-type="float">
            <text:p>-7.271E-08</text:p>
          </table:table-cell>
        </table:table-row>
        <table:table-row table:style-name="ro1">
          <table:table-cell office:value-type="float" office:value="0.6891" calcext:value-type="float">
            <text:p>0.6891</text:p>
          </table:table-cell>
          <table:table-cell office:value-type="float" office:value="0.00000020188" calcext:value-type="float">
            <text:p>2.0188E-07</text:p>
          </table:table-cell>
          <table:table-cell office:value-type="float" office:value="-0.000000025488" calcext:value-type="float">
            <text:p>-2.5488E-08</text:p>
          </table:table-cell>
        </table:table-row>
        <table:table-row table:style-name="ro1">
          <table:table-cell office:value-type="float" office:value="0.72443" calcext:value-type="float">
            <text:p>0.72443</text:p>
          </table:table-cell>
          <table:table-cell office:value-type="float" office:value="0.000000066726" calcext:value-type="float">
            <text:p>6.6726E-08</text:p>
          </table:table-cell>
          <table:table-cell office:value-type="float" office:value="-0.0000000084245" calcext:value-type="float">
            <text:p>-8.4245E-09</text:p>
          </table:table-cell>
        </table:table-row>
        <table:table-row table:style-name="ro1">
          <table:table-cell office:value-type="float" office:value="0.76158" calcext:value-type="float">
            <text:p>0.76158</text:p>
          </table:table-cell>
          <table:table-cell office:value-type="float" office:value="0.00000002073" calcext:value-type="float">
            <text:p>2.073E-08</text:p>
          </table:table-cell>
          <table:table-cell office:value-type="float" office:value="-0.0000000026171" calcext:value-type="float">
            <text:p>-2.6171E-09</text:p>
          </table:table-cell>
        </table:table-row>
        <table:table-row table:style-name="ro1">
          <table:table-cell office:value-type="float" office:value="0.80062" calcext:value-type="float">
            <text:p>0.80062</text:p>
          </table:table-cell>
          <table:table-cell office:value-type="float" office:value="0.0000000060346" calcext:value-type="float">
            <text:p>0.000000006</text:p>
          </table:table-cell>
          <table:table-cell office:value-type="float" office:value="-0.00000000076182" calcext:value-type="float">
            <text:p>-7.6182E-10</text:p>
          </table:table-cell>
        </table:table-row>
        <table:table-row table:style-name="ro1">
          <table:table-cell office:value-type="float" office:value="0.84167" calcext:value-type="float">
            <text:p>0.84167</text:p>
          </table:table-cell>
          <table:table-cell office:value-type="float" office:value="0.0000000013278" calcext:value-type="float">
            <text:p>1.3278E-09</text:p>
          </table:table-cell>
          <table:table-cell office:value-type="float" office:value="-0.00000000016732" calcext:value-type="float">
            <text:p>-1.6732E-10</text:p>
          </table:table-cell>
        </table:table-row>
        <table:table-row table:style-name="ro1">
          <table:table-cell office:value-type="float" office:value="0.88482" calcext:value-type="float">
            <text:p>0.88482</text:p>
          </table:table-cell>
          <table:table-cell office:value-type="float" office:value="0.00000000026565" calcext:value-type="float">
            <text:p>2.6565E-10</text:p>
          </table:table-cell>
          <table:table-cell office:value-type="float" office:value="-0.00000000003176" calcext:value-type="float">
            <text:p>-3.176E-11</text:p>
          </table:table-cell>
        </table:table-row>
      </table:table>
      <table:table table:name="plot_2p32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0010254" calcext:value-type="float">
            <text:p>1.0254E-07</text:p>
          </table:table-cell>
          <table:table-cell office:value-type="float" office:value="0.00000000013049" calcext:value-type="float">
            <text:p>1.3049E-10</text:p>
          </table:table-cell>
          <table:table-cell office:value-type="float" office:value="-0.000000000000041559" calcext:value-type="float">
            <text:p>-4.1559E-14</text:p>
          </table:table-cell>
        </table:table-row>
        <table:table-row table:style-name="ro1">
          <table:table-cell office:value-type="float" office:value="0.00000021034" calcext:value-type="float">
            <text:p>2.1034E-07</text:p>
          </table:table-cell>
          <table:table-cell office:value-type="float" office:value="0.00000000054906" calcext:value-type="float">
            <text:p>5.4906E-10</text:p>
          </table:table-cell>
          <table:table-cell office:value-type="float" office:value="-0.0000000000003587" calcext:value-type="float">
            <text:p>-3.587E-13</text:p>
          </table:table-cell>
        </table:table-row>
        <table:table-row table:style-name="ro1">
          <table:table-cell office:value-type="float" office:value="0.00000032367" calcext:value-type="float">
            <text:p>3.2367E-07</text:p>
          </table:table-cell>
          <table:table-cell office:value-type="float" office:value="0.0000000013001" calcext:value-type="float">
            <text:p>1.3001E-09</text:p>
          </table:table-cell>
          <table:table-cell office:value-type="float" office:value="-0.00000000000056159" calcext:value-type="float">
            <text:p>-5.6159E-13</text:p>
          </table:table-cell>
        </table:table-row>
        <table:table-row table:style-name="ro1">
          <table:table-cell office:value-type="float" office:value="0.00000044281" calcext:value-type="float">
            <text:p>4.4281E-07</text:p>
          </table:table-cell>
          <table:table-cell office:value-type="float" office:value="0.0000000024333" calcext:value-type="float">
            <text:p>2.4333E-09</text:p>
          </table:table-cell>
          <table:table-cell office:value-type="float" office:value="-0.0000000000013439" calcext:value-type="float">
            <text:p>-1.3439E-12</text:p>
          </table:table-cell>
        </table:table-row>
        <table:table-row table:style-name="ro1">
          <table:table-cell office:value-type="float" office:value="0.00000056805" calcext:value-type="float">
            <text:p>5.6805E-07</text:p>
          </table:table-cell>
          <table:table-cell office:value-type="float" office:value="0.0000000040045" calcext:value-type="float">
            <text:p>0.000000004</text:p>
          </table:table-cell>
          <table:table-cell office:value-type="float" office:value="-0.0000000000029079" calcext:value-type="float">
            <text:p>-2.9079E-12</text:p>
          </table:table-cell>
        </table:table-row>
        <table:table-row table:style-name="ro1">
          <table:table-cell office:value-type="float" office:value="0.00000069972" calcext:value-type="float">
            <text:p>6.9972E-07</text:p>
          </table:table-cell>
          <table:table-cell office:value-type="float" office:value="0.000000006076" calcext:value-type="float">
            <text:p>6.076E-09</text:p>
          </table:table-cell>
          <table:table-cell office:value-type="float" office:value="-0.0000000000051899" calcext:value-type="float">
            <text:p>-5.1899E-12</text:p>
          </table:table-cell>
        </table:table-row>
        <table:table-row table:style-name="ro1">
          <table:table-cell office:value-type="float" office:value="0.00000083814" calcext:value-type="float">
            <text:p>8.3814E-07</text:p>
          </table:table-cell>
          <table:table-cell office:value-type="float" office:value="0.0000000087177" calcext:value-type="float">
            <text:p>8.7177E-09</text:p>
          </table:table-cell>
          <table:table-cell office:value-type="float" office:value="-0.0000000000092124" calcext:value-type="float">
            <text:p>-9.2124E-12</text:p>
          </table:table-cell>
        </table:table-row>
        <table:table-row table:style-name="ro1">
          <table:table-cell office:value-type="float" office:value="0.00000098365" calcext:value-type="float">
            <text:p>9.8365E-07</text:p>
          </table:table-cell>
          <table:table-cell office:value-type="float" office:value="0.000000012007" calcext:value-type="float">
            <text:p>0.000000012</text:p>
          </table:table-cell>
          <table:table-cell office:value-type="float" office:value="-0.000000000014552" calcext:value-type="float">
            <text:p>-1.4552E-11</text:p>
          </table:table-cell>
        </table:table-row>
        <table:table-row table:style-name="ro1">
          <table:table-cell office:value-type="float" office:value="0.0000011366" calcext:value-type="float">
            <text:p>1.1366E-06</text:p>
          </table:table-cell>
          <table:table-cell office:value-type="float" office:value="0.000000016033" calcext:value-type="float">
            <text:p>0.000000016</text:p>
          </table:table-cell>
          <table:table-cell office:value-type="float" office:value="-0.000000000022753" calcext:value-type="float">
            <text:p>-2.2753E-11</text:p>
          </table:table-cell>
        </table:table-row>
        <table:table-row table:style-name="ro1">
          <table:table-cell office:value-type="float" office:value="0.0000012974" calcext:value-type="float">
            <text:p>1.2974E-06</text:p>
          </table:table-cell>
          <table:table-cell office:value-type="float" office:value="0.00000002089" calcext:value-type="float">
            <text:p>2.089E-08</text:p>
          </table:table-cell>
          <table:table-cell office:value-type="float" office:value="-0.000000000033587" calcext:value-type="float">
            <text:p>-3.3587E-11</text:p>
          </table:table-cell>
        </table:table-row>
        <table:table-row table:style-name="ro1">
          <table:table-cell office:value-type="float" office:value="0.0000014665" calcext:value-type="float">
            <text:p>1.4665E-06</text:p>
          </table:table-cell>
          <table:table-cell office:value-type="float" office:value="0.000000026689" calcext:value-type="float">
            <text:p>2.6689E-08</text:p>
          </table:table-cell>
          <table:table-cell office:value-type="float" office:value="-0.000000000048696" calcext:value-type="float">
            <text:p>-4.8696E-11</text:p>
          </table:table-cell>
        </table:table-row>
        <table:table-row table:style-name="ro1">
          <table:table-cell office:value-type="float" office:value="0.0000016442" calcext:value-type="float">
            <text:p>1.6442E-06</text:p>
          </table:table-cell>
          <table:table-cell office:value-type="float" office:value="0.00000003355" calcext:value-type="float">
            <text:p>3.355E-08</text:p>
          </table:table-cell>
          <table:table-cell office:value-type="float" office:value="-0.000000000068479" calcext:value-type="float">
            <text:p>-6.8479E-11</text:p>
          </table:table-cell>
        </table:table-row>
        <table:table-row table:style-name="ro1">
          <table:table-cell office:value-type="float" office:value="0.0000018311" calcext:value-type="float">
            <text:p>1.8311E-06</text:p>
          </table:table-cell>
          <table:table-cell office:value-type="float" office:value="0.000000041609" calcext:value-type="float">
            <text:p>4.1609E-08</text:p>
          </table:table-cell>
          <table:table-cell office:value-type="float" office:value="-0.000000000094691" calcext:value-type="float">
            <text:p>-9.4691E-11</text:p>
          </table:table-cell>
        </table:table-row>
        <table:table-row table:style-name="ro1">
          <table:table-cell office:value-type="float" office:value="0.0000020275" calcext:value-type="float">
            <text:p>2.0275E-06</text:p>
          </table:table-cell>
          <table:table-cell office:value-type="float" office:value="0.000000051014" calcext:value-type="float">
            <text:p>0.000000051</text:p>
          </table:table-cell>
          <table:table-cell office:value-type="float" office:value="-0.00000000012846" calcext:value-type="float">
            <text:p>-1.2846E-10</text:p>
          </table:table-cell>
        </table:table-row>
        <table:table-row table:style-name="ro1">
          <table:table-cell office:value-type="float" office:value="0.000002234" calcext:value-type="float">
            <text:p>0.000002234</text:p>
          </table:table-cell>
          <table:table-cell office:value-type="float" office:value="0.000000061934" calcext:value-type="float">
            <text:p>6.1934E-08</text:p>
          </table:table-cell>
          <table:table-cell office:value-type="float" office:value="-0.0000000001719" calcext:value-type="float">
            <text:p>-1.719E-10</text:p>
          </table:table-cell>
        </table:table-row>
        <table:table-row table:style-name="ro1">
          <table:table-cell office:value-type="float" office:value="0.0000024511" calcext:value-type="float">
            <text:p>2.4511E-06</text:p>
          </table:table-cell>
          <table:table-cell office:value-type="float" office:value="0.000000074555" calcext:value-type="float">
            <text:p>7.4555E-08</text:p>
          </table:table-cell>
          <table:table-cell office:value-type="float" office:value="-0.00000000022699" calcext:value-type="float">
            <text:p>-2.2699E-10</text:p>
          </table:table-cell>
        </table:table-row>
        <table:table-row table:style-name="ro1">
          <table:table-cell office:value-type="float" office:value="0.0000026793" calcext:value-type="float">
            <text:p>2.6793E-06</text:p>
          </table:table-cell>
          <table:table-cell office:value-type="float" office:value="0.000000089084" calcext:value-type="float">
            <text:p>8.9084E-08</text:p>
          </table:table-cell>
          <table:table-cell office:value-type="float" office:value="-0.00000000029651" calcext:value-type="float">
            <text:p>-2.9651E-10</text:p>
          </table:table-cell>
        </table:table-row>
        <table:table-row table:style-name="ro1">
          <table:table-cell office:value-type="float" office:value="0.0000029192" calcext:value-type="float">
            <text:p>2.9192E-06</text:p>
          </table:table-cell>
          <table:table-cell office:value-type="float" office:value="0.00000010575" calcext:value-type="float">
            <text:p>1.0575E-07</text:p>
          </table:table-cell>
          <table:table-cell office:value-type="float" office:value="-0.00000000038347" calcext:value-type="float">
            <text:p>-3.8347E-10</text:p>
          </table:table-cell>
        </table:table-row>
        <table:table-row table:style-name="ro1">
          <table:table-cell office:value-type="float" office:value="0.0000031714" calcext:value-type="float">
            <text:p>3.1714E-06</text:p>
          </table:table-cell>
          <table:table-cell office:value-type="float" office:value="0.00000012481" calcext:value-type="float">
            <text:p>1.2481E-07</text:p>
          </table:table-cell>
          <table:table-cell office:value-type="float" office:value="-0.0000000004917" calcext:value-type="float">
            <text:p>-4.917E-10</text:p>
          </table:table-cell>
        </table:table-row>
        <table:table-row table:style-name="ro1">
          <table:table-cell office:value-type="float" office:value="0.0000034366" calcext:value-type="float">
            <text:p>3.4366E-06</text:p>
          </table:table-cell>
          <table:table-cell office:value-type="float" office:value="0.00000014656" calcext:value-type="float">
            <text:p>1.4656E-07</text:p>
          </table:table-cell>
          <table:table-cell office:value-type="float" office:value="-0.00000000062558" calcext:value-type="float">
            <text:p>-6.2558E-10</text:p>
          </table:table-cell>
        </table:table-row>
        <table:table-row table:style-name="ro1">
          <table:table-cell office:value-type="float" office:value="0.0000037153" calcext:value-type="float">
            <text:p>3.7153E-06</text:p>
          </table:table-cell>
          <table:table-cell office:value-type="float" office:value="0.00000017129" calcext:value-type="float">
            <text:p>1.7129E-07</text:p>
          </table:table-cell>
          <table:table-cell office:value-type="float" office:value="-0.00000000079046" calcext:value-type="float">
            <text:p>-7.9046E-10</text:p>
          </table:table-cell>
        </table:table-row>
        <table:table-row table:style-name="ro1">
          <table:table-cell office:value-type="float" office:value="0.0000040083" calcext:value-type="float">
            <text:p>4.0083E-06</text:p>
          </table:table-cell>
          <table:table-cell office:value-type="float" office:value="0.00000019938" calcext:value-type="float">
            <text:p>1.9938E-07</text:p>
          </table:table-cell>
          <table:table-cell office:value-type="float" office:value="-0.00000000099259" calcext:value-type="float">
            <text:p>-0.000000001</text:p>
          </table:table-cell>
        </table:table-row>
        <table:table-row table:style-name="ro1">
          <table:table-cell office:value-type="float" office:value="0.0000043164" calcext:value-type="float">
            <text:p>4.3164E-06</text:p>
          </table:table-cell>
          <table:table-cell office:value-type="float" office:value="0.0000002312" calcext:value-type="float">
            <text:p>2.312E-07</text:p>
          </table:table-cell>
          <table:table-cell office:value-type="float" office:value="-0.0000000012394" calcext:value-type="float">
            <text:p>-1.2394E-09</text:p>
          </table:table-cell>
        </table:table-row>
        <table:table-row table:style-name="ro1">
          <table:table-cell office:value-type="float" office:value="0.0000046402" calcext:value-type="float">
            <text:p>4.6402E-06</text:p>
          </table:table-cell>
          <table:table-cell office:value-type="float" office:value="0.00000026719" calcext:value-type="float">
            <text:p>2.6719E-07</text:p>
          </table:table-cell>
          <table:table-cell office:value-type="float" office:value="-0.0000000015398" calcext:value-type="float">
            <text:p>-1.5398E-09</text:p>
          </table:table-cell>
        </table:table-row>
        <table:table-row table:style-name="ro1">
          <table:table-cell office:value-type="float" office:value="0.0000049807" calcext:value-type="float">
            <text:p>4.9807E-06</text:p>
          </table:table-cell>
          <table:table-cell office:value-type="float" office:value="0.00000030783" calcext:value-type="float">
            <text:p>3.0783E-07</text:p>
          </table:table-cell>
          <table:table-cell office:value-type="float" office:value="-0.000000001904" calcext:value-type="float">
            <text:p>-1.904E-09</text:p>
          </table:table-cell>
        </table:table-row>
        <table:table-row table:style-name="ro1">
          <table:table-cell office:value-type="float" office:value="0.0000053386" calcext:value-type="float">
            <text:p>5.3386E-06</text:p>
          </table:table-cell>
          <table:table-cell office:value-type="float" office:value="0.00000035365" calcext:value-type="float">
            <text:p>3.5365E-07</text:p>
          </table:table-cell>
          <table:table-cell office:value-type="float" office:value="-0.0000000023445" calcext:value-type="float">
            <text:p>-2.3445E-09</text:p>
          </table:table-cell>
        </table:table-row>
        <table:table-row table:style-name="ro1">
          <table:table-cell office:value-type="float" office:value="0.0000057149" calcext:value-type="float">
            <text:p>5.7149E-06</text:p>
          </table:table-cell>
          <table:table-cell office:value-type="float" office:value="0.00000040525" calcext:value-type="float">
            <text:p>4.0525E-07</text:p>
          </table:table-cell>
          <table:table-cell office:value-type="float" office:value="-0.0000000028758" calcext:value-type="float">
            <text:p>-2.8758E-09</text:p>
          </table:table-cell>
        </table:table-row>
        <table:table-row table:style-name="ro1">
          <table:table-cell office:value-type="float" office:value="0.0000061104" calcext:value-type="float">
            <text:p>6.1104E-06</text:p>
          </table:table-cell>
          <table:table-cell office:value-type="float" office:value="0.00000046328" calcext:value-type="float">
            <text:p>4.6328E-07</text:p>
          </table:table-cell>
          <table:table-cell office:value-type="float" office:value="-0.0000000035148" calcext:value-type="float">
            <text:p>-3.5148E-09</text:p>
          </table:table-cell>
        </table:table-row>
        <table:table-row table:style-name="ro1">
          <table:table-cell office:value-type="float" office:value="0.0000065262" calcext:value-type="float">
            <text:p>6.5262E-06</text:p>
          </table:table-cell>
          <table:table-cell office:value-type="float" office:value="0.00000052847" calcext:value-type="float">
            <text:p>5.2847E-07</text:p>
          </table:table-cell>
          <table:table-cell office:value-type="float" office:value="-0.0000000042819" calcext:value-type="float">
            <text:p>-4.2819E-09</text:p>
          </table:table-cell>
        </table:table-row>
        <table:table-row table:style-name="ro1">
          <table:table-cell office:value-type="float" office:value="0.0000069634" calcext:value-type="float">
            <text:p>6.9634E-06</text:p>
          </table:table-cell>
          <table:table-cell office:value-type="float" office:value="0.00000060163" calcext:value-type="float">
            <text:p>6.0163E-07</text:p>
          </table:table-cell>
          <table:table-cell office:value-type="float" office:value="-0.0000000052007" calcext:value-type="float">
            <text:p>-5.2007E-09</text:p>
          </table:table-cell>
        </table:table-row>
        <table:table-row table:style-name="ro1">
          <table:table-cell office:value-type="float" office:value="0.0000074229" calcext:value-type="float">
            <text:p>7.4229E-06</text:p>
          </table:table-cell>
          <table:table-cell office:value-type="float" office:value="0.00000068364" calcext:value-type="float">
            <text:p>6.8364E-07</text:p>
          </table:table-cell>
          <table:table-cell office:value-type="float" office:value="-0.000000006299" calcext:value-type="float">
            <text:p>-6.299E-09</text:p>
          </table:table-cell>
        </table:table-row>
        <table:table-row table:style-name="ro1">
          <table:table-cell office:value-type="float" office:value="0.0000079061" calcext:value-type="float">
            <text:p>7.9061E-06</text:p>
          </table:table-cell>
          <table:table-cell office:value-type="float" office:value="0.00000077551" calcext:value-type="float">
            <text:p>7.7551E-07</text:p>
          </table:table-cell>
          <table:table-cell office:value-type="float" office:value="-0.0000000076096" calcext:value-type="float">
            <text:p>-7.6096E-09</text:p>
          </table:table-cell>
        </table:table-row>
        <table:table-row table:style-name="ro1">
          <table:table-cell office:value-type="float" office:value="0.000008414" calcext:value-type="float">
            <text:p>0.000008414</text:p>
          </table:table-cell>
          <table:table-cell office:value-type="float" office:value="0.00000087832" calcext:value-type="float">
            <text:p>8.7832E-07</text:p>
          </table:table-cell>
          <table:table-cell office:value-type="float" office:value="-0.0000000091709" calcext:value-type="float">
            <text:p>-9.1709E-09</text:p>
          </table:table-cell>
        </table:table-row>
        <table:table-row table:style-name="ro1">
          <table:table-cell office:value-type="float" office:value="0.0000089479" calcext:value-type="float">
            <text:p>8.9479E-06</text:p>
          </table:table-cell>
          <table:table-cell office:value-type="float" office:value="0.00000099329" calcext:value-type="float">
            <text:p>9.9329E-07</text:p>
          </table:table-cell>
          <table:table-cell office:value-type="float" office:value="-0.000000011028" calcext:value-type="float">
            <text:p>-0.000000011</text:p>
          </table:table-cell>
        </table:table-row>
        <table:table-row table:style-name="ro1">
          <table:table-cell office:value-type="float" office:value="0.0000095092" calcext:value-type="float">
            <text:p>9.5092E-06</text:p>
          </table:table-cell>
          <table:table-cell office:value-type="float" office:value="0.0000011218" calcext:value-type="float">
            <text:p>1.1218E-06</text:p>
          </table:table-cell>
          <table:table-cell office:value-type="float" office:value="-0.000000013234" calcext:value-type="float">
            <text:p>-1.3234E-08</text:p>
          </table:table-cell>
        </table:table-row>
        <table:table-row table:style-name="ro1">
          <table:table-cell office:value-type="float" office:value="0.000010099" calcext:value-type="float">
            <text:p>0.000010099</text:p>
          </table:table-cell>
          <table:table-cell office:value-type="float" office:value="0.0000012653" calcext:value-type="float">
            <text:p>1.2653E-06</text:p>
          </table:table-cell>
          <table:table-cell office:value-type="float" office:value="-0.00000001585" calcext:value-type="float">
            <text:p>-1.585E-08</text:p>
          </table:table-cell>
        </table:table-row>
        <table:table-row table:style-name="ro1">
          <table:table-cell office:value-type="float" office:value="0.00001072" calcext:value-type="float">
            <text:p>0.00001072</text:p>
          </table:table-cell>
          <table:table-cell office:value-type="float" office:value="0.0000014254" calcext:value-type="float">
            <text:p>1.4254E-06</text:p>
          </table:table-cell>
          <table:table-cell office:value-type="float" office:value="-0.000000018949" calcext:value-type="float">
            <text:p>-1.8949E-08</text:p>
          </table:table-cell>
        </table:table-row>
        <table:table-row table:style-name="ro1">
          <table:table-cell office:value-type="float" office:value="0.000011372" calcext:value-type="float">
            <text:p>0.000011372</text:p>
          </table:table-cell>
          <table:table-cell office:value-type="float" office:value="0.000001604" calcext:value-type="float">
            <text:p>0.000001604</text:p>
          </table:table-cell>
          <table:table-cell office:value-type="float" office:value="-0.000000022615" calcext:value-type="float">
            <text:p>-2.2615E-08</text:p>
          </table:table-cell>
        </table:table-row>
        <table:table-row table:style-name="ro1">
          <table:table-cell office:value-type="float" office:value="0.000012057" calcext:value-type="float">
            <text:p>0.000012057</text:p>
          </table:table-cell>
          <table:table-cell office:value-type="float" office:value="0.0000018031" calcext:value-type="float">
            <text:p>1.8031E-06</text:p>
          </table:table-cell>
          <table:table-cell office:value-type="float" office:value="-0.000000026948" calcext:value-type="float">
            <text:p>-2.6948E-08</text:p>
          </table:table-cell>
        </table:table-row>
        <table:table-row table:style-name="ro1">
          <table:table-cell office:value-type="float" office:value="0.000012778" calcext:value-type="float">
            <text:p>0.000012778</text:p>
          </table:table-cell>
          <table:table-cell office:value-type="float" office:value="0.000002025" calcext:value-type="float">
            <text:p>0.000002025</text:p>
          </table:table-cell>
          <table:table-cell office:value-type="float" office:value="-0.000000032064" calcext:value-type="float">
            <text:p>-3.2064E-08</text:p>
          </table:table-cell>
        </table:table-row>
        <table:table-row table:style-name="ro1">
          <table:table-cell office:value-type="float" office:value="0.000013536" calcext:value-type="float">
            <text:p>0.000013536</text:p>
          </table:table-cell>
          <table:table-cell office:value-type="float" office:value="0.0000022721" calcext:value-type="float">
            <text:p>2.2721E-06</text:p>
          </table:table-cell>
          <table:table-cell office:value-type="float" office:value="-0.000000038098" calcext:value-type="float">
            <text:p>-3.8098E-08</text:p>
          </table:table-cell>
        </table:table-row>
        <table:table-row table:style-name="ro1">
          <table:table-cell office:value-type="float" office:value="0.000014332" calcext:value-type="float">
            <text:p>0.000014332</text:p>
          </table:table-cell>
          <table:table-cell office:value-type="float" office:value="0.0000025471" calcext:value-type="float">
            <text:p>2.5471E-06</text:p>
          </table:table-cell>
          <table:table-cell office:value-type="float" office:value="-0.000000045208" calcext:value-type="float">
            <text:p>-4.5208E-08</text:p>
          </table:table-cell>
        </table:table-row>
        <table:table-row table:style-name="ro1">
          <table:table-cell office:value-type="float" office:value="0.00001517" calcext:value-type="float">
            <text:p>0.00001517</text:p>
          </table:table-cell>
          <table:table-cell office:value-type="float" office:value="0.0000028532" calcext:value-type="float">
            <text:p>2.8532E-06</text:p>
          </table:table-cell>
          <table:table-cell office:value-type="float" office:value="-0.000000053578" calcext:value-type="float">
            <text:p>-5.3578E-08</text:p>
          </table:table-cell>
        </table:table-row>
        <table:table-row table:style-name="ro1">
          <table:table-cell office:value-type="float" office:value="0.00001605" calcext:value-type="float">
            <text:p>0.00001605</text:p>
          </table:table-cell>
          <table:table-cell office:value-type="float" office:value="0.0000031936" calcext:value-type="float">
            <text:p>3.1936E-06</text:p>
          </table:table-cell>
          <table:table-cell office:value-type="float" office:value="-0.000000063423" calcext:value-type="float">
            <text:p>-6.3423E-08</text:p>
          </table:table-cell>
        </table:table-row>
        <table:table-row table:style-name="ro1">
          <table:table-cell office:value-type="float" office:value="0.000016975" calcext:value-type="float">
            <text:p>0.000016975</text:p>
          </table:table-cell>
          <table:table-cell office:value-type="float" office:value="0.000003572" calcext:value-type="float">
            <text:p>0.000003572</text:p>
          </table:table-cell>
          <table:table-cell office:value-type="float" office:value="-0.000000074993" calcext:value-type="float">
            <text:p>-0.000000075</text:p>
          </table:table-cell>
        </table:table-row>
        <table:table-row table:style-name="ro1">
          <table:table-cell office:value-type="float" office:value="0.000017948" calcext:value-type="float">
            <text:p>0.000017948</text:p>
          </table:table-cell>
          <table:table-cell office:value-type="float" office:value="0.0000039927" calcext:value-type="float">
            <text:p>3.9927E-06</text:p>
          </table:table-cell>
          <table:table-cell office:value-type="float" office:value="-0.000000088581" calcext:value-type="float">
            <text:p>-8.8581E-08</text:p>
          </table:table-cell>
        </table:table-row>
        <table:table-row table:style-name="ro1">
          <table:table-cell office:value-type="float" office:value="0.000018971" calcext:value-type="float">
            <text:p>0.000018971</text:p>
          </table:table-cell>
          <table:table-cell office:value-type="float" office:value="0.00000446" calcext:value-type="float">
            <text:p>0.00000446</text:p>
          </table:table-cell>
          <table:table-cell office:value-type="float" office:value="-0.00000010453" calcext:value-type="float">
            <text:p>-1.0453E-07</text:p>
          </table:table-cell>
        </table:table-row>
        <table:table-row table:style-name="ro1">
          <table:table-cell office:value-type="float" office:value="0.000020046" calcext:value-type="float">
            <text:p>0.000020046</text:p>
          </table:table-cell>
          <table:table-cell office:value-type="float" office:value="0.000004979" calcext:value-type="float">
            <text:p>0.000004979</text:p>
          </table:table-cell>
          <table:table-cell office:value-type="float" office:value="-0.00000012322" calcext:value-type="float">
            <text:p>-1.2322E-07</text:p>
          </table:table-cell>
        </table:table-row>
        <table:table-row table:style-name="ro1">
          <table:table-cell office:value-type="float" office:value="0.000021177" calcext:value-type="float">
            <text:p>0.000021177</text:p>
          </table:table-cell>
          <table:table-cell office:value-type="float" office:value="0.0000055554" calcext:value-type="float">
            <text:p>5.5554E-06</text:p>
          </table:table-cell>
          <table:table-cell office:value-type="float" office:value="-0.00000014513" calcext:value-type="float">
            <text:p>-1.4513E-07</text:p>
          </table:table-cell>
        </table:table-row>
        <table:table-row table:style-name="ro1">
          <table:table-cell office:value-type="float" office:value="0.000022365" calcext:value-type="float">
            <text:p>0.000022365</text:p>
          </table:table-cell>
          <table:table-cell office:value-type="float" office:value="0.000006195" calcext:value-type="float">
            <text:p>0.000006195</text:p>
          </table:table-cell>
          <table:table-cell office:value-type="float" office:value="-0.00000017078" calcext:value-type="float">
            <text:p>-1.7078E-07</text:p>
          </table:table-cell>
        </table:table-row>
        <table:table-row table:style-name="ro1">
          <table:table-cell office:value-type="float" office:value="0.000023614" calcext:value-type="float">
            <text:p>0.000023614</text:p>
          </table:table-cell>
          <table:table-cell office:value-type="float" office:value="0.0000069049" calcext:value-type="float">
            <text:p>6.9049E-06</text:p>
          </table:table-cell>
          <table:table-cell office:value-type="float" office:value="-0.0000002008" calcext:value-type="float">
            <text:p>-2.008E-07</text:p>
          </table:table-cell>
        </table:table-row>
        <table:table-row table:style-name="ro1">
          <table:table-cell office:value-type="float" office:value="0.000024927" calcext:value-type="float">
            <text:p>0.000024927</text:p>
          </table:table-cell>
          <table:table-cell office:value-type="float" office:value="0.0000076923" calcext:value-type="float">
            <text:p>7.6923E-06</text:p>
          </table:table-cell>
          <table:table-cell office:value-type="float" office:value="-0.00000023591" calcext:value-type="float">
            <text:p>-2.3591E-07</text:p>
          </table:table-cell>
        </table:table-row>
        <table:table-row table:style-name="ro1">
          <table:table-cell office:value-type="float" office:value="0.000026308" calcext:value-type="float">
            <text:p>0.000026308</text:p>
          </table:table-cell>
          <table:table-cell office:value-type="float" office:value="0.0000085656" calcext:value-type="float">
            <text:p>8.5656E-06</text:p>
          </table:table-cell>
          <table:table-cell office:value-type="float" office:value="-0.00000027693" calcext:value-type="float">
            <text:p>-2.7693E-07</text:p>
          </table:table-cell>
        </table:table-row>
        <table:table-row table:style-name="ro1">
          <table:table-cell office:value-type="float" office:value="0.000027759" calcext:value-type="float">
            <text:p>0.000027759</text:p>
          </table:table-cell>
          <table:table-cell office:value-type="float" office:value="0.0000095338" calcext:value-type="float">
            <text:p>9.5338E-06</text:p>
          </table:table-cell>
          <table:table-cell office:value-type="float" office:value="-0.00000032483" calcext:value-type="float">
            <text:p>-3.2483E-07</text:p>
          </table:table-cell>
        </table:table-row>
        <table:table-row table:style-name="ro1">
          <table:table-cell office:value-type="float" office:value="0.000029285" calcext:value-type="float">
            <text:p>0.000029285</text:p>
          </table:table-cell>
          <table:table-cell office:value-type="float" office:value="0.000010607" calcext:value-type="float">
            <text:p>0.000010607</text:p>
          </table:table-cell>
          <table:table-cell office:value-type="float" office:value="-0.00000038073" calcext:value-type="float">
            <text:p>-3.8073E-07</text:p>
          </table:table-cell>
        </table:table-row>
        <table:table-row table:style-name="ro1">
          <table:table-cell office:value-type="float" office:value="0.000030889" calcext:value-type="float">
            <text:p>0.000030889</text:p>
          </table:table-cell>
          <table:table-cell office:value-type="float" office:value="0.000011796" calcext:value-type="float">
            <text:p>0.000011796</text:p>
          </table:table-cell>
          <table:table-cell office:value-type="float" office:value="-0.00000044593" calcext:value-type="float">
            <text:p>-4.4593E-07</text:p>
          </table:table-cell>
        </table:table-row>
        <table:table-row table:style-name="ro1">
          <table:table-cell office:value-type="float" office:value="0.000032576" calcext:value-type="float">
            <text:p>0.000032576</text:p>
          </table:table-cell>
          <table:table-cell office:value-type="float" office:value="0.000013114" calcext:value-type="float">
            <text:p>0.000013114</text:p>
          </table:table-cell>
          <table:table-cell office:value-type="float" office:value="-0.00000052192" calcext:value-type="float">
            <text:p>-5.2192E-07</text:p>
          </table:table-cell>
        </table:table-row>
        <table:table-row table:style-name="ro1">
          <table:table-cell office:value-type="float" office:value="0.000034348" calcext:value-type="float">
            <text:p>0.000034348</text:p>
          </table:table-cell>
          <table:table-cell office:value-type="float" office:value="0.000014574" calcext:value-type="float">
            <text:p>0.000014574</text:p>
          </table:table-cell>
          <table:table-cell office:value-type="float" office:value="-0.0000006104" calcext:value-type="float">
            <text:p>-6.104E-07</text:p>
          </table:table-cell>
        </table:table-row>
        <table:table-row table:style-name="ro1">
          <table:table-cell office:value-type="float" office:value="0.000036212" calcext:value-type="float">
            <text:p>0.000036212</text:p>
          </table:table-cell>
          <table:table-cell office:value-type="float" office:value="0.00001619" calcext:value-type="float">
            <text:p>0.00001619</text:p>
          </table:table-cell>
          <table:table-cell office:value-type="float" office:value="-0.00000071338" calcext:value-type="float">
            <text:p>-7.1338E-07</text:p>
          </table:table-cell>
        </table:table-row>
        <table:table-row table:style-name="ro1">
          <table:table-cell office:value-type="float" office:value="0.000038171" calcext:value-type="float">
            <text:p>0.000038171</text:p>
          </table:table-cell>
          <table:table-cell office:value-type="float" office:value="0.000017979" calcext:value-type="float">
            <text:p>0.000017979</text:p>
          </table:table-cell>
          <table:table-cell office:value-type="float" office:value="-0.00000083313" calcext:value-type="float">
            <text:p>-8.3313E-07</text:p>
          </table:table-cell>
        </table:table-row>
        <table:table-row table:style-name="ro1">
          <table:table-cell office:value-type="float" office:value="0.000040231" calcext:value-type="float">
            <text:p>0.000040231</text:p>
          </table:table-cell>
          <table:table-cell office:value-type="float" office:value="0.000019959" calcext:value-type="float">
            <text:p>0.000019959</text:p>
          </table:table-cell>
          <table:table-cell office:value-type="float" office:value="-0.00000097226" calcext:value-type="float">
            <text:p>-9.7226E-07</text:p>
          </table:table-cell>
        </table:table-row>
        <table:table-row table:style-name="ro1">
          <table:table-cell office:value-type="float" office:value="0.000042396" calcext:value-type="float">
            <text:p>0.000042396</text:p>
          </table:table-cell>
          <table:table-cell office:value-type="float" office:value="0.00002215" calcext:value-type="float">
            <text:p>0.00002215</text:p>
          </table:table-cell>
          <table:table-cell office:value-type="float" office:value="-0.0000011338" calcext:value-type="float">
            <text:p>-1.1338E-06</text:p>
          </table:table-cell>
        </table:table-row>
        <table:table-row table:style-name="ro1">
          <table:table-cell office:value-type="float" office:value="0.000044672" calcext:value-type="float">
            <text:p>0.000044672</text:p>
          </table:table-cell>
          <table:table-cell office:value-type="float" office:value="0.000024575" calcext:value-type="float">
            <text:p>0.000024575</text:p>
          </table:table-cell>
          <table:table-cell office:value-type="float" office:value="-0.0000013211" calcext:value-type="float">
            <text:p>-1.3211E-06</text:p>
          </table:table-cell>
        </table:table-row>
        <table:table-row table:style-name="ro1">
          <table:table-cell office:value-type="float" office:value="0.000047065" calcext:value-type="float">
            <text:p>0.000047065</text:p>
          </table:table-cell>
          <table:table-cell office:value-type="float" office:value="0.000027256" calcext:value-type="float">
            <text:p>0.000027256</text:p>
          </table:table-cell>
          <table:table-cell office:value-type="float" office:value="-0.0000015382" calcext:value-type="float">
            <text:p>-1.5382E-06</text:p>
          </table:table-cell>
        </table:table-row>
        <table:table-row table:style-name="ro1">
          <table:table-cell office:value-type="float" office:value="0.000049581" calcext:value-type="float">
            <text:p>0.000049581</text:p>
          </table:table-cell>
          <table:table-cell office:value-type="float" office:value="0.00003022" calcext:value-type="float">
            <text:p>0.00003022</text:p>
          </table:table-cell>
          <table:table-cell office:value-type="float" office:value="-0.0000017896" calcext:value-type="float">
            <text:p>-1.7896E-06</text:p>
          </table:table-cell>
        </table:table-row>
        <table:table-row table:style-name="ro1">
          <table:table-cell office:value-type="float" office:value="0.000052225" calcext:value-type="float">
            <text:p>0.000052225</text:p>
          </table:table-cell>
          <table:table-cell office:value-type="float" office:value="0.000033497" calcext:value-type="float">
            <text:p>0.000033497</text:p>
          </table:table-cell>
          <table:table-cell office:value-type="float" office:value="-0.0000020801" calcext:value-type="float">
            <text:p>-2.0801E-06</text:p>
          </table:table-cell>
        </table:table-row>
        <table:table-row table:style-name="ro1">
          <table:table-cell office:value-type="float" office:value="0.000055005" calcext:value-type="float">
            <text:p>0.000055005</text:p>
          </table:table-cell>
          <table:table-cell office:value-type="float" office:value="0.000037119" calcext:value-type="float">
            <text:p>0.000037119</text:p>
          </table:table-cell>
          <table:table-cell office:value-type="float" office:value="-0.0000024158" calcext:value-type="float">
            <text:p>-2.4158E-06</text:p>
          </table:table-cell>
        </table:table-row>
        <table:table-row table:style-name="ro1">
          <table:table-cell office:value-type="float" office:value="0.000057928" calcext:value-type="float">
            <text:p>0.000057928</text:p>
          </table:table-cell>
          <table:table-cell office:value-type="float" office:value="0.00004112" calcext:value-type="float">
            <text:p>0.00004112</text:p>
          </table:table-cell>
          <table:table-cell office:value-type="float" office:value="-0.0000028028" calcext:value-type="float">
            <text:p>-2.8028E-06</text:p>
          </table:table-cell>
        </table:table-row>
        <table:table-row table:style-name="ro1">
          <table:table-cell office:value-type="float" office:value="0.000061001" calcext:value-type="float">
            <text:p>0.000061001</text:p>
          </table:table-cell>
          <table:table-cell office:value-type="float" office:value="0.000045539" calcext:value-type="float">
            <text:p>0.000045539</text:p>
          </table:table-cell>
          <table:table-cell office:value-type="float" office:value="-0.0000032487" calcext:value-type="float">
            <text:p>-3.2487E-06</text:p>
          </table:table-cell>
        </table:table-row>
        <table:table-row table:style-name="ro1">
          <table:table-cell office:value-type="float" office:value="0.000064231" calcext:value-type="float">
            <text:p>0.000064231</text:p>
          </table:table-cell>
          <table:table-cell office:value-type="float" office:value="0.000050419" calcext:value-type="float">
            <text:p>0.000050419</text:p>
          </table:table-cell>
          <table:table-cell office:value-type="float" office:value="-0.0000037613" calcext:value-type="float">
            <text:p>-3.7613E-06</text:p>
          </table:table-cell>
        </table:table-row>
        <table:table-row table:style-name="ro1">
          <table:table-cell office:value-type="float" office:value="0.000067627" calcext:value-type="float">
            <text:p>0.000067627</text:p>
          </table:table-cell>
          <table:table-cell office:value-type="float" office:value="0.000055807" calcext:value-type="float">
            <text:p>0.000055807</text:p>
          </table:table-cell>
          <table:table-cell office:value-type="float" office:value="-0.0000043498" calcext:value-type="float">
            <text:p>-4.3498E-06</text:p>
          </table:table-cell>
        </table:table-row>
        <table:table-row table:style-name="ro1">
          <table:table-cell office:value-type="float" office:value="0.000071196" calcext:value-type="float">
            <text:p>0.000071196</text:p>
          </table:table-cell>
          <table:table-cell office:value-type="float" office:value="0.000061752" calcext:value-type="float">
            <text:p>0.000061752</text:p>
          </table:table-cell>
          <table:table-cell office:value-type="float" office:value="-0.000005024" calcext:value-type="float">
            <text:p>-0.000005024</text:p>
          </table:table-cell>
        </table:table-row>
        <table:table-row table:style-name="ro1">
          <table:table-cell office:value-type="float" office:value="0.000074949" calcext:value-type="float">
            <text:p>0.000074949</text:p>
          </table:table-cell>
          <table:table-cell office:value-type="float" office:value="0.000068312" calcext:value-type="float">
            <text:p>0.000068312</text:p>
          </table:table-cell>
          <table:table-cell office:value-type="float" office:value="-0.0000057948" calcext:value-type="float">
            <text:p>-5.7948E-06</text:p>
          </table:table-cell>
        </table:table-row>
        <table:table-row table:style-name="ro1">
          <table:table-cell office:value-type="float" office:value="0.000078895" calcext:value-type="float">
            <text:p>0.000078895</text:p>
          </table:table-cell>
          <table:table-cell office:value-type="float" office:value="0.000075548" calcext:value-type="float">
            <text:p>0.000075548</text:p>
          </table:table-cell>
          <table:table-cell office:value-type="float" office:value="-0.0000066737" calcext:value-type="float">
            <text:p>-6.6737E-06</text:p>
          </table:table-cell>
        </table:table-row>
        <table:table-row table:style-name="ro1">
          <table:table-cell office:value-type="float" office:value="0.000083042" calcext:value-type="float">
            <text:p>0.000083042</text:p>
          </table:table-cell>
          <table:table-cell office:value-type="float" office:value="0.000083527" calcext:value-type="float">
            <text:p>0.000083527</text:p>
          </table:table-cell>
          <table:table-cell office:value-type="float" office:value="-0.0000076734" calcext:value-type="float">
            <text:p>-7.6734E-06</text:p>
          </table:table-cell>
        </table:table-row>
        <table:table-row table:style-name="ro1">
          <table:table-cell office:value-type="float" office:value="0.000087402" calcext:value-type="float">
            <text:p>0.000087402</text:p>
          </table:table-cell>
          <table:table-cell office:value-type="float" office:value="0.000092324" calcext:value-type="float">
            <text:p>0.000092324</text:p>
          </table:table-cell>
          <table:table-cell office:value-type="float" office:value="-0.0000088067" calcext:value-type="float">
            <text:p>-8.8067E-06</text:p>
          </table:table-cell>
        </table:table-row>
        <table:table-row table:style-name="ro1">
          <table:table-cell office:value-type="float" office:value="0.000091986" calcext:value-type="float">
            <text:p>0.000091986</text:p>
          </table:table-cell>
          <table:table-cell office:value-type="float" office:value="0.00010202" calcext:value-type="float">
            <text:p>0.00010202</text:p>
          </table:table-cell>
          <table:table-cell office:value-type="float" office:value="-0.000010087" calcext:value-type="float">
            <text:p>-0.000010087</text:p>
          </table:table-cell>
        </table:table-row>
        <table:table-row table:style-name="ro1">
          <table:table-cell office:value-type="float" office:value="0.000096805" calcext:value-type="float">
            <text:p>0.000096805</text:p>
          </table:table-cell>
          <table:table-cell office:value-type="float" office:value="0.0001127" calcext:value-type="float">
            <text:p>0.0001127</text:p>
          </table:table-cell>
          <table:table-cell office:value-type="float" office:value="-0.000011529" calcext:value-type="float">
            <text:p>-0.000011529</text:p>
          </table:table-cell>
        </table:table-row>
        <table:table-row table:style-name="ro1">
          <table:table-cell office:value-type="float" office:value="0.00010187" calcext:value-type="float">
            <text:p>0.00010187</text:p>
          </table:table-cell>
          <table:table-cell office:value-type="float" office:value="0.00012448" calcext:value-type="float">
            <text:p>0.00012448</text:p>
          </table:table-cell>
          <table:table-cell office:value-type="float" office:value="-0.000013144" calcext:value-type="float">
            <text:p>-0.000013144</text:p>
          </table:table-cell>
        </table:table-row>
        <table:table-row table:style-name="ro1">
          <table:table-cell office:value-type="float" office:value="0.0001072" calcext:value-type="float">
            <text:p>0.0001072</text:p>
          </table:table-cell>
          <table:table-cell office:value-type="float" office:value="0.00013745" calcext:value-type="float">
            <text:p>0.00013745</text:p>
          </table:table-cell>
          <table:table-cell office:value-type="float" office:value="-0.000014946" calcext:value-type="float">
            <text:p>-0.000014946</text:p>
          </table:table-cell>
        </table:table-row>
        <table:table-row table:style-name="ro1">
          <table:table-cell office:value-type="float" office:value="0.00011279" calcext:value-type="float">
            <text:p>0.00011279</text:p>
          </table:table-cell>
          <table:table-cell office:value-type="float" office:value="0.00015173" calcext:value-type="float">
            <text:p>0.00015173</text:p>
          </table:table-cell>
          <table:table-cell office:value-type="float" office:value="-0.000016946" calcext:value-type="float">
            <text:p>-0.000016946</text:p>
          </table:table-cell>
        </table:table-row>
        <table:table-row table:style-name="ro1">
          <table:table-cell office:value-type="float" office:value="0.00011868" calcext:value-type="float">
            <text:p>0.00011868</text:p>
          </table:table-cell>
          <table:table-cell office:value-type="float" office:value="0.00016747" calcext:value-type="float">
            <text:p>0.00016747</text:p>
          </table:table-cell>
          <table:table-cell office:value-type="float" office:value="-0.000019155" calcext:value-type="float">
            <text:p>-0.000019155</text:p>
          </table:table-cell>
        </table:table-row>
        <table:table-row table:style-name="ro1">
          <table:table-cell office:value-type="float" office:value="0.00012487" calcext:value-type="float">
            <text:p>0.00012487</text:p>
          </table:table-cell>
          <table:table-cell office:value-type="float" office:value="0.0001848" calcext:value-type="float">
            <text:p>0.0001848</text:p>
          </table:table-cell>
          <table:table-cell office:value-type="float" office:value="-0.000021585" calcext:value-type="float">
            <text:p>-0.000021585</text:p>
          </table:table-cell>
        </table:table-row>
        <table:table-row table:style-name="ro1">
          <table:table-cell office:value-type="float" office:value="0.00013137" calcext:value-type="float">
            <text:p>0.00013137</text:p>
          </table:table-cell>
          <table:table-cell office:value-type="float" office:value="0.0002039" calcext:value-type="float">
            <text:p>0.0002039</text:p>
          </table:table-cell>
          <table:table-cell office:value-type="float" office:value="-0.000024249" calcext:value-type="float">
            <text:p>-0.000024249</text:p>
          </table:table-cell>
        </table:table-row>
        <table:table-row table:style-name="ro1">
          <table:table-cell office:value-type="float" office:value="0.00013821" calcext:value-type="float">
            <text:p>0.00013821</text:p>
          </table:table-cell>
          <table:table-cell office:value-type="float" office:value="0.00022493" calcext:value-type="float">
            <text:p>0.00022493</text:p>
          </table:table-cell>
          <table:table-cell office:value-type="float" office:value="-0.000027163" calcext:value-type="float">
            <text:p>-0.000027163</text:p>
          </table:table-cell>
        </table:table-row>
        <table:table-row table:style-name="ro1">
          <table:table-cell office:value-type="float" office:value="0.0001454" calcext:value-type="float">
            <text:p>0.0001454</text:p>
          </table:table-cell>
          <table:table-cell office:value-type="float" office:value="0.0002481" calcext:value-type="float">
            <text:p>0.0002481</text:p>
          </table:table-cell>
          <table:table-cell office:value-type="float" office:value="-0.000030347" calcext:value-type="float">
            <text:p>-0.000030347</text:p>
          </table:table-cell>
        </table:table-row>
        <table:table-row table:style-name="ro1">
          <table:table-cell office:value-type="float" office:value="0.00015296" calcext:value-type="float">
            <text:p>0.00015296</text:p>
          </table:table-cell>
          <table:table-cell office:value-type="float" office:value="0.00027362" calcext:value-type="float">
            <text:p>0.00027362</text:p>
          </table:table-cell>
          <table:table-cell office:value-type="float" office:value="-0.000033826" calcext:value-type="float">
            <text:p>-0.000033826</text:p>
          </table:table-cell>
        </table:table-row>
        <table:table-row table:style-name="ro1">
          <table:table-cell office:value-type="float" office:value="0.0001609" calcext:value-type="float">
            <text:p>0.0001609</text:p>
          </table:table-cell>
          <table:table-cell office:value-type="float" office:value="0.00030173" calcext:value-type="float">
            <text:p>0.00030173</text:p>
          </table:table-cell>
          <table:table-cell office:value-type="float" office:value="-0.00003763" calcext:value-type="float">
            <text:p>-0.00003763</text:p>
          </table:table-cell>
        </table:table-row>
        <table:table-row table:style-name="ro1">
          <table:table-cell office:value-type="float" office:value="0.00016925" calcext:value-type="float">
            <text:p>0.00016925</text:p>
          </table:table-cell>
          <table:table-cell office:value-type="float" office:value="0.00033269" calcext:value-type="float">
            <text:p>0.00033269</text:p>
          </table:table-cell>
          <table:table-cell office:value-type="float" office:value="-0.000041792" calcext:value-type="float">
            <text:p>-0.000041792</text:p>
          </table:table-cell>
        </table:table-row>
        <table:table-row table:style-name="ro1">
          <table:table-cell office:value-type="float" office:value="0.00017803" calcext:value-type="float">
            <text:p>0.00017803</text:p>
          </table:table-cell>
          <table:table-cell office:value-type="float" office:value="0.0003668" calcext:value-type="float">
            <text:p>0.0003668</text:p>
          </table:table-cell>
          <table:table-cell office:value-type="float" office:value="-0.00004635" calcext:value-type="float">
            <text:p>-0.00004635</text:p>
          </table:table-cell>
        </table:table-row>
        <table:table-row table:style-name="ro1">
          <table:table-cell office:value-type="float" office:value="0.00018726" calcext:value-type="float">
            <text:p>0.00018726</text:p>
          </table:table-cell>
          <table:table-cell office:value-type="float" office:value="0.00040437" calcext:value-type="float">
            <text:p>0.00040437</text:p>
          </table:table-cell>
          <table:table-cell office:value-type="float" office:value="-0.000051345" calcext:value-type="float">
            <text:p>-0.000051345</text:p>
          </table:table-cell>
        </table:table-row>
        <table:table-row table:style-name="ro1">
          <table:table-cell office:value-type="float" office:value="0.00019697" calcext:value-type="float">
            <text:p>0.00019697</text:p>
          </table:table-cell>
          <table:table-cell office:value-type="float" office:value="0.00044575" calcext:value-type="float">
            <text:p>0.00044575</text:p>
          </table:table-cell>
          <table:table-cell office:value-type="float" office:value="-0.000056824" calcext:value-type="float">
            <text:p>-0.000056824</text:p>
          </table:table-cell>
        </table:table-row>
        <table:table-row table:style-name="ro1">
          <table:table-cell office:value-type="float" office:value="0.00020717" calcext:value-type="float">
            <text:p>0.00020717</text:p>
          </table:table-cell>
          <table:table-cell office:value-type="float" office:value="0.00049132" calcext:value-type="float">
            <text:p>0.00049132</text:p>
          </table:table-cell>
          <table:table-cell office:value-type="float" office:value="-0.000062838" calcext:value-type="float">
            <text:p>-0.000062838</text:p>
          </table:table-cell>
        </table:table-row>
        <table:table-row table:style-name="ro1">
          <table:table-cell office:value-type="float" office:value="0.00021789" calcext:value-type="float">
            <text:p>0.00021789</text:p>
          </table:table-cell>
          <table:table-cell office:value-type="float" office:value="0.00054151" calcext:value-type="float">
            <text:p>0.00054151</text:p>
          </table:table-cell>
          <table:table-cell office:value-type="float" office:value="-0.000069442" calcext:value-type="float">
            <text:p>-0.000069442</text:p>
          </table:table-cell>
        </table:table-row>
        <table:table-row table:style-name="ro1">
          <table:table-cell office:value-type="float" office:value="0.00022917" calcext:value-type="float">
            <text:p>0.00022917</text:p>
          </table:table-cell>
          <table:table-cell office:value-type="float" office:value="0.00059679" calcext:value-type="float">
            <text:p>0.00059679</text:p>
          </table:table-cell>
          <table:table-cell office:value-type="float" office:value="-0.000076698" calcext:value-type="float">
            <text:p>-0.000076698</text:p>
          </table:table-cell>
        </table:table-row>
        <table:table-row table:style-name="ro1">
          <table:table-cell office:value-type="float" office:value="0.00024102" calcext:value-type="float">
            <text:p>0.00024102</text:p>
          </table:table-cell>
          <table:table-cell office:value-type="float" office:value="0.00065766" calcext:value-type="float">
            <text:p>0.00065766</text:p>
          </table:table-cell>
          <table:table-cell office:value-type="float" office:value="-0.000084673" calcext:value-type="float">
            <text:p>-0.000084673</text:p>
          </table:table-cell>
        </table:table-row>
        <table:table-row table:style-name="ro1">
          <table:table-cell office:value-type="float" office:value="0.00025348" calcext:value-type="float">
            <text:p>0.00025348</text:p>
          </table:table-cell>
          <table:table-cell office:value-type="float" office:value="0.00072469" calcext:value-type="float">
            <text:p>0.00072469</text:p>
          </table:table-cell>
          <table:table-cell office:value-type="float" office:value="-0.000093441" calcext:value-type="float">
            <text:p>-0.000093441</text:p>
          </table:table-cell>
        </table:table-row>
        <table:table-row table:style-name="ro1">
          <table:table-cell office:value-type="float" office:value="0.00026658" calcext:value-type="float">
            <text:p>0.00026658</text:p>
          </table:table-cell>
          <table:table-cell office:value-type="float" office:value="0.00079851" calcext:value-type="float">
            <text:p>0.00079851</text:p>
          </table:table-cell>
          <table:table-cell office:value-type="float" office:value="-0.00010308" calcext:value-type="float">
            <text:p>-0.00010308</text:p>
          </table:table-cell>
        </table:table-row>
        <table:table-row table:style-name="ro1">
          <table:table-cell office:value-type="float" office:value="0.00028035" calcext:value-type="float">
            <text:p>0.00028035</text:p>
          </table:table-cell>
          <table:table-cell office:value-type="float" office:value="0.00087978" calcext:value-type="float">
            <text:p>0.00087978</text:p>
          </table:table-cell>
          <table:table-cell office:value-type="float" office:value="-0.00011369" calcext:value-type="float">
            <text:p>-0.00011369</text:p>
          </table:table-cell>
        </table:table-row>
        <table:table-row table:style-name="ro1">
          <table:table-cell office:value-type="float" office:value="0.00029483" calcext:value-type="float">
            <text:p>0.00029483</text:p>
          </table:table-cell>
          <table:table-cell office:value-type="float" office:value="0.00096927" calcext:value-type="float">
            <text:p>0.00096927</text:p>
          </table:table-cell>
          <table:table-cell office:value-type="float" office:value="-0.00012535" calcext:value-type="float">
            <text:p>-0.00012535</text:p>
          </table:table-cell>
        </table:table-row>
        <table:table-row table:style-name="ro1">
          <table:table-cell office:value-type="float" office:value="0.00031004" calcext:value-type="float">
            <text:p>0.00031004</text:p>
          </table:table-cell>
          <table:table-cell office:value-type="float" office:value="0.0010678" calcext:value-type="float">
            <text:p>0.0010678</text:p>
          </table:table-cell>
          <table:table-cell office:value-type="float" office:value="-0.00013819" calcext:value-type="float">
            <text:p>-0.00013819</text:p>
          </table:table-cell>
        </table:table-row>
        <table:table-row table:style-name="ro1">
          <table:table-cell office:value-type="float" office:value="0.00032604" calcext:value-type="float">
            <text:p>0.00032604</text:p>
          </table:table-cell>
          <table:table-cell office:value-type="float" office:value="0.0011763" calcext:value-type="float">
            <text:p>0.0011763</text:p>
          </table:table-cell>
          <table:table-cell office:value-type="float" office:value="-0.0001523" calcext:value-type="float">
            <text:p>-0.0001523</text:p>
          </table:table-cell>
        </table:table-row>
        <table:table-row table:style-name="ro1">
          <table:table-cell office:value-type="float" office:value="0.00034286" calcext:value-type="float">
            <text:p>0.00034286</text:p>
          </table:table-cell>
          <table:table-cell office:value-type="float" office:value="0.0012957" calcext:value-type="float">
            <text:p>0.0012957</text:p>
          </table:table-cell>
          <table:table-cell office:value-type="float" office:value="-0.00016784" calcext:value-type="float">
            <text:p>-0.00016784</text:p>
          </table:table-cell>
        </table:table-row>
        <table:table-row table:style-name="ro1">
          <table:table-cell office:value-type="float" office:value="0.00036054" calcext:value-type="float">
            <text:p>0.00036054</text:p>
          </table:table-cell>
          <table:table-cell office:value-type="float" office:value="0.0014271" calcext:value-type="float">
            <text:p>0.0014271</text:p>
          </table:table-cell>
          <table:table-cell office:value-type="float" office:value="-0.00018493" calcext:value-type="float">
            <text:p>-0.00018493</text:p>
          </table:table-cell>
        </table:table-row>
        <table:table-row table:style-name="ro1">
          <table:table-cell office:value-type="float" office:value="0.00037913" calcext:value-type="float">
            <text:p>0.00037913</text:p>
          </table:table-cell>
          <table:table-cell office:value-type="float" office:value="0.0015718" calcext:value-type="float">
            <text:p>0.0015718</text:p>
          </table:table-cell>
          <table:table-cell office:value-type="float" office:value="-0.00020374" calcext:value-type="float">
            <text:p>-0.00020374</text:p>
          </table:table-cell>
        </table:table-row>
        <table:table-row table:style-name="ro1">
          <table:table-cell office:value-type="float" office:value="0.00039867" calcext:value-type="float">
            <text:p>0.00039867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-0.00022444" calcext:value-type="float">
            <text:p>-0.00022444</text:p>
          </table:table-cell>
        </table:table-row>
        <table:table-row table:style-name="ro1">
          <table:table-cell office:value-type="float" office:value="0.00041922" calcext:value-type="float">
            <text:p>0.00041922</text:p>
          </table:table-cell>
          <table:table-cell office:value-type="float" office:value="0.0019063" calcext:value-type="float">
            <text:p>0.0019063</text:p>
          </table:table-cell>
          <table:table-cell office:value-type="float" office:value="-0.00024721" calcext:value-type="float">
            <text:p>-0.00024721</text:p>
          </table:table-cell>
        </table:table-row>
        <table:table-row table:style-name="ro1">
          <table:table-cell office:value-type="float" office:value="0.00044081" calcext:value-type="float">
            <text:p>0.00044081</text:p>
          </table:table-cell>
          <table:table-cell office:value-type="float" office:value="0.0020992" calcext:value-type="float">
            <text:p>0.0020992</text:p>
          </table:table-cell>
          <table:table-cell office:value-type="float" office:value="-0.00027226" calcext:value-type="float">
            <text:p>-0.00027226</text:p>
          </table:table-cell>
        </table:table-row>
        <table:table-row table:style-name="ro1">
          <table:table-cell office:value-type="float" office:value="0.00046352" calcext:value-type="float">
            <text:p>0.00046352</text:p>
          </table:table-cell>
          <table:table-cell office:value-type="float" office:value="0.0023114" calcext:value-type="float">
            <text:p>0.0023114</text:p>
          </table:table-cell>
          <table:table-cell office:value-type="float" office:value="-0.00029983" calcext:value-type="float">
            <text:p>-0.00029983</text:p>
          </table:table-cell>
        </table:table-row>
        <table:table-row table:style-name="ro1">
          <table:table-cell office:value-type="float" office:value="0.00048738" calcext:value-type="float">
            <text:p>0.00048738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-0.00033016" calcext:value-type="float">
            <text:p>-0.00033016</text:p>
          </table:table-cell>
        </table:table-row>
        <table:table-row table:style-name="ro1">
          <table:table-cell office:value-type="float" office:value="0.00051248" calcext:value-type="float">
            <text:p>0.00051248</text:p>
          </table:table-cell>
          <table:table-cell office:value-type="float" office:value="0.0028019" calcext:value-type="float">
            <text:p>0.0028019</text:p>
          </table:table-cell>
          <table:table-cell office:value-type="float" office:value="-0.00036352" calcext:value-type="float">
            <text:p>-0.00036352</text:p>
          </table:table-cell>
        </table:table-row>
        <table:table-row table:style-name="ro1">
          <table:table-cell office:value-type="float" office:value="0.00053885" calcext:value-type="float">
            <text:p>0.00053885</text:p>
          </table:table-cell>
          <table:table-cell office:value-type="float" office:value="0.0030847" calcext:value-type="float">
            <text:p>0.0030847</text:p>
          </table:table-cell>
          <table:table-cell office:value-type="float" office:value="-0.00040023" calcext:value-type="float">
            <text:p>-0.00040023</text:p>
          </table:table-cell>
        </table:table-row>
        <table:table-row table:style-name="ro1">
          <table:table-cell office:value-type="float" office:value="0.00056658" calcext:value-type="float">
            <text:p>0.00056658</text:p>
          </table:table-cell>
          <table:table-cell office:value-type="float" office:value="0.0033957" calcext:value-type="float">
            <text:p>0.0033957</text:p>
          </table:table-cell>
          <table:table-cell office:value-type="float" office:value="-0.0004406" calcext:value-type="float">
            <text:p>-0.0004406</text:p>
          </table:table-cell>
        </table:table-row>
        <table:table-row table:style-name="ro1">
          <table:table-cell office:value-type="float" office:value="0.00059573" calcext:value-type="float">
            <text:p>0.00059573</text:p>
          </table:table-cell>
          <table:table-cell office:value-type="float" office:value="0.0037379" calcext:value-type="float">
            <text:p>0.0037379</text:p>
          </table:table-cell>
          <table:table-cell office:value-type="float" office:value="-0.00048501" calcext:value-type="float">
            <text:p>-0.00048501</text:p>
          </table:table-cell>
        </table:table-row>
        <table:table-row table:style-name="ro1">
          <table:table-cell office:value-type="float" office:value="0.00062638" calcext:value-type="float">
            <text:p>0.00062638</text:p>
          </table:table-cell>
          <table:table-cell office:value-type="float" office:value="0.0041142" calcext:value-type="float">
            <text:p>0.0041142</text:p>
          </table:table-cell>
          <table:table-cell office:value-type="float" office:value="-0.00053385" calcext:value-type="float">
            <text:p>-0.00053385</text:p>
          </table:table-cell>
        </table:table-row>
        <table:table-row table:style-name="ro1">
          <table:table-cell office:value-type="float" office:value="0.0006586" calcext:value-type="float">
            <text:p>0.0006586</text:p>
          </table:table-cell>
          <table:table-cell office:value-type="float" office:value="0.0045281" calcext:value-type="float">
            <text:p>0.0045281</text:p>
          </table:table-cell>
          <table:table-cell office:value-type="float" office:value="-0.00058756" calcext:value-type="float">
            <text:p>-0.00058756</text:p>
          </table:table-cell>
        </table:table-row>
        <table:table-row table:style-name="ro1">
          <table:table-cell office:value-type="float" office:value="0.00069247" calcext:value-type="float">
            <text:p>0.00069247</text:p>
          </table:table-cell>
          <table:table-cell office:value-type="float" office:value="0.0049833" calcext:value-type="float">
            <text:p>0.0049833</text:p>
          </table:table-cell>
          <table:table-cell office:value-type="float" office:value="-0.00064663" calcext:value-type="float">
            <text:p>-0.00064663</text:p>
          </table:table-cell>
        </table:table-row>
        <table:table-row table:style-name="ro1">
          <table:table-cell office:value-type="float" office:value="0.00072807" calcext:value-type="float">
            <text:p>0.00072807</text:p>
          </table:table-cell>
          <table:table-cell office:value-type="float" office:value="0.0054838" calcext:value-type="float">
            <text:p>0.0054838</text:p>
          </table:table-cell>
          <table:table-cell office:value-type="float" office:value="-0.00071157" calcext:value-type="float">
            <text:p>-0.00071157</text:p>
          </table:table-cell>
        </table:table-row>
        <table:table-row table:style-name="ro1">
          <table:table-cell office:value-type="float" office:value="0.00076551" calcext:value-type="float">
            <text:p>0.00076551</text:p>
          </table:table-cell>
          <table:table-cell office:value-type="float" office:value="0.0060342" calcext:value-type="float">
            <text:p>0.0060342</text:p>
          </table:table-cell>
          <table:table-cell office:value-type="float" office:value="-0.00078298" calcext:value-type="float">
            <text:p>-0.00078298</text:p>
          </table:table-cell>
        </table:table-row>
        <table:table-row table:style-name="ro1">
          <table:table-cell office:value-type="float" office:value="0.00080486" calcext:value-type="float">
            <text:p>0.00080486</text:p>
          </table:table-cell>
          <table:table-cell office:value-type="float" office:value="0.0066393" calcext:value-type="float">
            <text:p>0.0066393</text:p>
          </table:table-cell>
          <table:table-cell office:value-type="float" office:value="-0.00086147" calcext:value-type="float">
            <text:p>-0.00086147</text:p>
          </table:table-cell>
        </table:table-row>
        <table:table-row table:style-name="ro1">
          <table:table-cell office:value-type="float" office:value="0.00084623" calcext:value-type="float">
            <text:p>0.00084623</text:p>
          </table:table-cell>
          <table:table-cell office:value-type="float" office:value="0.0073044" calcext:value-type="float">
            <text:p>0.0073044</text:p>
          </table:table-cell>
          <table:table-cell office:value-type="float" office:value="-0.00094775" calcext:value-type="float">
            <text:p>-0.00094775</text:p>
          </table:table-cell>
        </table:table-row>
        <table:table-row table:style-name="ro1">
          <table:table-cell office:value-type="float" office:value="0.00088972" calcext:value-type="float">
            <text:p>0.00088972</text:p>
          </table:table-cell>
          <table:table-cell office:value-type="float" office:value="0.0080355" calcext:value-type="float">
            <text:p>0.0080355</text:p>
          </table:table-cell>
          <table:table-cell office:value-type="float" office:value="-0.0010426" calcext:value-type="float">
            <text:p>-0.0010426</text:p>
          </table:table-cell>
        </table:table-row>
        <table:table-row table:style-name="ro1">
          <table:table-cell office:value-type="float" office:value="0.00093543" calcext:value-type="float">
            <text:p>0.00093543</text:p>
          </table:table-cell>
          <table:table-cell office:value-type="float" office:value="0.0088389" calcext:value-type="float">
            <text:p>0.0088389</text:p>
          </table:table-cell>
          <table:table-cell office:value-type="float" office:value="-0.0011468" calcext:value-type="float">
            <text:p>-0.0011468</text:p>
          </table:table-cell>
        </table:table-row>
        <table:table-row table:style-name="ro1">
          <table:table-cell office:value-type="float" office:value="0.0009835" calcext:value-type="float">
            <text:p>0.0009835</text:p>
          </table:table-cell>
          <table:table-cell office:value-type="float" office:value="0.0097218" calcext:value-type="float">
            <text:p>0.0097218</text:p>
          </table:table-cell>
          <table:table-cell office:value-type="float" office:value="-0.0012613" calcext:value-type="float">
            <text:p>-0.0012613</text:p>
          </table:table-cell>
        </table:table-row>
        <table:table-row table:style-name="ro1">
          <table:table-cell office:value-type="float" office:value="0.001034" calcext:value-type="float">
            <text:p>0.001034</text:p>
          </table:table-cell>
          <table:table-cell office:value-type="float" office:value="0.010692" calcext:value-type="float">
            <text:p>0.010692</text:p>
          </table:table-cell>
          <table:table-cell office:value-type="float" office:value="-0.0013871" calcext:value-type="float">
            <text:p>-0.0013871</text:p>
          </table:table-cell>
        </table:table-row>
        <table:table-row table:style-name="ro1">
          <table:table-cell office:value-type="float" office:value="0.0010871" calcext:value-type="float">
            <text:p>0.0010871</text:p>
          </table:table-cell>
          <table:table-cell office:value-type="float" office:value="0.011758" calcext:value-type="float">
            <text:p>0.011758</text:p>
          </table:table-cell>
          <table:table-cell office:value-type="float" office:value="-0.0015253" calcext:value-type="float">
            <text:p>-0.0015253</text:p>
          </table:table-cell>
        </table:table-row>
        <table:table-row table:style-name="ro1">
          <table:table-cell office:value-type="float" office:value="0.001143" calcext:value-type="float">
            <text:p>0.001143</text:p>
          </table:table-cell>
          <table:table-cell office:value-type="float" office:value="0.012928" calcext:value-type="float">
            <text:p>0.012928</text:p>
          </table:table-cell>
          <table:table-cell office:value-type="float" office:value="-0.001677" calcext:value-type="float">
            <text:p>-0.001677</text:p>
          </table:table-cell>
        </table:table-row>
        <table:table-row table:style-name="ro1">
          <table:table-cell office:value-type="float" office:value="0.0012017" calcext:value-type="float">
            <text:p>0.0012017</text:p>
          </table:table-cell>
          <table:table-cell office:value-type="float" office:value="0.014214" calcext:value-type="float">
            <text:p>0.014214</text:p>
          </table:table-cell>
          <table:table-cell office:value-type="float" office:value="-0.0018437" calcext:value-type="float">
            <text:p>-0.0018437</text:p>
          </table:table-cell>
        </table:table-row>
        <table:table-row table:style-name="ro1">
          <table:table-cell office:value-type="float" office:value="0.0012634" calcext:value-type="float">
            <text:p>0.0012634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-0.0020267" calcext:value-type="float">
            <text:p>-0.0020267</text:p>
          </table:table-cell>
        </table:table-row>
        <table:table-row table:style-name="ro1">
          <table:table-cell office:value-type="float" office:value="0.0013283" calcext:value-type="float">
            <text:p>0.0013283</text:p>
          </table:table-cell>
          <table:table-cell office:value-type="float" office:value="0.017175" calcext:value-type="float">
            <text:p>0.017175</text:p>
          </table:table-cell>
          <table:table-cell office:value-type="float" office:value="-0.0022276" calcext:value-type="float">
            <text:p>-0.0022276</text:p>
          </table:table-cell>
        </table:table-row>
        <table:table-row table:style-name="ro1">
          <table:table-cell office:value-type="float" office:value="0.0013965" calcext:value-type="float">
            <text:p>0.0013965</text:p>
          </table:table-cell>
          <table:table-cell office:value-type="float" office:value="0.018876" calcext:value-type="float">
            <text:p>0.018876</text:p>
          </table:table-cell>
          <table:table-cell office:value-type="float" office:value="-0.0024481" calcext:value-type="float">
            <text:p>-0.0024481</text:p>
          </table:table-cell>
        </table:table-row>
        <table:table-row table:style-name="ro1">
          <table:table-cell office:value-type="float" office:value="0.0014682" calcext:value-type="float">
            <text:p>0.0014682</text:p>
          </table:table-cell>
          <table:table-cell office:value-type="float" office:value="0.020743" calcext:value-type="float">
            <text:p>0.020743</text:p>
          </table:table-cell>
          <table:table-cell office:value-type="float" office:value="-0.00269" calcext:value-type="float">
            <text:p>-0.00269</text:p>
          </table:table-cell>
        </table:table-row>
        <table:table-row table:style-name="ro1">
          <table:table-cell office:value-type="float" office:value="0.0015436" calcext:value-type="float">
            <text:p>0.0015436</text:p>
          </table:table-cell>
          <table:table-cell office:value-type="float" office:value="0.022792" calcext:value-type="float">
            <text:p>0.022792</text:p>
          </table:table-cell>
          <table:table-cell office:value-type="float" office:value="-0.0029555" calcext:value-type="float">
            <text:p>-0.0029555</text:p>
          </table:table-cell>
        </table:table-row>
        <table:table-row table:style-name="ro1">
          <table:table-cell office:value-type="float" office:value="0.0016228" calcext:value-type="float">
            <text:p>0.0016228</text:p>
          </table:table-cell>
          <table:table-cell office:value-type="float" office:value="0.02504" calcext:value-type="float">
            <text:p>0.02504</text:p>
          </table:table-cell>
          <table:table-cell office:value-type="float" office:value="-0.0032467" calcext:value-type="float">
            <text:p>-0.0032467</text:p>
          </table:table-cell>
        </table:table-row>
        <table:table-row table:style-name="ro1">
          <table:table-cell office:value-type="float" office:value="0.0017061" calcext:value-type="float">
            <text:p>0.0017061</text:p>
          </table:table-cell>
          <table:table-cell office:value-type="float" office:value="0.027505" calcext:value-type="float">
            <text:p>0.027505</text:p>
          </table:table-cell>
          <table:table-cell office:value-type="float" office:value="-0.003566" calcext:value-type="float">
            <text:p>-0.003566</text:p>
          </table:table-cell>
        </table:table-row>
        <table:table-row table:style-name="ro1">
          <table:table-cell office:value-type="float" office:value="0.0017937" calcext:value-type="float">
            <text:p>0.0017937</text:p>
          </table:table-cell>
          <table:table-cell office:value-type="float" office:value="0.030208" calcext:value-type="float">
            <text:p>0.030208</text:p>
          </table:table-cell>
          <table:table-cell office:value-type="float" office:value="-0.0039161" calcext:value-type="float">
            <text:p>-0.0039161</text:p>
          </table:table-cell>
        </table:table-row>
        <table:table-row table:style-name="ro1">
          <table:table-cell office:value-type="float" office:value="0.0018858" calcext:value-type="float">
            <text:p>0.0018858</text:p>
          </table:table-cell>
          <table:table-cell office:value-type="float" office:value="0.033171" calcext:value-type="float">
            <text:p>0.033171</text:p>
          </table:table-cell>
          <table:table-cell office:value-type="float" office:value="-0.0042999" calcext:value-type="float">
            <text:p>-0.0042999</text:p>
          </table:table-cell>
        </table:table-row>
        <table:table-row table:style-name="ro1">
          <table:table-cell office:value-type="float" office:value="0.0019825" calcext:value-type="float">
            <text:p>0.0019825</text:p>
          </table:table-cell>
          <table:table-cell office:value-type="float" office:value="0.036419" calcext:value-type="float">
            <text:p>0.036419</text:p>
          </table:table-cell>
          <table:table-cell office:value-type="float" office:value="-0.0047204" calcext:value-type="float">
            <text:p>-0.0047204</text:p>
          </table:table-cell>
        </table:table-row>
        <table:table-row table:style-name="ro1">
          <table:table-cell office:value-type="float" office:value="0.0020843" calcext:value-type="float">
            <text:p>0.0020843</text:p>
          </table:table-cell>
          <table:table-cell office:value-type="float" office:value="0.039978" calcext:value-type="float">
            <text:p>0.039978</text:p>
          </table:table-cell>
          <table:table-cell office:value-type="float" office:value="-0.0051812" calcext:value-type="float">
            <text:p>-0.0051812</text:p>
          </table:table-cell>
        </table:table-row>
        <table:table-row table:style-name="ro1">
          <table:table-cell office:value-type="float" office:value="0.0021913" calcext:value-type="float">
            <text:p>0.0021913</text:p>
          </table:table-cell>
          <table:table-cell office:value-type="float" office:value="0.043876" calcext:value-type="float">
            <text:p>0.043876</text:p>
          </table:table-cell>
          <table:table-cell office:value-type="float" office:value="-0.0056858" calcext:value-type="float">
            <text:p>-0.0056858</text:p>
          </table:table-cell>
        </table:table-row>
        <table:table-row table:style-name="ro1">
          <table:table-cell office:value-type="float" office:value="0.0023037" calcext:value-type="float">
            <text:p>0.0023037</text:p>
          </table:table-cell>
          <table:table-cell office:value-type="float" office:value="0.048145" calcext:value-type="float">
            <text:p>0.048145</text:p>
          </table:table-cell>
          <table:table-cell office:value-type="float" office:value="-0.0062383" calcext:value-type="float">
            <text:p>-0.0062383</text:p>
          </table:table-cell>
        </table:table-row>
        <table:table-row table:style-name="ro1">
          <table:table-cell office:value-type="float" office:value="0.0024219" calcext:value-type="float">
            <text:p>0.0024219</text:p>
          </table:table-cell>
          <table:table-cell office:value-type="float" office:value="0.052819" calcext:value-type="float">
            <text:p>0.052819</text:p>
          </table:table-cell>
          <table:table-cell office:value-type="float" office:value="-0.0068431" calcext:value-type="float">
            <text:p>-0.0068431</text:p>
          </table:table-cell>
        </table:table-row>
        <table:table-row table:style-name="ro1">
          <table:table-cell office:value-type="float" office:value="0.0025462" calcext:value-type="float">
            <text:p>0.0025462</text:p>
          </table:table-cell>
          <table:table-cell office:value-type="float" office:value="0.057934" calcext:value-type="float">
            <text:p>0.057934</text:p>
          </table:table-cell>
          <table:table-cell office:value-type="float" office:value="-0.0075048" calcext:value-type="float">
            <text:p>-0.0075048</text:p>
          </table:table-cell>
        </table:table-row>
        <table:table-row table:style-name="ro1">
          <table:table-cell office:value-type="float" office:value="0.0026769" calcext:value-type="float">
            <text:p>0.0026769</text:p>
          </table:table-cell>
          <table:table-cell office:value-type="float" office:value="0.06353" calcext:value-type="float">
            <text:p>0.06353</text:p>
          </table:table-cell>
          <table:table-cell office:value-type="float" office:value="-0.0082287" calcext:value-type="float">
            <text:p>-0.0082287</text:p>
          </table:table-cell>
        </table:table-row>
        <table:table-row table:style-name="ro1">
          <table:table-cell office:value-type="float" office:value="0.0028142" calcext:value-type="float">
            <text:p>0.0028142</text:p>
          </table:table-cell>
          <table:table-cell office:value-type="float" office:value="0.06965" calcext:value-type="float">
            <text:p>0.06965</text:p>
          </table:table-cell>
          <table:table-cell office:value-type="float" office:value="-0.0090201" calcext:value-type="float">
            <text:p>-0.0090201</text:p>
          </table:table-cell>
        </table:table-row>
        <table:table-row table:style-name="ro1">
          <table:table-cell office:value-type="float" office:value="0.0029586" calcext:value-type="float">
            <text:p>0.0029586</text:p>
          </table:table-cell>
          <table:table-cell office:value-type="float" office:value="0.076341" calcext:value-type="float">
            <text:p>0.076341</text:p>
          </table:table-cell>
          <table:table-cell office:value-type="float" office:value="-0.0098852" calcext:value-type="float">
            <text:p>-0.0098852</text:p>
          </table:table-cell>
        </table:table-row>
        <table:table-row table:style-name="ro1">
          <table:table-cell office:value-type="float" office:value="0.0031104" calcext:value-type="float">
            <text:p>0.0031104</text:p>
          </table:table-cell>
          <table:table-cell office:value-type="float" office:value="0.083652" calcext:value-type="float">
            <text:p>0.083652</text:p>
          </table:table-cell>
          <table:table-cell office:value-type="float" office:value="-0.01083" calcext:value-type="float">
            <text:p>-0.01083</text:p>
          </table:table-cell>
        </table:table-row>
        <table:table-row table:style-name="ro1">
          <table:table-cell office:value-type="float" office:value="0.00327" calcext:value-type="float">
            <text:p>0.00327</text:p>
          </table:table-cell>
          <table:table-cell office:value-type="float" office:value="0.091639" calcext:value-type="float">
            <text:p>0.091639</text:p>
          </table:table-cell>
          <table:table-cell office:value-type="float" office:value="-0.011862" calcext:value-type="float">
            <text:p>-0.011862</text:p>
          </table:table-cell>
        </table:table-row>
        <table:table-row table:style-name="ro1">
          <table:table-cell office:value-type="float" office:value="0.0034377" calcext:value-type="float">
            <text:p>0.0034377</text:p>
          </table:table-cell>
          <table:table-cell office:value-type="float" office:value="0.10036" calcext:value-type="float">
            <text:p>0.10036</text:p>
          </table:table-cell>
          <table:table-cell office:value-type="float" office:value="-0.012989" calcext:value-type="float">
            <text:p>-0.012989</text:p>
          </table:table-cell>
        </table:table-row>
        <table:table-row table:style-name="ro1">
          <table:table-cell office:value-type="float" office:value="0.0036141" calcext:value-type="float">
            <text:p>0.0036141</text:p>
          </table:table-cell>
          <table:table-cell office:value-type="float" office:value="0.10988" calcext:value-type="float">
            <text:p>0.10988</text:p>
          </table:table-cell>
          <table:table-cell office:value-type="float" office:value="-0.014218" calcext:value-type="float">
            <text:p>-0.014218</text:p>
          </table:table-cell>
        </table:table-row>
        <table:table-row table:style-name="ro1">
          <table:table-cell office:value-type="float" office:value="0.0037995" calcext:value-type="float">
            <text:p>0.0037995</text:p>
          </table:table-cell>
          <table:table-cell office:value-type="float" office:value="0.12026" calcext:value-type="float">
            <text:p>0.12026</text:p>
          </table:table-cell>
          <table:table-cell office:value-type="float" office:value="-0.015559" calcext:value-type="float">
            <text:p>-0.015559</text:p>
          </table:table-cell>
        </table:table-row>
        <table:table-row table:style-name="ro1">
          <table:table-cell office:value-type="float" office:value="0.0039944" calcext:value-type="float">
            <text:p>0.0039944</text:p>
          </table:table-cell>
          <table:table-cell office:value-type="float" office:value="0.13158" calcext:value-type="float">
            <text:p>0.13158</text:p>
          </table:table-cell>
          <table:table-cell office:value-type="float" office:value="-0.01702" calcext:value-type="float">
            <text:p>-0.01702</text:p>
          </table:table-cell>
        </table:table-row>
        <table:table-row table:style-name="ro1">
          <table:table-cell office:value-type="float" office:value="0.0041993" calcext:value-type="float">
            <text:p>0.0041993</text:p>
          </table:table-cell>
          <table:table-cell office:value-type="float" office:value="0.14392" calcext:value-type="float">
            <text:p>0.14392</text:p>
          </table:table-cell>
          <table:table-cell office:value-type="float" office:value="-0.018612" calcext:value-type="float">
            <text:p>-0.018612</text:p>
          </table:table-cell>
        </table:table-row>
        <table:table-row table:style-name="ro1">
          <table:table-cell office:value-type="float" office:value="0.0044147" calcext:value-type="float">
            <text:p>0.0044147</text:p>
          </table:table-cell>
          <table:table-cell office:value-type="float" office:value="0.15735" calcext:value-type="float">
            <text:p>0.15735</text:p>
          </table:table-cell>
          <table:table-cell office:value-type="float" office:value="-0.020345" calcext:value-type="float">
            <text:p>-0.020345</text:p>
          </table:table-cell>
        </table:table-row>
        <table:table-row table:style-name="ro1">
          <table:table-cell office:value-type="float" office:value="0.0046411" calcext:value-type="float">
            <text:p>0.0046411</text:p>
          </table:table-cell>
          <table:table-cell office:value-type="float" office:value="0.17197" calcext:value-type="float">
            <text:p>0.17197</text:p>
          </table:table-cell>
          <table:table-cell office:value-type="float" office:value="-0.02223" calcext:value-type="float">
            <text:p>-0.02223</text:p>
          </table:table-cell>
        </table:table-row>
        <table:table-row table:style-name="ro1">
          <table:table-cell office:value-type="float" office:value="0.0048792" calcext:value-type="float">
            <text:p>0.0048792</text:p>
          </table:table-cell>
          <table:table-cell office:value-type="float" office:value="0.18788" calcext:value-type="float">
            <text:p>0.18788</text:p>
          </table:table-cell>
          <table:table-cell office:value-type="float" office:value="-0.024281" calcext:value-type="float">
            <text:p>-0.024281</text:p>
          </table:table-cell>
        </table:table-row>
        <table:table-row table:style-name="ro1">
          <table:table-cell office:value-type="float" office:value="0.0051295" calcext:value-type="float">
            <text:p>0.0051295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-0.026508" calcext:value-type="float">
            <text:p>-0.026508</text:p>
          </table:table-cell>
        </table:table-row>
        <table:table-row table:style-name="ro1">
          <table:table-cell office:value-type="float" office:value="0.0053926" calcext:value-type="float">
            <text:p>0.0053926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-0.028927" calcext:value-type="float">
            <text:p>-0.028927</text:p>
          </table:table-cell>
        </table:table-row>
        <table:table-row table:style-name="ro1">
          <table:table-cell office:value-type="float" office:value="0.0056691" calcext:value-type="float">
            <text:p>0.0056691</text:p>
          </table:table-cell>
          <table:table-cell office:value-type="float" office:value="0.24433" calcext:value-type="float">
            <text:p>0.24433</text:p>
          </table:table-cell>
          <table:table-cell office:value-type="float" office:value="-0.031552" calcext:value-type="float">
            <text:p>-0.031552</text:p>
          </table:table-cell>
        </table:table-row>
        <table:table-row table:style-name="ro1">
          <table:table-cell office:value-type="float" office:value="0.0059599" calcext:value-type="float">
            <text:p>0.0059599</text:p>
          </table:table-cell>
          <table:table-cell office:value-type="float" office:value="0.26644" calcext:value-type="float">
            <text:p>0.26644</text:p>
          </table:table-cell>
          <table:table-cell office:value-type="float" office:value="-0.034397" calcext:value-type="float">
            <text:p>-0.034397</text:p>
          </table:table-cell>
        </table:table-row>
        <table:table-row table:style-name="ro1">
          <table:table-cell office:value-type="float" office:value="0.0062656" calcext:value-type="float">
            <text:p>0.0062656</text:p>
          </table:table-cell>
          <table:table-cell office:value-type="float" office:value="0.2904" calcext:value-type="float">
            <text:p>0.2904</text:p>
          </table:table-cell>
          <table:table-cell office:value-type="float" office:value="-0.037479" calcext:value-type="float">
            <text:p>-0.037479</text:p>
          </table:table-cell>
        </table:table-row>
        <table:table-row table:style-name="ro1">
          <table:table-cell office:value-type="float" office:value="0.0065869" calcext:value-type="float">
            <text:p>0.0065869</text:p>
          </table:table-cell>
          <table:table-cell office:value-type="float" office:value="0.31634" calcext:value-type="float">
            <text:p>0.31634</text:p>
          </table:table-cell>
          <table:table-cell office:value-type="float" office:value="-0.040815" calcext:value-type="float">
            <text:p>-0.040815</text:p>
          </table:table-cell>
        </table:table-row>
        <table:table-row table:style-name="ro1">
          <table:table-cell office:value-type="float" office:value="0.0069248" calcext:value-type="float">
            <text:p>0.0069248</text:p>
          </table:table-cell>
          <table:table-cell office:value-type="float" office:value="0.34441" calcext:value-type="float">
            <text:p>0.34441</text:p>
          </table:table-cell>
          <table:table-cell office:value-type="float" office:value="-0.044422" calcext:value-type="float">
            <text:p>-0.044422</text:p>
          </table:table-cell>
        </table:table-row>
        <table:table-row table:style-name="ro1">
          <table:table-cell office:value-type="float" office:value="0.0072799" calcext:value-type="float">
            <text:p>0.0072799</text:p>
          </table:table-cell>
          <table:table-cell office:value-type="float" office:value="0.37474" calcext:value-type="float">
            <text:p>0.37474</text:p>
          </table:table-cell>
          <table:table-cell office:value-type="float" office:value="-0.048318" calcext:value-type="float">
            <text:p>-0.048318</text:p>
          </table:table-cell>
        </table:table-row>
        <table:table-row table:style-name="ro1">
          <table:table-cell office:value-type="float" office:value="0.0076533" calcext:value-type="float">
            <text:p>0.0076533</text:p>
          </table:table-cell>
          <table:table-cell office:value-type="float" office:value="0.40748" calcext:value-type="float">
            <text:p>0.40748</text:p>
          </table:table-cell>
          <table:table-cell office:value-type="float" office:value="-0.052522" calcext:value-type="float">
            <text:p>-0.052522</text:p>
          </table:table-cell>
        </table:table-row>
        <table:table-row table:style-name="ro1">
          <table:table-cell office:value-type="float" office:value="0.0080457" calcext:value-type="float">
            <text:p>0.0080457</text:p>
          </table:table-cell>
          <table:table-cell office:value-type="float" office:value="0.4428" calcext:value-type="float">
            <text:p>0.4428</text:p>
          </table:table-cell>
          <table:table-cell office:value-type="float" office:value="-0.057053" calcext:value-type="float">
            <text:p>-0.057053</text:p>
          </table:table-cell>
        </table:table-row>
        <table:table-row table:style-name="ro1">
          <table:table-cell office:value-type="float" office:value="0.0084584" calcext:value-type="float">
            <text:p>0.0084584</text:p>
          </table:table-cell>
          <table:table-cell office:value-type="float" office:value="0.48084" calcext:value-type="float">
            <text:p>0.48084</text:p>
          </table:table-cell>
          <table:table-cell office:value-type="float" office:value="-0.061932" calcext:value-type="float">
            <text:p>-0.061932</text:p>
          </table:table-cell>
        </table:table-row>
        <table:table-row table:style-name="ro1">
          <table:table-cell office:value-type="float" office:value="0.0088921" calcext:value-type="float">
            <text:p>0.0088921</text:p>
          </table:table-cell>
          <table:table-cell office:value-type="float" office:value="0.52178" calcext:value-type="float">
            <text:p>0.52178</text:p>
          </table:table-cell>
          <table:table-cell office:value-type="float" office:value="-0.067178" calcext:value-type="float">
            <text:p>-0.067178</text:p>
          </table:table-cell>
        </table:table-row>
        <table:table-row table:style-name="ro1">
          <table:table-cell office:value-type="float" office:value="0.0093481" calcext:value-type="float">
            <text:p>0.0093481</text:p>
          </table:table-cell>
          <table:table-cell office:value-type="float" office:value="0.56576" calcext:value-type="float">
            <text:p>0.56576</text:p>
          </table:table-cell>
          <table:table-cell office:value-type="float" office:value="-0.072812" calcext:value-type="float">
            <text:p>-0.072812</text:p>
          </table:table-cell>
        </table:table-row>
        <table:table-row table:style-name="ro1">
          <table:table-cell office:value-type="float" office:value="0.0098275" calcext:value-type="float">
            <text:p>0.0098275</text:p>
          </table:table-cell>
          <table:table-cell office:value-type="float" office:value="0.61296" calcext:value-type="float">
            <text:p>0.61296</text:p>
          </table:table-cell>
          <table:table-cell office:value-type="float" office:value="-0.078853" calcext:value-type="float">
            <text:p>-0.078853</text:p>
          </table:table-cell>
        </table:table-row>
        <table:table-row table:style-name="ro1">
          <table:table-cell office:value-type="float" office:value="0.010332" calcext:value-type="float">
            <text:p>0.010332</text:p>
          </table:table-cell>
          <table:table-cell office:value-type="float" office:value="0.66353" calcext:value-type="float">
            <text:p>0.66353</text:p>
          </table:table-cell>
          <table:table-cell office:value-type="float" office:value="-0.085323" calcext:value-type="float">
            <text:p>-0.085323</text:p>
          </table:table-cell>
        </table:table-row>
        <table:table-row table:style-name="ro1">
          <table:table-cell office:value-type="float" office:value="0.010861" calcext:value-type="float">
            <text:p>0.010861</text:p>
          </table:table-cell>
          <table:table-cell office:value-type="float" office:value="0.71764" calcext:value-type="float">
            <text:p>0.71764</text:p>
          </table:table-cell>
          <table:table-cell office:value-type="float" office:value="-0.092241" calcext:value-type="float">
            <text:p>-0.092241</text:p>
          </table:table-cell>
        </table:table-row>
        <table:table-row table:style-name="ro1">
          <table:table-cell office:value-type="float" office:value="0.011418" calcext:value-type="float">
            <text:p>0.011418</text:p>
          </table:table-cell>
          <table:table-cell office:value-type="float" office:value="0.77545" calcext:value-type="float">
            <text:p>0.77545</text:p>
          </table:table-cell>
          <table:table-cell office:value-type="float" office:value="-0.099626" calcext:value-type="float">
            <text:p>-0.099626</text:p>
          </table:table-cell>
        </table:table-row>
        <table:table-row table:style-name="ro1">
          <table:table-cell office:value-type="float" office:value="0.012004" calcext:value-type="float">
            <text:p>0.012004</text:p>
          </table:table-cell>
          <table:table-cell office:value-type="float" office:value="0.83709" calcext:value-type="float">
            <text:p>0.83709</text:p>
          </table:table-cell>
          <table:table-cell office:value-type="float" office:value="-0.1075" calcext:value-type="float">
            <text:p>-0.1075</text:p>
          </table:table-cell>
        </table:table-row>
        <table:table-row table:style-name="ro1">
          <table:table-cell office:value-type="float" office:value="0.012619" calcext:value-type="float">
            <text:p>0.012619</text:p>
          </table:table-cell>
          <table:table-cell office:value-type="float" office:value="0.9027" calcext:value-type="float">
            <text:p>0.9027</text:p>
          </table:table-cell>
          <table:table-cell office:value-type="float" office:value="-0.11587" calcext:value-type="float">
            <text:p>-0.11587</text:p>
          </table:table-cell>
        </table:table-row>
        <table:table-row table:style-name="ro1">
          <table:table-cell office:value-type="float" office:value="0.013266" calcext:value-type="float">
            <text:p>0.013266</text:p>
          </table:table-cell>
          <table:table-cell office:value-type="float" office:value="0.9724" calcext:value-type="float">
            <text:p>0.9724</text:p>
          </table:table-cell>
          <table:table-cell office:value-type="float" office:value="-0.12475" calcext:value-type="float">
            <text:p>-0.12475</text:p>
          </table:table-cell>
        </table:table-row>
        <table:table-row table:style-name="ro1">
          <table:table-cell office:value-type="float" office:value="0.013947" calcext:value-type="float">
            <text:p>0.013947</text:p>
          </table:table-cell>
          <table:table-cell office:value-type="float" office:value="1.0463" calcext:value-type="float">
            <text:p>1.0463</text:p>
          </table:table-cell>
          <table:table-cell office:value-type="float" office:value="-0.13417" calcext:value-type="float">
            <text:p>-0.13417</text:p>
          </table:table-cell>
        </table:table-row>
        <table:table-row table:style-name="ro1">
          <table:table-cell office:value-type="float" office:value="0.014662" calcext:value-type="float">
            <text:p>0.014662</text:p>
          </table:table-cell>
          <table:table-cell office:value-type="float" office:value="1.1245" calcext:value-type="float">
            <text:p>1.1245</text:p>
          </table:table-cell>
          <table:table-cell office:value-type="float" office:value="-0.14412" calcext:value-type="float">
            <text:p>-0.14412</text:p>
          </table:table-cell>
        </table:table-row>
        <table:table-row table:style-name="ro1">
          <table:table-cell office:value-type="float" office:value="0.015414" calcext:value-type="float">
            <text:p>0.015414</text:p>
          </table:table-cell>
          <table:table-cell office:value-type="float" office:value="1.207" calcext:value-type="float">
            <text:p>1.207</text:p>
          </table:table-cell>
          <table:table-cell office:value-type="float" office:value="-0.15462" calcext:value-type="float">
            <text:p>-0.15462</text:p>
          </table:table-cell>
        </table:table-row>
        <table:table-row table:style-name="ro1">
          <table:table-cell office:value-type="float" office:value="0.016204" calcext:value-type="float">
            <text:p>0.016204</text:p>
          </table:table-cell>
          <table:table-cell office:value-type="float" office:value="1.2938" calcext:value-type="float">
            <text:p>1.2938</text:p>
          </table:table-cell>
          <table:table-cell office:value-type="float" office:value="-0.16566" calcext:value-type="float">
            <text:p>-0.16566</text:p>
          </table:table-cell>
        </table:table-row>
        <table:table-row table:style-name="ro1">
          <table:table-cell office:value-type="float" office:value="0.017035" calcext:value-type="float">
            <text:p>0.017035</text:p>
          </table:table-cell>
          <table:table-cell office:value-type="float" office:value="1.385" calcext:value-type="float">
            <text:p>1.385</text:p>
          </table:table-cell>
          <table:table-cell office:value-type="float" office:value="-0.17724" calcext:value-type="float">
            <text:p>-0.17724</text:p>
          </table:table-cell>
        </table:table-row>
        <table:table-row table:style-name="ro1">
          <table:table-cell office:value-type="float" office:value="0.017909" calcext:value-type="float">
            <text:p>0.017909</text:p>
          </table:table-cell>
          <table:table-cell office:value-type="float" office:value="1.4805" calcext:value-type="float">
            <text:p>1.4805</text:p>
          </table:table-cell>
          <table:table-cell office:value-type="float" office:value="-0.18936" calcext:value-type="float">
            <text:p>-0.18936</text:p>
          </table:table-cell>
        </table:table-row>
        <table:table-row table:style-name="ro1">
          <table:table-cell office:value-type="float" office:value="0.018827" calcext:value-type="float">
            <text:p>0.018827</text:p>
          </table:table-cell>
          <table:table-cell office:value-type="float" office:value="1.5801" calcext:value-type="float">
            <text:p>1.5801</text:p>
          </table:table-cell>
          <table:table-cell office:value-type="float" office:value="-0.20199" calcext:value-type="float">
            <text:p>-0.20199</text:p>
          </table:table-cell>
        </table:table-row>
        <table:table-row table:style-name="ro1">
          <table:table-cell office:value-type="float" office:value="0.019792" calcext:value-type="float">
            <text:p>0.019792</text:p>
          </table:table-cell>
          <table:table-cell office:value-type="float" office:value="1.6837" calcext:value-type="float">
            <text:p>1.6837</text:p>
          </table:table-cell>
          <table:table-cell office:value-type="float" office:value="-0.21513" calcext:value-type="float">
            <text:p>-0.21513</text:p>
          </table:table-cell>
        </table:table-row>
        <table:table-row table:style-name="ro1">
          <table:table-cell office:value-type="float" office:value="0.020807" calcext:value-type="float">
            <text:p>0.020807</text:p>
          </table:table-cell>
          <table:table-cell office:value-type="float" office:value="1.7911" calcext:value-type="float">
            <text:p>1.7911</text:p>
          </table:table-cell>
          <table:table-cell office:value-type="float" office:value="-0.22873" calcext:value-type="float">
            <text:p>-0.22873</text:p>
          </table:table-cell>
        </table:table-row>
        <table:table-row table:style-name="ro1">
          <table:table-cell office:value-type="float" office:value="0.021874" calcext:value-type="float">
            <text:p>0.021874</text:p>
          </table:table-cell>
          <table:table-cell office:value-type="float" office:value="1.902" calcext:value-type="float">
            <text:p>1.902</text:p>
          </table:table-cell>
          <table:table-cell office:value-type="float" office:value="-0.24277" calcext:value-type="float">
            <text:p>-0.24277</text:p>
          </table:table-cell>
        </table:table-row>
        <table:table-row table:style-name="ro1">
          <table:table-cell office:value-type="float" office:value="0.022996" calcext:value-type="float">
            <text:p>0.022996</text:p>
          </table:table-cell>
          <table:table-cell office:value-type="float" office:value="2.016" calcext:value-type="float">
            <text:p>2.016</text:p>
          </table:table-cell>
          <table:table-cell office:value-type="float" office:value="-0.25718" calcext:value-type="float">
            <text:p>-0.25718</text:p>
          </table:table-cell>
        </table:table-row>
        <table:table-row table:style-name="ro1">
          <table:table-cell office:value-type="float" office:value="0.024175" calcext:value-type="float">
            <text:p>0.024175</text:p>
          </table:table-cell>
          <table:table-cell office:value-type="float" office:value="2.1326" calcext:value-type="float">
            <text:p>2.1326</text:p>
          </table:table-cell>
          <table:table-cell office:value-type="float" office:value="-0.27193" calcext:value-type="float">
            <text:p>-0.27193</text:p>
          </table:table-cell>
        </table:table-row>
        <table:table-row table:style-name="ro1">
          <table:table-cell office:value-type="float" office:value="0.025414" calcext:value-type="float">
            <text:p>0.025414</text:p>
          </table:table-cell>
          <table:table-cell office:value-type="float" office:value="2.2514" calcext:value-type="float">
            <text:p>2.2514</text:p>
          </table:table-cell>
          <table:table-cell office:value-type="float" office:value="-0.28693" calcext:value-type="float">
            <text:p>-0.28693</text:p>
          </table:table-cell>
        </table:table-row>
        <table:table-row table:style-name="ro1">
          <table:table-cell office:value-type="float" office:value="0.026717" calcext:value-type="float">
            <text:p>0.026717</text:p>
          </table:table-cell>
          <table:table-cell office:value-type="float" office:value="2.3717" calcext:value-type="float">
            <text:p>2.3717</text:p>
          </table:table-cell>
          <table:table-cell office:value-type="float" office:value="-0.3021" calcext:value-type="float">
            <text:p>-0.3021</text:p>
          </table:table-cell>
        </table:table-row>
        <table:table-row table:style-name="ro1">
          <table:table-cell office:value-type="float" office:value="0.028087" calcext:value-type="float">
            <text:p>0.028087</text:p>
          </table:table-cell>
          <table:table-cell office:value-type="float" office:value="2.4927" calcext:value-type="float">
            <text:p>2.4927</text:p>
          </table:table-cell>
          <table:table-cell office:value-type="float" office:value="-0.31736" calcext:value-type="float">
            <text:p>-0.31736</text:p>
          </table:table-cell>
        </table:table-row>
        <table:table-row table:style-name="ro1">
          <table:table-cell office:value-type="float" office:value="0.029528" calcext:value-type="float">
            <text:p>0.029528</text:p>
          </table:table-cell>
          <table:table-cell office:value-type="float" office:value="2.6136" calcext:value-type="float">
            <text:p>2.6136</text:p>
          </table:table-cell>
          <table:table-cell office:value-type="float" office:value="-0.3326" calcext:value-type="float">
            <text:p>-0.3326</text:p>
          </table:table-cell>
        </table:table-row>
        <table:table-row table:style-name="ro1">
          <table:table-cell office:value-type="float" office:value="0.031042" calcext:value-type="float">
            <text:p>0.031042</text:p>
          </table:table-cell>
          <table:table-cell office:value-type="float" office:value="2.7336" calcext:value-type="float">
            <text:p>2.7336</text:p>
          </table:table-cell>
          <table:table-cell office:value-type="float" office:value="-0.34771" calcext:value-type="float">
            <text:p>-0.34771</text:p>
          </table:table-cell>
        </table:table-row>
        <table:table-row table:style-name="ro1">
          <table:table-cell office:value-type="float" office:value="0.032633" calcext:value-type="float">
            <text:p>0.032633</text:p>
          </table:table-cell>
          <table:table-cell office:value-type="float" office:value="2.8515" calcext:value-type="float">
            <text:p>2.8515</text:p>
          </table:table-cell>
          <table:table-cell office:value-type="float" office:value="-0.36254" calcext:value-type="float">
            <text:p>-0.36254</text:p>
          </table:table-cell>
        </table:table-row>
        <table:table-row table:style-name="ro1">
          <table:table-cell office:value-type="float" office:value="0.034306" calcext:value-type="float">
            <text:p>0.034306</text:p>
          </table:table-cell>
          <table:table-cell office:value-type="float" office:value="2.9663" calcext:value-type="float">
            <text:p>2.9663</text:p>
          </table:table-cell>
          <table:table-cell office:value-type="float" office:value="-0.37697" calcext:value-type="float">
            <text:p>-0.37697</text:p>
          </table:table-cell>
        </table:table-row>
        <table:table-row table:style-name="ro1">
          <table:table-cell office:value-type="float" office:value="0.036065" calcext:value-type="float">
            <text:p>0.036065</text:p>
          </table:table-cell>
          <table:table-cell office:value-type="float" office:value="3.0767" calcext:value-type="float">
            <text:p>3.0767</text:p>
          </table:table-cell>
          <table:table-cell office:value-type="float" office:value="-0.39084" calcext:value-type="float">
            <text:p>-0.39084</text:p>
          </table:table-cell>
        </table:table-row>
        <table:table-row table:style-name="ro1">
          <table:table-cell office:value-type="float" office:value="0.037915" calcext:value-type="float">
            <text:p>0.037915</text:p>
          </table:table-cell>
          <table:table-cell office:value-type="float" office:value="3.1814" calcext:value-type="float">
            <text:p>3.1814</text:p>
          </table:table-cell>
          <table:table-cell office:value-type="float" office:value="-0.40399" calcext:value-type="float">
            <text:p>-0.40399</text:p>
          </table:table-cell>
        </table:table-row>
        <table:table-row table:style-name="ro1">
          <table:table-cell office:value-type="float" office:value="0.039859" calcext:value-type="float">
            <text:p>0.039859</text:p>
          </table:table-cell>
          <table:table-cell office:value-type="float" office:value="3.2792" calcext:value-type="float">
            <text:p>3.2792</text:p>
          </table:table-cell>
          <table:table-cell office:value-type="float" office:value="-0.41625" calcext:value-type="float">
            <text:p>-0.41625</text:p>
          </table:table-cell>
        </table:table-row>
        <table:table-row table:style-name="ro1">
          <table:table-cell office:value-type="float" office:value="0.041902" calcext:value-type="float">
            <text:p>0.041902</text:p>
          </table:table-cell>
          <table:table-cell office:value-type="float" office:value="3.3685" calcext:value-type="float">
            <text:p>3.3685</text:p>
          </table:table-cell>
          <table:table-cell office:value-type="float" office:value="-0.42743" calcext:value-type="float">
            <text:p>-0.42743</text:p>
          </table:table-cell>
        </table:table-row>
        <table:table-row table:style-name="ro1">
          <table:table-cell office:value-type="float" office:value="0.044051" calcext:value-type="float">
            <text:p>0.044051</text:p>
          </table:table-cell>
          <table:table-cell office:value-type="float" office:value="3.448" calcext:value-type="float">
            <text:p>3.448</text:p>
          </table:table-cell>
          <table:table-cell office:value-type="float" office:value="-0.43736" calcext:value-type="float">
            <text:p>-0.43736</text:p>
          </table:table-cell>
        </table:table-row>
        <table:table-row table:style-name="ro1">
          <table:table-cell office:value-type="float" office:value="0.04631" calcext:value-type="float">
            <text:p>0.04631</text:p>
          </table:table-cell>
          <table:table-cell office:value-type="float" office:value="3.5161" calcext:value-type="float">
            <text:p>3.5161</text:p>
          </table:table-cell>
          <table:table-cell office:value-type="float" office:value="-0.44586" calcext:value-type="float">
            <text:p>-0.44586</text:p>
          </table:table-cell>
        </table:table-row>
        <table:table-row table:style-name="ro1">
          <table:table-cell office:value-type="float" office:value="0.048684" calcext:value-type="float">
            <text:p>0.048684</text:p>
          </table:table-cell>
          <table:table-cell office:value-type="float" office:value="3.5716" calcext:value-type="float">
            <text:p>3.5716</text:p>
          </table:table-cell>
          <table:table-cell office:value-type="float" office:value="-0.45275" calcext:value-type="float">
            <text:p>-0.45275</text:p>
          </table:table-cell>
        </table:table-row>
        <table:table-row table:style-name="ro1">
          <table:table-cell office:value-type="float" office:value="0.05118" calcext:value-type="float">
            <text:p>0.05118</text:p>
          </table:table-cell>
          <table:table-cell office:value-type="float" office:value="3.6129" calcext:value-type="float">
            <text:p>3.6129</text:p>
          </table:table-cell>
          <table:table-cell office:value-type="float" office:value="-0.45786" calcext:value-type="float">
            <text:p>-0.45786</text:p>
          </table:table-cell>
        </table:table-row>
        <table:table-row table:style-name="ro1">
          <table:table-cell office:value-type="float" office:value="0.053804" calcext:value-type="float">
            <text:p>0.053804</text:p>
          </table:table-cell>
          <table:table-cell office:value-type="float" office:value="3.6388" calcext:value-type="float">
            <text:p>3.6388</text:p>
          </table:table-cell>
          <table:table-cell office:value-type="float" office:value="-0.46102" calcext:value-type="float">
            <text:p>-0.46102</text:p>
          </table:table-cell>
        </table:table-row>
        <table:table-row table:style-name="ro1">
          <table:table-cell office:value-type="float" office:value="0.056563" calcext:value-type="float">
            <text:p>0.056563</text:p>
          </table:table-cell>
          <table:table-cell office:value-type="float" office:value="3.6482" calcext:value-type="float">
            <text:p>3.6482</text:p>
          </table:table-cell>
          <table:table-cell office:value-type="float" office:value="-0.46209" calcext:value-type="float">
            <text:p>-0.46209</text:p>
          </table:table-cell>
        </table:table-row>
        <table:table-row table:style-name="ro1">
          <table:table-cell office:value-type="float" office:value="0.059463" calcext:value-type="float">
            <text:p>0.059463</text:p>
          </table:table-cell>
          <table:table-cell office:value-type="float" office:value="3.6401" calcext:value-type="float">
            <text:p>3.6401</text:p>
          </table:table-cell>
          <table:table-cell office:value-type="float" office:value="-0.46095" calcext:value-type="float">
            <text:p>-0.46095</text:p>
          </table:table-cell>
        </table:table-row>
        <table:table-row table:style-name="ro1">
          <table:table-cell office:value-type="float" office:value="0.062512" calcext:value-type="float">
            <text:p>0.062512</text:p>
          </table:table-cell>
          <table:table-cell office:value-type="float" office:value="3.6137" calcext:value-type="float">
            <text:p>3.6137</text:p>
          </table:table-cell>
          <table:table-cell office:value-type="float" office:value="-0.45751" calcext:value-type="float">
            <text:p>-0.45751</text:p>
          </table:table-cell>
        </table:table-row>
        <table:table-row table:style-name="ro1">
          <table:table-cell office:value-type="float" office:value="0.065717" calcext:value-type="float">
            <text:p>0.065717</text:p>
          </table:table-cell>
          <table:table-cell office:value-type="float" office:value="3.5685" calcext:value-type="float">
            <text:p>3.5685</text:p>
          </table:table-cell>
          <table:table-cell office:value-type="float" office:value="-0.45169" calcext:value-type="float">
            <text:p>-0.45169</text:p>
          </table:table-cell>
        </table:table-row>
        <table:table-row table:style-name="ro1">
          <table:table-cell office:value-type="float" office:value="0.069087" calcext:value-type="float">
            <text:p>0.069087</text:p>
          </table:table-cell>
          <table:table-cell office:value-type="float" office:value="3.5041" calcext:value-type="float">
            <text:p>3.5041</text:p>
          </table:table-cell>
          <table:table-cell office:value-type="float" office:value="-0.44346" calcext:value-type="float">
            <text:p>-0.44346</text:p>
          </table:table-cell>
        </table:table-row>
        <table:table-row table:style-name="ro1">
          <table:table-cell office:value-type="float" office:value="0.072629" calcext:value-type="float">
            <text:p>0.072629</text:p>
          </table:table-cell>
          <table:table-cell office:value-type="float" office:value="3.4208" calcext:value-type="float">
            <text:p>3.4208</text:p>
          </table:table-cell>
          <table:table-cell office:value-type="float" office:value="-0.43284" calcext:value-type="float">
            <text:p>-0.43284</text:p>
          </table:table-cell>
        </table:table-row>
        <table:table-row table:style-name="ro1">
          <table:table-cell office:value-type="float" office:value="0.076353" calcext:value-type="float">
            <text:p>0.076353</text:p>
          </table:table-cell>
          <table:table-cell office:value-type="float" office:value="3.3189" calcext:value-type="float">
            <text:p>3.3189</text:p>
          </table:table-cell>
          <table:table-cell office:value-type="float" office:value="-0.41988" calcext:value-type="float">
            <text:p>-0.41988</text:p>
          </table:table-cell>
        </table:table-row>
        <table:table-row table:style-name="ro1">
          <table:table-cell office:value-type="float" office:value="0.080268" calcext:value-type="float">
            <text:p>0.080268</text:p>
          </table:table-cell>
          <table:table-cell office:value-type="float" office:value="3.1992" calcext:value-type="float">
            <text:p>3.1992</text:p>
          </table:table-cell>
          <table:table-cell office:value-type="float" office:value="-0.40467" calcext:value-type="float">
            <text:p>-0.40467</text:p>
          </table:table-cell>
        </table:table-row>
        <table:table-row table:style-name="ro1">
          <table:table-cell office:value-type="float" office:value="0.084383" calcext:value-type="float">
            <text:p>0.084383</text:p>
          </table:table-cell>
          <table:table-cell office:value-type="float" office:value="3.0628" calcext:value-type="float">
            <text:p>3.0628</text:p>
          </table:table-cell>
          <table:table-cell office:value-type="float" office:value="-0.38737" calcext:value-type="float">
            <text:p>-0.38737</text:p>
          </table:table-cell>
        </table:table-row>
        <table:table-row table:style-name="ro1">
          <table:table-cell office:value-type="float" office:value="0.08871" calcext:value-type="float">
            <text:p>0.08871</text:p>
          </table:table-cell>
          <table:table-cell office:value-type="float" office:value="2.9113" calcext:value-type="float">
            <text:p>2.9113</text:p>
          </table:table-cell>
          <table:table-cell office:value-type="float" office:value="-0.36815" calcext:value-type="float">
            <text:p>-0.36815</text:p>
          </table:table-cell>
        </table:table-row>
        <table:table-row table:style-name="ro1">
          <table:table-cell office:value-type="float" office:value="0.093258" calcext:value-type="float">
            <text:p>0.093258</text:p>
          </table:table-cell>
          <table:table-cell office:value-type="float" office:value="2.7465" calcext:value-type="float">
            <text:p>2.7465</text:p>
          </table:table-cell>
          <table:table-cell office:value-type="float" office:value="-0.34727" calcext:value-type="float">
            <text:p>-0.34727</text:p>
          </table:table-cell>
        </table:table-row>
        <table:table-row table:style-name="ro1">
          <table:table-cell office:value-type="float" office:value="0.09804" calcext:value-type="float">
            <text:p>0.09804</text:p>
          </table:table-cell>
          <table:table-cell office:value-type="float" office:value="2.5705" calcext:value-type="float">
            <text:p>2.5705</text:p>
          </table:table-cell>
          <table:table-cell office:value-type="float" office:value="-0.32498" calcext:value-type="float">
            <text:p>-0.32498</text:p>
          </table:table-cell>
        </table:table-row>
        <table:table-row table:style-name="ro1">
          <table:table-cell office:value-type="float" office:value="0.10307" calcext:value-type="float">
            <text:p>0.10307</text:p>
          </table:table-cell>
          <table:table-cell office:value-type="float" office:value="2.3857" calcext:value-type="float">
            <text:p>2.3857</text:p>
          </table:table-cell>
          <table:table-cell office:value-type="float" office:value="-0.30159" calcext:value-type="float">
            <text:p>-0.30159</text:p>
          </table:table-cell>
        </table:table-row>
        <table:table-row table:style-name="ro1">
          <table:table-cell office:value-type="float" office:value="0.10835" calcext:value-type="float">
            <text:p>0.10835</text:p>
          </table:table-cell>
          <table:table-cell office:value-type="float" office:value="2.195" calcext:value-type="float">
            <text:p>2.195</text:p>
          </table:table-cell>
          <table:table-cell office:value-type="float" office:value="-0.27745" calcext:value-type="float">
            <text:p>-0.27745</text:p>
          </table:table-cell>
        </table:table-row>
        <table:table-row table:style-name="ro1">
          <table:table-cell office:value-type="float" office:value="0.11391" calcext:value-type="float">
            <text:p>0.11391</text:p>
          </table:table-cell>
          <table:table-cell office:value-type="float" office:value="2.0009" calcext:value-type="float">
            <text:p>2.0009</text:p>
          </table:table-cell>
          <table:table-cell office:value-type="float" office:value="-0.2529" calcext:value-type="float">
            <text:p>-0.2529</text:p>
          </table:table-cell>
        </table:table-row>
        <table:table-row table:style-name="ro1">
          <table:table-cell office:value-type="float" office:value="0.11975" calcext:value-type="float">
            <text:p>0.11975</text:p>
          </table:table-cell>
          <table:table-cell office:value-type="float" office:value="1.8064" calcext:value-type="float">
            <text:p>1.8064</text:p>
          </table:table-cell>
          <table:table-cell office:value-type="float" office:value="-0.2283" calcext:value-type="float">
            <text:p>-0.2283</text:p>
          </table:table-cell>
        </table:table-row>
        <table:table-row table:style-name="ro1">
          <table:table-cell office:value-type="float" office:value="0.12589" calcext:value-type="float">
            <text:p>0.12589</text:p>
          </table:table-cell>
          <table:table-cell office:value-type="float" office:value="1.6143" calcext:value-type="float">
            <text:p>1.6143</text:p>
          </table:table-cell>
          <table:table-cell office:value-type="float" office:value="-0.204" calcext:value-type="float">
            <text:p>-0.204</text:p>
          </table:table-cell>
        </table:table-row>
        <table:table-row table:style-name="ro1">
          <table:table-cell office:value-type="float" office:value="0.13234" calcext:value-type="float">
            <text:p>0.13234</text:p>
          </table:table-cell>
          <table:table-cell office:value-type="float" office:value="1.4272" calcext:value-type="float">
            <text:p>1.4272</text:p>
          </table:table-cell>
          <table:table-cell office:value-type="float" office:value="-0.18035" calcext:value-type="float">
            <text:p>-0.18035</text:p>
          </table:table-cell>
        </table:table-row>
        <table:table-row table:style-name="ro1">
          <table:table-cell office:value-type="float" office:value="0.13913" calcext:value-type="float">
            <text:p>0.13913</text:p>
          </table:table-cell>
          <table:table-cell office:value-type="float" office:value="1.2477" calcext:value-type="float">
            <text:p>1.2477</text:p>
          </table:table-cell>
          <table:table-cell office:value-type="float" office:value="-0.15765" calcext:value-type="float">
            <text:p>-0.15765</text:p>
          </table:table-cell>
        </table:table-row>
        <table:table-row table:style-name="ro1">
          <table:table-cell office:value-type="float" office:value="0.14626" calcext:value-type="float">
            <text:p>0.14626</text:p>
          </table:table-cell>
          <table:table-cell office:value-type="float" office:value="1.0779" calcext:value-type="float">
            <text:p>1.0779</text:p>
          </table:table-cell>
          <table:table-cell office:value-type="float" office:value="-0.13619" calcext:value-type="float">
            <text:p>-0.13619</text:p>
          </table:table-cell>
        </table:table-row>
        <table:table-row table:style-name="ro1">
          <table:table-cell office:value-type="float" office:value="0.15376" calcext:value-type="float">
            <text:p>0.15376</text:p>
          </table:table-cell>
          <table:table-cell office:value-type="float" office:value="0.91969" calcext:value-type="float">
            <text:p>0.91969</text:p>
          </table:table-cell>
          <table:table-cell office:value-type="float" office:value="-0.11619" calcext:value-type="float">
            <text:p>-0.11619</text:p>
          </table:table-cell>
        </table:table-row>
        <table:table-row table:style-name="ro1">
          <table:table-cell office:value-type="float" office:value="0.16164" calcext:value-type="float">
            <text:p>0.16164</text:p>
          </table:table-cell>
          <table:table-cell office:value-type="float" office:value="0.7745" calcext:value-type="float">
            <text:p>0.7745</text:p>
          </table:table-cell>
          <table:table-cell office:value-type="float" office:value="-0.097846" calcext:value-type="float">
            <text:p>-0.097846</text:p>
          </table:table-cell>
        </table:table-row>
        <table:table-row table:style-name="ro1">
          <table:table-cell office:value-type="float" office:value="0.16993" calcext:value-type="float">
            <text:p>0.16993</text:p>
          </table:table-cell>
          <table:table-cell office:value-type="float" office:value="0.64331" calcext:value-type="float">
            <text:p>0.64331</text:p>
          </table:table-cell>
          <table:table-cell office:value-type="float" office:value="-0.081269" calcext:value-type="float">
            <text:p>-0.081269</text:p>
          </table:table-cell>
        </table:table-row>
        <table:table-row table:style-name="ro1">
          <table:table-cell office:value-type="float" office:value="0.17864" calcext:value-type="float">
            <text:p>0.17864</text:p>
          </table:table-cell>
          <table:table-cell office:value-type="float" office:value="0.52667" calcext:value-type="float">
            <text:p>0.52667</text:p>
          </table:table-cell>
          <table:table-cell office:value-type="float" office:value="-0.066531" calcext:value-type="float">
            <text:p>-0.066531</text:p>
          </table:table-cell>
        </table:table-row>
        <table:table-row table:style-name="ro1">
          <table:table-cell office:value-type="float" office:value="0.1878" calcext:value-type="float">
            <text:p>0.1878</text:p>
          </table:table-cell>
          <table:table-cell office:value-type="float" office:value="0.42467" calcext:value-type="float">
            <text:p>0.42467</text:p>
          </table:table-cell>
          <table:table-cell office:value-type="float" office:value="-0.053644" calcext:value-type="float">
            <text:p>-0.053644</text:p>
          </table:table-cell>
        </table:table-row>
        <table:table-row table:style-name="ro1">
          <table:table-cell office:value-type="float" office:value="0.19743" calcext:value-type="float">
            <text:p>0.19743</text:p>
          </table:table-cell>
          <table:table-cell office:value-type="float" office:value="0.337" calcext:value-type="float">
            <text:p>0.337</text:p>
          </table:table-cell>
          <table:table-cell office:value-type="float" office:value="-0.042567" calcext:value-type="float">
            <text:p>-0.042567</text:p>
          </table:table-cell>
        </table:table-row>
        <table:table-row table:style-name="ro1">
          <table:table-cell office:value-type="float" office:value="0.20755" calcext:value-type="float">
            <text:p>0.20755</text:p>
          </table:table-cell>
          <table:table-cell office:value-type="float" office:value="0.26296" calcext:value-type="float">
            <text:p>0.26296</text:p>
          </table:table-cell>
          <table:table-cell office:value-type="float" office:value="-0.033214" calcext:value-type="float">
            <text:p>-0.033214</text:p>
          </table:table-cell>
        </table:table-row>
        <table:table-row table:style-name="ro1">
          <table:table-cell office:value-type="float" office:value="0.21819" calcext:value-type="float">
            <text:p>0.21819</text:p>
          </table:table-cell>
          <table:table-cell office:value-type="float" office:value="0.2016" calcext:value-type="float">
            <text:p>0.2016</text:p>
          </table:table-cell>
          <table:table-cell office:value-type="float" office:value="-0.025463" calcext:value-type="float">
            <text:p>-0.025463</text:p>
          </table:table-cell>
        </table:table-row>
        <table:table-row table:style-name="ro1">
          <table:table-cell office:value-type="float" office:value="0.22938" calcext:value-type="float">
            <text:p>0.22938</text:p>
          </table:table-cell>
          <table:table-cell office:value-type="float" office:value="0.15171" calcext:value-type="float">
            <text:p>0.15171</text:p>
          </table:table-cell>
          <table:table-cell office:value-type="float" office:value="-0.019161" calcext:value-type="float">
            <text:p>-0.019161</text:p>
          </table:table-cell>
        </table:table-row>
        <table:table-row table:style-name="ro1">
          <table:table-cell office:value-type="float" office:value="0.24114" calcext:value-type="float">
            <text:p>0.24114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-0.01414" calcext:value-type="float">
            <text:p>-0.01414</text:p>
          </table:table-cell>
        </table:table-row>
        <table:table-row table:style-name="ro1">
          <table:table-cell office:value-type="float" office:value="0.25351" calcext:value-type="float">
            <text:p>0.25351</text:p>
          </table:table-cell>
          <table:table-cell office:value-type="float" office:value="0.080943" calcext:value-type="float">
            <text:p>0.080943</text:p>
          </table:table-cell>
          <table:table-cell office:value-type="float" office:value="-0.010223" calcext:value-type="float">
            <text:p>-0.010223</text:p>
          </table:table-cell>
        </table:table-row>
        <table:table-row table:style-name="ro1">
          <table:table-cell office:value-type="float" office:value="0.2665" calcext:value-type="float">
            <text:p>0.2665</text:p>
          </table:table-cell>
          <table:table-cell office:value-type="float" office:value="0.057271" calcext:value-type="float">
            <text:p>0.057271</text:p>
          </table:table-cell>
          <table:table-cell office:value-type="float" office:value="-0.0072327" calcext:value-type="float">
            <text:p>-0.0072327</text:p>
          </table:table-cell>
        </table:table-row>
        <table:table-row table:style-name="ro1">
          <table:table-cell office:value-type="float" office:value="0.28017" calcext:value-type="float">
            <text:p>0.28017</text:p>
          </table:table-cell>
          <table:table-cell office:value-type="float" office:value="0.039612" calcext:value-type="float">
            <text:p>0.039612</text:p>
          </table:table-cell>
          <table:table-cell office:value-type="float" office:value="-0.0050025" calcext:value-type="float">
            <text:p>-0.0050025</text:p>
          </table:table-cell>
        </table:table-row>
        <table:table-row table:style-name="ro1">
          <table:table-cell office:value-type="float" office:value="0.29453" calcext:value-type="float">
            <text:p>0.29453</text:p>
          </table:table-cell>
          <table:table-cell office:value-type="float" office:value="0.026752" calcext:value-type="float">
            <text:p>0.026752</text:p>
          </table:table-cell>
          <table:table-cell office:value-type="float" office:value="-0.0033784" calcext:value-type="float">
            <text:p>-0.0033784</text:p>
          </table:table-cell>
        </table:table-row>
        <table:table-row table:style-name="ro1">
          <table:table-cell office:value-type="float" office:value="0.30963" calcext:value-type="float">
            <text:p>0.30963</text:p>
          </table:table-cell>
          <table:table-cell office:value-type="float" office:value="0.01762" calcext:value-type="float">
            <text:p>0.01762</text:p>
          </table:table-cell>
          <table:table-cell office:value-type="float" office:value="-0.0022251" calcext:value-type="float">
            <text:p>-0.0022251</text:p>
          </table:table-cell>
        </table:table-row>
        <table:table-row table:style-name="ro1">
          <table:table-cell office:value-type="float" office:value="0.32551" calcext:value-type="float">
            <text:p>0.32551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-0.0014273" calcext:value-type="float">
            <text:p>-0.0014273</text:p>
          </table:table-cell>
        </table:table-row>
        <table:table-row table:style-name="ro1">
          <table:table-cell office:value-type="float" office:value="0.3422" calcext:value-type="float">
            <text:p>0.3422</text:p>
          </table:table-cell>
          <table:table-cell office:value-type="float" office:value="0.0070526" calcext:value-type="float">
            <text:p>0.0070526</text:p>
          </table:table-cell>
          <table:table-cell office:value-type="float" office:value="-0.00089058" calcext:value-type="float">
            <text:p>-0.00089058</text:p>
          </table:table-cell>
        </table:table-row>
        <table:table-row table:style-name="ro1">
          <table:table-cell office:value-type="float" office:value="0.35974" calcext:value-type="float">
            <text:p>0.35974</text:p>
          </table:table-cell>
          <table:table-cell office:value-type="float" office:value="0.0042742" calcext:value-type="float">
            <text:p>0.0042742</text:p>
          </table:table-cell>
          <table:table-cell office:value-type="float" office:value="-0.00053972" calcext:value-type="float">
            <text:p>-0.00053972</text:p>
          </table:table-cell>
        </table:table-row>
        <table:table-row table:style-name="ro1">
          <table:table-cell office:value-type="float" office:value="0.37819" calcext:value-type="float">
            <text:p>0.37819</text:p>
          </table:table-cell>
          <table:table-cell office:value-type="float" office:value="0.0025122" calcext:value-type="float">
            <text:p>0.0025122</text:p>
          </table:table-cell>
          <table:table-cell office:value-type="float" office:value="-0.00031722" calcext:value-type="float">
            <text:p>-0.00031722</text:p>
          </table:table-cell>
        </table:table-row>
        <table:table-row table:style-name="ro1">
          <table:table-cell office:value-type="float" office:value="0.39758" calcext:value-type="float">
            <text:p>0.39758</text:p>
          </table:table-cell>
          <table:table-cell office:value-type="float" office:value="0.0014297" calcext:value-type="float">
            <text:p>0.0014297</text:p>
          </table:table-cell>
          <table:table-cell office:value-type="float" office:value="-0.00018053" calcext:value-type="float">
            <text:p>-0.00018053</text:p>
          </table:table-cell>
        </table:table-row>
        <table:table-row table:style-name="ro1">
          <table:table-cell office:value-type="float" office:value="0.41796" calcext:value-type="float">
            <text:p>0.41796</text:p>
          </table:table-cell>
          <table:table-cell office:value-type="float" office:value="0.00078662" calcext:value-type="float">
            <text:p>0.00078662</text:p>
          </table:table-cell>
          <table:table-cell office:value-type="float" office:value="-0.000099325" calcext:value-type="float">
            <text:p>-0.000099325</text:p>
          </table:table-cell>
        </table:table-row>
        <table:table-row table:style-name="ro1">
          <table:table-cell office:value-type="float" office:value="0.43939" calcext:value-type="float">
            <text:p>0.43939</text:p>
          </table:table-cell>
          <table:table-cell office:value-type="float" office:value="0.00041765" calcext:value-type="float">
            <text:p>0.00041765</text:p>
          </table:table-cell>
          <table:table-cell office:value-type="float" office:value="-0.000052735" calcext:value-type="float">
            <text:p>-0.000052735</text:p>
          </table:table-cell>
        </table:table-row>
        <table:table-row table:style-name="ro1">
          <table:table-cell office:value-type="float" office:value="0.46192" calcext:value-type="float">
            <text:p>0.46192</text:p>
          </table:table-cell>
          <table:table-cell office:value-type="float" office:value="0.00021361" calcext:value-type="float">
            <text:p>0.00021361</text:p>
          </table:table-cell>
          <table:table-cell office:value-type="float" office:value="-0.000026971" calcext:value-type="float">
            <text:p>-0.000026971</text:p>
          </table:table-cell>
        </table:table-row>
        <table:table-row table:style-name="ro1">
          <table:table-cell office:value-type="float" office:value="0.4856" calcext:value-type="float">
            <text:p>0.4856</text:p>
          </table:table-cell>
          <table:table-cell office:value-type="float" office:value="0.00010503" calcext:value-type="float">
            <text:p>0.00010503</text:p>
          </table:table-cell>
          <table:table-cell office:value-type="float" office:value="-0.000013262" calcext:value-type="float">
            <text:p>-0.000013262</text:p>
          </table:table-cell>
        </table:table-row>
        <table:table-row table:style-name="ro1">
          <table:table-cell office:value-type="float" office:value="0.5105" calcext:value-type="float">
            <text:p>0.5105</text:p>
          </table:table-cell>
          <table:table-cell office:value-type="float" office:value="0.000049554" calcext:value-type="float">
            <text:p>0.000049554</text:p>
          </table:table-cell>
          <table:table-cell office:value-type="float" office:value="-0.0000062569" calcext:value-type="float">
            <text:p>-6.2569E-06</text:p>
          </table:table-cell>
        </table:table-row>
        <table:table-row table:style-name="ro1">
          <table:table-cell office:value-type="float" office:value="0.53667" calcext:value-type="float">
            <text:p>0.53667</text:p>
          </table:table-cell>
          <table:table-cell office:value-type="float" office:value="0.000022385" calcext:value-type="float">
            <text:p>0.000022385</text:p>
          </table:table-cell>
          <table:table-cell office:value-type="float" office:value="-0.0000028263" calcext:value-type="float">
            <text:p>-2.8263E-06</text:p>
          </table:table-cell>
        </table:table-row>
        <table:table-row table:style-name="ro1">
          <table:table-cell office:value-type="float" office:value="0.56419" calcext:value-type="float">
            <text:p>0.56419</text:p>
          </table:table-cell>
          <table:table-cell office:value-type="float" office:value="0.0000096597" calcext:value-type="float">
            <text:p>9.6597E-06</text:p>
          </table:table-cell>
          <table:table-cell office:value-type="float" office:value="-0.0000012196" calcext:value-type="float">
            <text:p>-1.2196E-06</text:p>
          </table:table-cell>
        </table:table-row>
        <table:table-row table:style-name="ro1">
          <table:table-cell office:value-type="float" office:value="0.59312" calcext:value-type="float">
            <text:p>0.59312</text:p>
          </table:table-cell>
          <table:table-cell office:value-type="float" office:value="0.0000039728" calcext:value-type="float">
            <text:p>3.9728E-06</text:p>
          </table:table-cell>
          <table:table-cell office:value-type="float" office:value="-0.0000005016" calcext:value-type="float">
            <text:p>-5.016E-07</text:p>
          </table:table-cell>
        </table:table-row>
        <table:table-row table:style-name="ro1">
          <table:table-cell office:value-type="float" office:value="0.62352" calcext:value-type="float">
            <text:p>0.62352</text:p>
          </table:table-cell>
          <table:table-cell office:value-type="float" office:value="0.0000015533" calcext:value-type="float">
            <text:p>1.5533E-06</text:p>
          </table:table-cell>
          <table:table-cell office:value-type="float" office:value="-0.00000019612" calcext:value-type="float">
            <text:p>-1.9612E-07</text:p>
          </table:table-cell>
        </table:table-row>
        <table:table-row table:style-name="ro1">
          <table:table-cell office:value-type="float" office:value="0.65549" calcext:value-type="float">
            <text:p>0.65549</text:p>
          </table:table-cell>
          <table:table-cell office:value-type="float" office:value="0.00000057589" calcext:value-type="float">
            <text:p>5.7589E-07</text:p>
          </table:table-cell>
          <table:table-cell office:value-type="float" office:value="-0.00000007271" calcext:value-type="float">
            <text:p>-7.271E-08</text:p>
          </table:table-cell>
        </table:table-row>
        <table:table-row table:style-name="ro1">
          <table:table-cell office:value-type="float" office:value="0.6891" calcext:value-type="float">
            <text:p>0.6891</text:p>
          </table:table-cell>
          <table:table-cell office:value-type="float" office:value="0.00000020188" calcext:value-type="float">
            <text:p>2.0188E-07</text:p>
          </table:table-cell>
          <table:table-cell office:value-type="float" office:value="-0.000000025488" calcext:value-type="float">
            <text:p>-2.5488E-08</text:p>
          </table:table-cell>
        </table:table-row>
        <table:table-row table:style-name="ro1">
          <table:table-cell office:value-type="float" office:value="0.72443" calcext:value-type="float">
            <text:p>0.72443</text:p>
          </table:table-cell>
          <table:table-cell office:value-type="float" office:value="0.000000066726" calcext:value-type="float">
            <text:p>6.6726E-08</text:p>
          </table:table-cell>
          <table:table-cell office:value-type="float" office:value="-0.0000000084245" calcext:value-type="float">
            <text:p>-8.4245E-09</text:p>
          </table:table-cell>
        </table:table-row>
        <table:table-row table:style-name="ro1">
          <table:table-cell office:value-type="float" office:value="0.76158" calcext:value-type="float">
            <text:p>0.76158</text:p>
          </table:table-cell>
          <table:table-cell office:value-type="float" office:value="0.00000002073" calcext:value-type="float">
            <text:p>2.073E-08</text:p>
          </table:table-cell>
          <table:table-cell office:value-type="float" office:value="-0.0000000026171" calcext:value-type="float">
            <text:p>-2.6171E-09</text:p>
          </table:table-cell>
        </table:table-row>
        <table:table-row table:style-name="ro1">
          <table:table-cell office:value-type="float" office:value="0.80062" calcext:value-type="float">
            <text:p>0.80062</text:p>
          </table:table-cell>
          <table:table-cell office:value-type="float" office:value="0.0000000060346" calcext:value-type="float">
            <text:p>0.000000006</text:p>
          </table:table-cell>
          <table:table-cell office:value-type="float" office:value="-0.00000000076182" calcext:value-type="float">
            <text:p>-7.6182E-10</text:p>
          </table:table-cell>
        </table:table-row>
        <table:table-row table:style-name="ro1">
          <table:table-cell office:value-type="float" office:value="0.84167" calcext:value-type="float">
            <text:p>0.84167</text:p>
          </table:table-cell>
          <table:table-cell office:value-type="float" office:value="0.0000000013278" calcext:value-type="float">
            <text:p>1.3278E-09</text:p>
          </table:table-cell>
          <table:table-cell office:value-type="float" office:value="-0.00000000016732" calcext:value-type="float">
            <text:p>-1.6732E-10</text:p>
          </table:table-cell>
        </table:table-row>
        <table:table-row table:style-name="ro1">
          <table:table-cell office:value-type="float" office:value="0.88482" calcext:value-type="float">
            <text:p>0.88482</text:p>
          </table:table-cell>
          <table:table-cell office:value-type="float" office:value="0.00000000026565" calcext:value-type="float">
            <text:p>2.6565E-10</text:p>
          </table:table-cell>
          <table:table-cell office:value-type="float" office:value="-0.00000000003176" calcext:value-type="float">
            <text:p>-3.176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22:05:58.883493345</dc:date>
    <meta:editing-duration>PT1M37S</meta:editing-duration>
    <meta:editing-cycles>1</meta:editing-cycles>
    <meta:document-statistic meta:table-count="3" meta:cell-count="2325" meta:object-count="0"/>
    <meta:generator>LibreOffice/5.1.6.2$Linux_X86_64 LibreOffice_project/10m0$Build-2</meta:generator>
  </office:meta>
</office:document-meta>
</file>